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4.26pt"/>
    </style:style>
    <style:style style:name="co3" style:family="table-column">
      <style:table-column-properties fo:break-before="auto" style:column-width="164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121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55.64pt" svg:y="2.83pt">
            <draw:object draw:notify-on-update-of-ranges="Sheet1.B2:Sheet1.B6 Sheet1.C1:Sheet1.C1 Sheet1.C2:Sheet1.C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$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/>
          <table:table-cell office:value-type="float" office:value="2552" calcext:value-type="float">
            <text:p>2552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/>
          <table:table-cell office:value-type="float" office:value="7740" calcext:value-type="float">
            <text:p>7740</text:p>
          </table:table-cell>
          <table:table-cell office:value-type="float" office:value="1766" calcext:value-type="float">
            <text:p>1766</text:p>
          </table:table-cell>
        </table:table-row>
        <table:table-row table:style-name="ro1">
          <table:table-cell/>
          <table:table-cell office:value-type="float" office:value="727" calcext:value-type="float">
            <text:p>727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/>
          <table:table-cell office:value-type="float" office:value="46500" calcext:value-type="float">
            <text:p>46500</text:p>
          </table:table-cell>
          <table:table-cell office:value-type="float" office:value="10600" calcext:value-type="float">
            <text:p>10600</text:p>
          </table:table-cell>
        </table:table-row>
      </table:table>
      <table:table table:name="Sheet2" table:style-name="ta1">
        <table:table-column table:style-name="co2" table:default-cell-style-name="Default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float" office:value="-1000" calcext:value-type="float">
            <text:p>-1,000.000</text:p>
          </table:table-cell>
          <table:table-cell table:style-name="ce2" table:formula="of:=INDIRECT(ADDRESS(ROW()*2-1;2))" office:value-type="float" office:value="-1000" calcext:value-type="float">
            <text:p>-1,000.000</text:p>
          </table:table-cell>
          <table:table-cell table:style-name="ce1" table:formula="of:=INDIRECT(ADDRESS(ROW()*2;2))" office:value-type="float" office:value="281" calcext:value-type="float">
            <text:p>281.000</text:p>
          </table:table-cell>
        </table:table-row>
        <table:table-row table:style-name="ro1">
          <table:table-cell/>
          <table:table-cell office:value-type="float" office:value="281" calcext:value-type="float">
            <text:p>281.000</text:p>
          </table:table-cell>
          <table:table-cell table:style-name="ce2" table:formula="of:=INDIRECT(ADDRESS(ROW()*2-1;2))" office:value-type="float" office:value="-900" calcext:value-type="float">
            <text:p>-900.000</text:p>
          </table:table-cell>
          <table:table-cell table:style-name="ce1" table:formula="of:=INDIRECT(ADDRESS(ROW()*2;2))" office:value-type="float" office:value="281" calcext:value-type="float">
            <text:p>281.000</text:p>
          </table:table-cell>
        </table:table-row>
        <table:table-row table:style-name="ro1">
          <table:table-cell/>
          <table:table-cell office:value-type="float" office:value="-900" calcext:value-type="float">
            <text:p>-900.000</text:p>
          </table:table-cell>
          <table:table-cell table:style-name="ce2" table:formula="of:=INDIRECT(ADDRESS(ROW()*2-1;2))" office:value-type="float" office:value="-800" calcext:value-type="float">
            <text:p>-800.000</text:p>
          </table:table-cell>
          <table:table-cell table:style-name="ce1" table:formula="of:=INDIRECT(ADDRESS(ROW()*2;2))" office:value-type="float" office:value="281" calcext:value-type="float">
            <text:p>281.000</text:p>
          </table:table-cell>
        </table:table-row>
        <table:table-row table:style-name="ro1">
          <table:table-cell/>
          <table:table-cell office:value-type="float" office:value="281" calcext:value-type="float">
            <text:p>281.000</text:p>
          </table:table-cell>
          <table:table-cell table:style-name="ce2" table:formula="of:=INDIRECT(ADDRESS(ROW()*2-1;2))" office:value-type="float" office:value="-700" calcext:value-type="float">
            <text:p>-700.000</text:p>
          </table:table-cell>
          <table:table-cell table:style-name="ce1" table:formula="of:=INDIRECT(ADDRESS(ROW()*2;2))" office:value-type="float" office:value="281" calcext:value-type="float">
            <text:p>281.000</text:p>
          </table:table-cell>
        </table:table-row>
        <table:table-row table:style-name="ro1">
          <table:table-cell/>
          <table:table-cell office:value-type="float" office:value="-800" calcext:value-type="float">
            <text:p>-800.000</text:p>
          </table:table-cell>
          <table:table-cell table:style-name="ce2" table:formula="of:=INDIRECT(ADDRESS(ROW()*2-1;2))" office:value-type="float" office:value="-600" calcext:value-type="float">
            <text:p>-600.000</text:p>
          </table:table-cell>
          <table:table-cell table:style-name="ce1" table:formula="of:=INDIRECT(ADDRESS(ROW()*2;2))" office:value-type="float" office:value="281" calcext:value-type="float">
            <text:p>281.000</text:p>
          </table:table-cell>
        </table:table-row>
        <table:table-row table:style-name="ro1">
          <table:table-cell/>
          <table:table-cell office:value-type="float" office:value="281" calcext:value-type="float">
            <text:p>281.000</text:p>
          </table:table-cell>
          <table:table-cell table:style-name="ce2" table:formula="of:=INDIRECT(ADDRESS(ROW()*2-1;2))" office:value-type="float" office:value="-500" calcext:value-type="float">
            <text:p>-500.000</text:p>
          </table:table-cell>
          <table:table-cell table:style-name="ce1" table:formula="of:=INDIRECT(ADDRESS(ROW()*2;2))" office:value-type="float" office:value="281" calcext:value-type="float">
            <text:p>281.000</text:p>
          </table:table-cell>
        </table:table-row>
        <table:table-row table:style-name="ro1">
          <table:table-cell/>
          <table:table-cell office:value-type="float" office:value="-700" calcext:value-type="float">
            <text:p>-700.000</text:p>
          </table:table-cell>
          <table:table-cell table:style-name="ce2" table:formula="of:=INDIRECT(ADDRESS(ROW()*2-1;2))" office:value-type="float" office:value="-400" calcext:value-type="float">
            <text:p>-400.000</text:p>
          </table:table-cell>
          <table:table-cell table:style-name="ce1" table:formula="of:=INDIRECT(ADDRESS(ROW()*2;2))" office:value-type="float" office:value="281" calcext:value-type="float">
            <text:p>281.000</text:p>
          </table:table-cell>
        </table:table-row>
        <table:table-row table:style-name="ro1">
          <table:table-cell/>
          <table:table-cell office:value-type="float" office:value="281" calcext:value-type="float">
            <text:p>281.000</text:p>
          </table:table-cell>
          <table:table-cell table:style-name="ce2" table:formula="of:=INDIRECT(ADDRESS(ROW()*2-1;2))" office:value-type="float" office:value="-300" calcext:value-type="float">
            <text:p>-300.000</text:p>
          </table:table-cell>
          <table:table-cell table:style-name="ce1" table:formula="of:=INDIRECT(ADDRESS(ROW()*2;2))" office:value-type="float" office:value="281" calcext:value-type="float">
            <text:p>281.000</text:p>
          </table:table-cell>
        </table:table-row>
        <table:table-row table:style-name="ro1">
          <table:table-cell/>
          <table:table-cell office:value-type="float" office:value="-600" calcext:value-type="float">
            <text:p>-600.000</text:p>
          </table:table-cell>
          <table:table-cell table:style-name="ce2" table:formula="of:=INDIRECT(ADDRESS(ROW()*2-1;2))" office:value-type="float" office:value="-200" calcext:value-type="float">
            <text:p>-200.000</text:p>
          </table:table-cell>
          <table:table-cell table:style-name="ce1" table:formula="of:=INDIRECT(ADDRESS(ROW()*2;2))" office:value-type="float" office:value="281" calcext:value-type="float">
            <text:p>281.000</text:p>
          </table:table-cell>
        </table:table-row>
        <table:table-row table:style-name="ro1">
          <table:table-cell/>
          <table:table-cell office:value-type="float" office:value="281" calcext:value-type="float">
            <text:p>281.000</text:p>
          </table:table-cell>
          <table:table-cell table:style-name="ce2" table:formula="of:=INDIRECT(ADDRESS(ROW()*2-1;2))" office:value-type="float" office:value="-100" calcext:value-type="float">
            <text:p>-100.000</text:p>
          </table:table-cell>
          <table:table-cell table:style-name="ce1" table:formula="of:=INDIRECT(ADDRESS(ROW()*2;2))" office:value-type="float" office:value="281" calcext:value-type="float">
            <text:p>281.000</text:p>
          </table:table-cell>
        </table:table-row>
        <table:table-row table:style-name="ro1">
          <table:table-cell/>
          <table:table-cell office:value-type="float" office:value="-500" calcext:value-type="float">
            <text:p>-500.000</text:p>
          </table:table-cell>
          <table:table-cell table:style-name="ce2" table:formula="of:=INDIRECT(ADDRESS(ROW()*2-1;2))" office:value-type="float" office:value="0" calcext:value-type="float">
            <text:p>0.000</text:p>
          </table:table-cell>
          <table:table-cell table:style-name="ce1" table:formula="of:=INDIRECT(ADDRESS(ROW()*2;2))" office:value-type="float" office:value="281" calcext:value-type="float">
            <text:p>281.000</text:p>
          </table:table-cell>
        </table:table-row>
        <table:table-row table:style-name="ro1">
          <table:table-cell/>
          <table:table-cell office:value-type="float" office:value="281" calcext:value-type="float">
            <text:p>281.000</text:p>
          </table:table-cell>
          <table:table-cell table:style-name="ce2" table:formula="of:=INDIRECT(ADDRESS(ROW()*2-1;2))" office:value-type="float" office:value="100" calcext:value-type="float">
            <text:p>100.000</text:p>
          </table:table-cell>
          <table:table-cell table:style-name="ce1" table:formula="of:=INDIRECT(ADDRESS(ROW()*2;2))" office:value-type="float" office:value="281.618713378906" calcext:value-type="float">
            <text:p>281.619</text:p>
          </table:table-cell>
        </table:table-row>
        <table:table-row table:style-name="ro1">
          <table:table-cell/>
          <table:table-cell office:value-type="float" office:value="-400" calcext:value-type="float">
            <text:p>-400.000</text:p>
          </table:table-cell>
          <table:table-cell table:style-name="ce2" table:formula="of:=INDIRECT(ADDRESS(ROW()*2-1;2))" office:value-type="float" office:value="200" calcext:value-type="float">
            <text:p>200.000</text:p>
          </table:table-cell>
          <table:table-cell table:style-name="ce1" table:formula="of:=INDIRECT(ADDRESS(ROW()*2;2))" office:value-type="float" office:value="282.22998046875" calcext:value-type="float">
            <text:p>282.230</text:p>
          </table:table-cell>
        </table:table-row>
        <table:table-row table:style-name="ro1">
          <table:table-cell/>
          <table:table-cell office:value-type="float" office:value="281" calcext:value-type="float">
            <text:p>281.000</text:p>
          </table:table-cell>
          <table:table-cell table:style-name="ce2" table:formula="of:=INDIRECT(ADDRESS(ROW()*2-1;2))" office:value-type="float" office:value="300" calcext:value-type="float">
            <text:p>300.000</text:p>
          </table:table-cell>
          <table:table-cell table:style-name="ce1" table:formula="of:=INDIRECT(ADDRESS(ROW()*2;2))" office:value-type="float" office:value="282.833923339844" calcext:value-type="float">
            <text:p>282.834</text:p>
          </table:table-cell>
        </table:table-row>
        <table:table-row table:style-name="ro1">
          <table:table-cell/>
          <table:table-cell office:value-type="float" office:value="-300" calcext:value-type="float">
            <text:p>-300.000</text:p>
          </table:table-cell>
          <table:table-cell table:style-name="ce2" table:formula="of:=INDIRECT(ADDRESS(ROW()*2-1;2))" office:value-type="float" office:value="400" calcext:value-type="float">
            <text:p>400.000</text:p>
          </table:table-cell>
          <table:table-cell table:style-name="ce1" table:formula="of:=INDIRECT(ADDRESS(ROW()*2;2))" office:value-type="float" office:value="283.430572509766" calcext:value-type="float">
            <text:p>283.431</text:p>
          </table:table-cell>
        </table:table-row>
        <table:table-row table:style-name="ro1">
          <table:table-cell/>
          <table:table-cell office:value-type="float" office:value="281" calcext:value-type="float">
            <text:p>281.000</text:p>
          </table:table-cell>
          <table:table-cell table:style-name="ce2" table:formula="of:=INDIRECT(ADDRESS(ROW()*2-1;2))" office:value-type="float" office:value="500" calcext:value-type="float">
            <text:p>500.000</text:p>
          </table:table-cell>
          <table:table-cell table:style-name="ce1" table:formula="of:=INDIRECT(ADDRESS(ROW()*2;2))" office:value-type="float" office:value="284.019989013672" calcext:value-type="float">
            <text:p>284.020</text:p>
          </table:table-cell>
        </table:table-row>
        <table:table-row table:style-name="ro1">
          <table:table-cell/>
          <table:table-cell office:value-type="float" office:value="-200" calcext:value-type="float">
            <text:p>-200.000</text:p>
          </table:table-cell>
          <table:table-cell table:style-name="ce2" table:formula="of:=INDIRECT(ADDRESS(ROW()*2-1;2))" office:value-type="float" office:value="600" calcext:value-type="float">
            <text:p>600.000</text:p>
          </table:table-cell>
          <table:table-cell table:style-name="ce1" table:formula="of:=INDIRECT(ADDRESS(ROW()*2;2))" office:value-type="float" office:value="284.602264404297" calcext:value-type="float">
            <text:p>284.602</text:p>
          </table:table-cell>
        </table:table-row>
        <table:table-row table:style-name="ro1">
          <table:table-cell/>
          <table:table-cell office:value-type="float" office:value="281" calcext:value-type="float">
            <text:p>281.000</text:p>
          </table:table-cell>
          <table:table-cell table:style-name="ce2" table:formula="of:=INDIRECT(ADDRESS(ROW()*2-1;2))" office:value-type="float" office:value="700" calcext:value-type="float">
            <text:p>700.000</text:p>
          </table:table-cell>
          <table:table-cell table:style-name="ce1" table:formula="of:=INDIRECT(ADDRESS(ROW()*2;2))" office:value-type="float" office:value="285.177429199219" calcext:value-type="float">
            <text:p>285.177</text:p>
          </table:table-cell>
        </table:table-row>
        <table:table-row table:style-name="ro1">
          <table:table-cell/>
          <table:table-cell office:value-type="float" office:value="-100" calcext:value-type="float">
            <text:p>-100.000</text:p>
          </table:table-cell>
          <table:table-cell table:style-name="ce2" table:formula="of:=INDIRECT(ADDRESS(ROW()*2-1;2))" office:value-type="float" office:value="800" calcext:value-type="float">
            <text:p>800.000</text:p>
          </table:table-cell>
          <table:table-cell table:style-name="ce1" table:formula="of:=INDIRECT(ADDRESS(ROW()*2;2))" office:value-type="float" office:value="285.74560546875" calcext:value-type="float">
            <text:p>285.746</text:p>
          </table:table-cell>
        </table:table-row>
        <table:table-row table:style-name="ro1">
          <table:table-cell/>
          <table:table-cell office:value-type="float" office:value="281" calcext:value-type="float">
            <text:p>281.000</text:p>
          </table:table-cell>
          <table:table-cell table:style-name="ce2" table:formula="of:=INDIRECT(ADDRESS(ROW()*2-1;2))" office:value-type="float" office:value="900" calcext:value-type="float">
            <text:p>900.000</text:p>
          </table:table-cell>
          <table:table-cell table:style-name="ce1" table:formula="of:=INDIRECT(ADDRESS(ROW()*2;2))" office:value-type="float" office:value="286.306793212891" calcext:value-type="float">
            <text:p>286.307</text:p>
          </table:table-cell>
        </table:table-row>
        <table:table-row table:style-name="ro1">
          <table:table-cell/>
          <table:table-cell office:value-type="float" office:value="0" calcext:value-type="float">
            <text:p>0.000</text:p>
          </table:table-cell>
          <table:table-cell table:style-name="ce2" table:formula="of:=INDIRECT(ADDRESS(ROW()*2-1;2))" office:value-type="float" office:value="1000" calcext:value-type="float">
            <text:p>1,000.000</text:p>
          </table:table-cell>
          <table:table-cell table:style-name="ce1" table:formula="of:=INDIRECT(ADDRESS(ROW()*2;2))" office:value-type="float" office:value="286.861114501953" calcext:value-type="float">
            <text:p>286.861</text:p>
          </table:table-cell>
        </table:table-row>
        <table:table-row table:style-name="ro1">
          <table:table-cell/>
          <table:table-cell office:value-type="float" office:value="281" calcext:value-type="float">
            <text:p>281.000</text:p>
          </table:table-cell>
          <table:table-cell table:style-name="ce2" table:formula="of:=INDIRECT(ADDRESS(ROW()*2-1;2))" office:value-type="float" office:value="1100" calcext:value-type="float">
            <text:p>1,100.000</text:p>
          </table:table-cell>
          <table:table-cell table:style-name="ce1" table:formula="of:=INDIRECT(ADDRESS(ROW()*2;2))" office:value-type="float" office:value="287.408630371094" calcext:value-type="float">
            <text:p>287.409</text:p>
          </table:table-cell>
        </table:table-row>
        <table:table-row table:style-name="ro1">
          <table:table-cell/>
          <table:table-cell office:value-type="float" office:value="100" calcext:value-type="float">
            <text:p>100.000</text:p>
          </table:table-cell>
          <table:table-cell table:style-name="ce2" table:formula="of:=INDIRECT(ADDRESS(ROW()*2-1;2))" office:value-type="float" office:value="1200" calcext:value-type="float">
            <text:p>1,200.000</text:p>
          </table:table-cell>
          <table:table-cell table:style-name="ce1" table:formula="of:=INDIRECT(ADDRESS(ROW()*2;2))" office:value-type="float" office:value="287.949371337891" calcext:value-type="float">
            <text:p>287.949</text:p>
          </table:table-cell>
        </table:table-row>
        <table:table-row table:style-name="ro1">
          <table:table-cell/>
          <table:table-cell office:value-type="float" office:value="281.618713378906" calcext:value-type="float">
            <text:p>281.619</text:p>
          </table:table-cell>
          <table:table-cell table:style-name="ce2" table:formula="of:=INDIRECT(ADDRESS(ROW()*2-1;2))" office:value-type="float" office:value="1300" calcext:value-type="float">
            <text:p>1,300.000</text:p>
          </table:table-cell>
          <table:table-cell table:style-name="ce1" table:formula="of:=INDIRECT(ADDRESS(ROW()*2;2))" office:value-type="float" office:value="288.4833984375" calcext:value-type="float">
            <text:p>288.483</text:p>
          </table:table-cell>
        </table:table-row>
        <table:table-row table:style-name="ro1">
          <table:table-cell/>
          <table:table-cell office:value-type="float" office:value="200" calcext:value-type="float">
            <text:p>200.000</text:p>
          </table:table-cell>
          <table:table-cell table:style-name="ce2" table:formula="of:=INDIRECT(ADDRESS(ROW()*2-1;2))" office:value-type="float" office:value="1400" calcext:value-type="float">
            <text:p>1,400.000</text:p>
          </table:table-cell>
          <table:table-cell table:style-name="ce1" table:formula="of:=INDIRECT(ADDRESS(ROW()*2;2))" office:value-type="float" office:value="289.010833740234" calcext:value-type="float">
            <text:p>289.011</text:p>
          </table:table-cell>
        </table:table-row>
        <table:table-row table:style-name="ro1">
          <table:table-cell/>
          <table:table-cell office:value-type="float" office:value="282.22998046875" calcext:value-type="float">
            <text:p>282.230</text:p>
          </table:table-cell>
          <table:table-cell table:style-name="ce2" table:formula="of:=INDIRECT(ADDRESS(ROW()*2-1;2))" office:value-type="float" office:value="1500" calcext:value-type="float">
            <text:p>1,500.000</text:p>
          </table:table-cell>
          <table:table-cell table:style-name="ce1" table:formula="of:=INDIRECT(ADDRESS(ROW()*2;2))" office:value-type="float" office:value="289.531707763672" calcext:value-type="float">
            <text:p>289.532</text:p>
          </table:table-cell>
        </table:table-row>
        <table:table-row table:style-name="ro1">
          <table:table-cell/>
          <table:table-cell office:value-type="float" office:value="300" calcext:value-type="float">
            <text:p>300.000</text:p>
          </table:table-cell>
          <table:table-cell table:style-name="ce2" table:formula="of:=INDIRECT(ADDRESS(ROW()*2-1;2))" office:value-type="float" office:value="1600" calcext:value-type="float">
            <text:p>1,600.000</text:p>
          </table:table-cell>
          <table:table-cell table:style-name="ce1" table:formula="of:=INDIRECT(ADDRESS(ROW()*2;2))" office:value-type="float" office:value="290.046051025391" calcext:value-type="float">
            <text:p>290.046</text:p>
          </table:table-cell>
        </table:table-row>
        <table:table-row table:style-name="ro1">
          <table:table-cell/>
          <table:table-cell office:value-type="float" office:value="282.833923339844" calcext:value-type="float">
            <text:p>282.834</text:p>
          </table:table-cell>
          <table:table-cell table:style-name="ce2" table:formula="of:=INDIRECT(ADDRESS(ROW()*2-1;2))" office:value-type="float" office:value="1700" calcext:value-type="float">
            <text:p>1,700.000</text:p>
          </table:table-cell>
          <table:table-cell table:style-name="ce1" table:formula="of:=INDIRECT(ADDRESS(ROW()*2;2))" office:value-type="float" office:value="290.553955078125" calcext:value-type="float">
            <text:p>290.554</text:p>
          </table:table-cell>
        </table:table-row>
        <table:table-row table:style-name="ro1">
          <table:table-cell/>
          <table:table-cell office:value-type="float" office:value="400" calcext:value-type="float">
            <text:p>400.000</text:p>
          </table:table-cell>
          <table:table-cell table:style-name="ce2" table:formula="of:=INDIRECT(ADDRESS(ROW()*2-1;2))" office:value-type="float" office:value="1800" calcext:value-type="float">
            <text:p>1,800.000</text:p>
          </table:table-cell>
          <table:table-cell table:style-name="ce1" table:formula="of:=INDIRECT(ADDRESS(ROW()*2;2))" office:value-type="float" office:value="291.055511474609" calcext:value-type="float">
            <text:p>291.056</text:p>
          </table:table-cell>
        </table:table-row>
        <table:table-row table:style-name="ro1">
          <table:table-cell/>
          <table:table-cell office:value-type="float" office:value="283.430572509766" calcext:value-type="float">
            <text:p>283.431</text:p>
          </table:table-cell>
          <table:table-cell table:style-name="ce2" table:formula="of:=INDIRECT(ADDRESS(ROW()*2-1;2))" office:value-type="float" office:value="1900" calcext:value-type="float">
            <text:p>1,900.000</text:p>
          </table:table-cell>
          <table:table-cell table:style-name="ce1" table:formula="of:=INDIRECT(ADDRESS(ROW()*2;2))" office:value-type="float" office:value="291.550720214844" calcext:value-type="float">
            <text:p>291.551</text:p>
          </table:table-cell>
        </table:table-row>
        <table:table-row table:style-name="ro1">
          <table:table-cell/>
          <table:table-cell office:value-type="float" office:value="500" calcext:value-type="float">
            <text:p>500.000</text:p>
          </table:table-cell>
          <table:table-cell table:style-name="ce2" table:formula="of:=INDIRECT(ADDRESS(ROW()*2-1;2))" office:value-type="float" office:value="2000" calcext:value-type="float">
            <text:p>2,000.000</text:p>
          </table:table-cell>
          <table:table-cell table:style-name="ce1" table:formula="of:=INDIRECT(ADDRESS(ROW()*2;2))" office:value-type="float" office:value="292.039703369141" calcext:value-type="float">
            <text:p>292.040</text:p>
          </table:table-cell>
        </table:table-row>
        <table:table-row table:style-name="ro1">
          <table:table-cell/>
          <table:table-cell office:value-type="float" office:value="284.019989013672" calcext:value-type="float">
            <text:p>284.020</text:p>
          </table:table-cell>
          <table:table-cell table:style-name="ce2" table:formula="of:=INDIRECT(ADDRESS(ROW()*2-1;2))" office:value-type="float" office:value="2100" calcext:value-type="float">
            <text:p>2,100.000</text:p>
          </table:table-cell>
          <table:table-cell table:style-name="ce1" table:formula="of:=INDIRECT(ADDRESS(ROW()*2;2))" office:value-type="float" office:value="292.5224609375" calcext:value-type="float">
            <text:p>292.522</text:p>
          </table:table-cell>
        </table:table-row>
        <table:table-row table:style-name="ro1">
          <table:table-cell/>
          <table:table-cell office:value-type="float" office:value="600" calcext:value-type="float">
            <text:p>600.000</text:p>
          </table:table-cell>
          <table:table-cell table:style-name="ce2" table:formula="of:=INDIRECT(ADDRESS(ROW()*2-1;2))" office:value-type="float" office:value="2200" calcext:value-type="float">
            <text:p>2,200.000</text:p>
          </table:table-cell>
          <table:table-cell table:style-name="ce1" table:formula="of:=INDIRECT(ADDRESS(ROW()*2;2))" office:value-type="float" office:value="292.999114990234" calcext:value-type="float">
            <text:p>292.999</text:p>
          </table:table-cell>
        </table:table-row>
        <table:table-row table:style-name="ro1">
          <table:table-cell/>
          <table:table-cell office:value-type="float" office:value="284.602264404297" calcext:value-type="float">
            <text:p>284.602</text:p>
          </table:table-cell>
          <table:table-cell table:style-name="ce2" table:formula="of:=INDIRECT(ADDRESS(ROW()*2-1;2))" office:value-type="float" office:value="2300" calcext:value-type="float">
            <text:p>2,300.000</text:p>
          </table:table-cell>
          <table:table-cell table:style-name="ce1" table:formula="of:=INDIRECT(ADDRESS(ROW()*2;2))" office:value-type="float" office:value="293.469696044922" calcext:value-type="float">
            <text:p>293.470</text:p>
          </table:table-cell>
        </table:table-row>
        <table:table-row table:style-name="ro1">
          <table:table-cell/>
          <table:table-cell office:value-type="float" office:value="700" calcext:value-type="float">
            <text:p>700.000</text:p>
          </table:table-cell>
          <table:table-cell table:style-name="ce2" table:formula="of:=INDIRECT(ADDRESS(ROW()*2-1;2))" office:value-type="float" office:value="2400" calcext:value-type="float">
            <text:p>2,400.000</text:p>
          </table:table-cell>
          <table:table-cell table:style-name="ce1" table:formula="of:=INDIRECT(ADDRESS(ROW()*2;2))" office:value-type="float" office:value="293.934234619141" calcext:value-type="float">
            <text:p>293.934</text:p>
          </table:table-cell>
        </table:table-row>
        <table:table-row table:style-name="ro1">
          <table:table-cell/>
          <table:table-cell office:value-type="float" office:value="285.177429199219" calcext:value-type="float">
            <text:p>285.177</text:p>
          </table:table-cell>
          <table:table-cell table:style-name="ce2" table:formula="of:=INDIRECT(ADDRESS(ROW()*2-1;2))" office:value-type="float" office:value="2500" calcext:value-type="float">
            <text:p>2,500.000</text:p>
          </table:table-cell>
          <table:table-cell table:style-name="ce1" table:formula="of:=INDIRECT(ADDRESS(ROW()*2;2))" office:value-type="float" office:value="294.392852783203" calcext:value-type="float">
            <text:p>294.393</text:p>
          </table:table-cell>
        </table:table-row>
        <table:table-row table:style-name="ro1">
          <table:table-cell/>
          <table:table-cell office:value-type="float" office:value="800" calcext:value-type="float">
            <text:p>800.000</text:p>
          </table:table-cell>
          <table:table-cell table:style-name="ce2" table:formula="of:=INDIRECT(ADDRESS(ROW()*2-1;2))" office:value-type="float" office:value="2600" calcext:value-type="float">
            <text:p>2,600.000</text:p>
          </table:table-cell>
          <table:table-cell table:style-name="ce1" table:formula="of:=INDIRECT(ADDRESS(ROW()*2;2))" office:value-type="float" office:value="294.845550537109" calcext:value-type="float">
            <text:p>294.846</text:p>
          </table:table-cell>
        </table:table-row>
        <table:table-row table:style-name="ro1">
          <table:table-cell/>
          <table:table-cell office:value-type="float" office:value="285.74560546875" calcext:value-type="float">
            <text:p>285.746</text:p>
          </table:table-cell>
          <table:table-cell table:style-name="ce2" table:formula="of:=INDIRECT(ADDRESS(ROW()*2-1;2))" office:value-type="float" office:value="2700" calcext:value-type="float">
            <text:p>2,700.000</text:p>
          </table:table-cell>
          <table:table-cell table:style-name="ce1" table:formula="of:=INDIRECT(ADDRESS(ROW()*2;2))" office:value-type="float" office:value="295.292449951172" calcext:value-type="float">
            <text:p>295.292</text:p>
          </table:table-cell>
        </table:table-row>
        <table:table-row table:style-name="ro1">
          <table:table-cell/>
          <table:table-cell office:value-type="float" office:value="900" calcext:value-type="float">
            <text:p>900.000</text:p>
          </table:table-cell>
          <table:table-cell table:style-name="ce2" table:formula="of:=INDIRECT(ADDRESS(ROW()*2-1;2))" office:value-type="float" office:value="2800" calcext:value-type="float">
            <text:p>2,800.000</text:p>
          </table:table-cell>
          <table:table-cell table:style-name="ce1" table:formula="of:=INDIRECT(ADDRESS(ROW()*2;2))" office:value-type="float" office:value="295.733520507813" calcext:value-type="float">
            <text:p>295.734</text:p>
          </table:table-cell>
        </table:table-row>
        <table:table-row table:style-name="ro1">
          <table:table-cell/>
          <table:table-cell office:value-type="float" office:value="286.306793212891" calcext:value-type="float">
            <text:p>286.307</text:p>
          </table:table-cell>
          <table:table-cell table:style-name="ce2" table:formula="of:=INDIRECT(ADDRESS(ROW()*2-1;2))" office:value-type="float" office:value="2900" calcext:value-type="float">
            <text:p>2,900.000</text:p>
          </table:table-cell>
          <table:table-cell table:style-name="ce1" table:formula="of:=INDIRECT(ADDRESS(ROW()*2;2))" office:value-type="float" office:value="296.168914794922" calcext:value-type="float">
            <text:p>296.169</text:p>
          </table:table-cell>
        </table:table-row>
        <table:table-row table:style-name="ro1">
          <table:table-cell/>
          <table:table-cell office:value-type="float" office:value="1000" calcext:value-type="float">
            <text:p>1,000.000</text:p>
          </table:table-cell>
          <table:table-cell table:style-name="ce2" table:formula="of:=INDIRECT(ADDRESS(ROW()*2-1;2))" office:value-type="float" office:value="3000" calcext:value-type="float">
            <text:p>3,000.000</text:p>
          </table:table-cell>
          <table:table-cell table:style-name="ce1" table:formula="of:=INDIRECT(ADDRESS(ROW()*2;2))" office:value-type="float" office:value="296.5986328125" calcext:value-type="float">
            <text:p>296.599</text:p>
          </table:table-cell>
        </table:table-row>
        <table:table-row table:style-name="ro1">
          <table:table-cell/>
          <table:table-cell office:value-type="float" office:value="286.861114501953" calcext:value-type="float">
            <text:p>286.861</text:p>
          </table:table-cell>
          <table:table-cell table:style-name="ce2" table:formula="of:=INDIRECT(ADDRESS(ROW()*2-1;2))" office:value-type="float" office:value="3100" calcext:value-type="float">
            <text:p>3,100.000</text:p>
          </table:table-cell>
          <table:table-cell table:style-name="ce1" table:formula="of:=INDIRECT(ADDRESS(ROW()*2;2))" office:value-type="float" office:value="297.022735595703" calcext:value-type="float">
            <text:p>297.023</text:p>
          </table:table-cell>
        </table:table-row>
        <table:table-row table:style-name="ro1">
          <table:table-cell/>
          <table:table-cell office:value-type="float" office:value="1100" calcext:value-type="float">
            <text:p>1,100.000</text:p>
          </table:table-cell>
          <table:table-cell table:style-name="ce2" table:formula="of:=INDIRECT(ADDRESS(ROW()*2-1;2))" office:value-type="float" office:value="3200" calcext:value-type="float">
            <text:p>3,200.000</text:p>
          </table:table-cell>
          <table:table-cell table:style-name="ce1" table:formula="of:=INDIRECT(ADDRESS(ROW()*2;2))" office:value-type="float" office:value="297.441284179687" calcext:value-type="float">
            <text:p>297.441</text:p>
          </table:table-cell>
        </table:table-row>
        <table:table-row table:style-name="ro1">
          <table:table-cell/>
          <table:table-cell office:value-type="float" office:value="287.408630371094" calcext:value-type="float">
            <text:p>287.409</text:p>
          </table:table-cell>
          <table:table-cell table:style-name="ce2" table:formula="of:=INDIRECT(ADDRESS(ROW()*2-1;2))" office:value-type="float" office:value="3300" calcext:value-type="float">
            <text:p>3,300.000</text:p>
          </table:table-cell>
          <table:table-cell table:style-name="ce1" table:formula="of:=INDIRECT(ADDRESS(ROW()*2;2))" office:value-type="float" office:value="297.854339599609" calcext:value-type="float">
            <text:p>297.854</text:p>
          </table:table-cell>
        </table:table-row>
        <table:table-row table:style-name="ro1">
          <table:table-cell/>
          <table:table-cell office:value-type="float" office:value="1200" calcext:value-type="float">
            <text:p>1,200.000</text:p>
          </table:table-cell>
          <table:table-cell table:style-name="ce2" table:formula="of:=INDIRECT(ADDRESS(ROW()*2-1;2))" office:value-type="float" office:value="3400" calcext:value-type="float">
            <text:p>3,400.000</text:p>
          </table:table-cell>
          <table:table-cell table:style-name="ce1" table:formula="of:=INDIRECT(ADDRESS(ROW()*2;2))" office:value-type="float" office:value="298.261962890625" calcext:value-type="float">
            <text:p>298.262</text:p>
          </table:table-cell>
        </table:table-row>
        <table:table-row table:style-name="ro1">
          <table:table-cell/>
          <table:table-cell office:value-type="float" office:value="287.949371337891" calcext:value-type="float">
            <text:p>287.949</text:p>
          </table:table-cell>
          <table:table-cell table:style-name="ce2" table:formula="of:=INDIRECT(ADDRESS(ROW()*2-1;2))" office:value-type="float" office:value="3500" calcext:value-type="float">
            <text:p>3,500.000</text:p>
          </table:table-cell>
          <table:table-cell table:style-name="ce1" table:formula="of:=INDIRECT(ADDRESS(ROW()*2;2))" office:value-type="float" office:value="298.664215087891" calcext:value-type="float">
            <text:p>298.664</text:p>
          </table:table-cell>
        </table:table-row>
        <table:table-row table:style-name="ro1">
          <table:table-cell/>
          <table:table-cell office:value-type="float" office:value="1300" calcext:value-type="float">
            <text:p>1,300.000</text:p>
          </table:table-cell>
          <table:table-cell table:style-name="ce2" table:formula="of:=INDIRECT(ADDRESS(ROW()*2-1;2))" office:value-type="float" office:value="3600" calcext:value-type="float">
            <text:p>3,600.000</text:p>
          </table:table-cell>
          <table:table-cell table:style-name="ce1" table:formula="of:=INDIRECT(ADDRESS(ROW()*2;2))" office:value-type="float" office:value="299.061126708984" calcext:value-type="float">
            <text:p>299.061</text:p>
          </table:table-cell>
        </table:table-row>
        <table:table-row table:style-name="ro1">
          <table:table-cell/>
          <table:table-cell office:value-type="float" office:value="288.4833984375" calcext:value-type="float">
            <text:p>288.483</text:p>
          </table:table-cell>
          <table:table-cell table:style-name="ce2" table:formula="of:=INDIRECT(ADDRESS(ROW()*2-1;2))" office:value-type="float" office:value="3700" calcext:value-type="float">
            <text:p>3,700.000</text:p>
          </table:table-cell>
          <table:table-cell table:style-name="ce1" table:formula="of:=INDIRECT(ADDRESS(ROW()*2;2))" office:value-type="float" office:value="299.452758789062" calcext:value-type="float">
            <text:p>299.453</text:p>
          </table:table-cell>
        </table:table-row>
        <table:table-row table:style-name="ro1">
          <table:table-cell/>
          <table:table-cell office:value-type="float" office:value="1400" calcext:value-type="float">
            <text:p>1,400.000</text:p>
          </table:table-cell>
          <table:table-cell table:style-name="ce2" table:formula="of:=INDIRECT(ADDRESS(ROW()*2-1;2))" office:value-type="float" office:value="3800" calcext:value-type="float">
            <text:p>3,800.000</text:p>
          </table:table-cell>
          <table:table-cell table:style-name="ce1" table:formula="of:=INDIRECT(ADDRESS(ROW()*2;2))" office:value-type="float" office:value="299.839202880859" calcext:value-type="float">
            <text:p>299.839</text:p>
          </table:table-cell>
        </table:table-row>
        <table:table-row table:style-name="ro1">
          <table:table-cell/>
          <table:table-cell office:value-type="float" office:value="289.010833740234" calcext:value-type="float">
            <text:p>289.011</text:p>
          </table:table-cell>
          <table:table-cell table:style-name="ce2" table:formula="of:=INDIRECT(ADDRESS(ROW()*2-1;2))" office:value-type="float" office:value="3900" calcext:value-type="float">
            <text:p>3,900.000</text:p>
          </table:table-cell>
          <table:table-cell table:style-name="ce1" table:formula="of:=INDIRECT(ADDRESS(ROW()*2;2))" office:value-type="float" office:value="300.220458984375" calcext:value-type="float">
            <text:p>300.220</text:p>
          </table:table-cell>
        </table:table-row>
        <table:table-row table:style-name="ro1">
          <table:table-cell/>
          <table:table-cell office:value-type="float" office:value="1500" calcext:value-type="float">
            <text:p>1,500.000</text:p>
          </table:table-cell>
          <table:table-cell table:style-name="ce2" table:formula="of:=INDIRECT(ADDRESS(ROW()*2-1;2))" office:value-type="float" office:value="4000" calcext:value-type="float">
            <text:p>4,000.000</text:p>
          </table:table-cell>
          <table:table-cell table:style-name="ce1" table:formula="of:=INDIRECT(ADDRESS(ROW()*2;2))" office:value-type="float" office:value="300.596588134766" calcext:value-type="float">
            <text:p>300.597</text:p>
          </table:table-cell>
        </table:table-row>
        <table:table-row table:style-name="ro1">
          <table:table-cell/>
          <table:table-cell office:value-type="float" office:value="289.531707763672" calcext:value-type="float">
            <text:p>289.532</text:p>
          </table:table-cell>
          <table:table-cell table:style-name="ce2" table:formula="of:=INDIRECT(ADDRESS(ROW()*2-1;2))" office:value-type="float" office:value="4100" calcext:value-type="float">
            <text:p>4,100.000</text:p>
          </table:table-cell>
          <table:table-cell table:style-name="ce1" table:formula="of:=INDIRECT(ADDRESS(ROW()*2;2))" office:value-type="float" office:value="300.967681884766" calcext:value-type="float">
            <text:p>300.968</text:p>
          </table:table-cell>
        </table:table-row>
        <table:table-row table:style-name="ro1">
          <table:table-cell/>
          <table:table-cell office:value-type="float" office:value="1600" calcext:value-type="float">
            <text:p>1,600.000</text:p>
          </table:table-cell>
          <table:table-cell table:style-name="ce2" table:formula="of:=INDIRECT(ADDRESS(ROW()*2-1;2))" office:value-type="float" office:value="4200" calcext:value-type="float">
            <text:p>4,200.000</text:p>
          </table:table-cell>
          <table:table-cell table:style-name="ce1" table:formula="of:=INDIRECT(ADDRESS(ROW()*2;2))" office:value-type="float" office:value="301.333770751953" calcext:value-type="float">
            <text:p>301.334</text:p>
          </table:table-cell>
        </table:table-row>
        <table:table-row table:style-name="ro1">
          <table:table-cell/>
          <table:table-cell office:value-type="float" office:value="290.046051025391" calcext:value-type="float">
            <text:p>290.046</text:p>
          </table:table-cell>
          <table:table-cell table:style-name="ce2" table:formula="of:=INDIRECT(ADDRESS(ROW()*2-1;2))" office:value-type="float" office:value="4300" calcext:value-type="float">
            <text:p>4,300.000</text:p>
          </table:table-cell>
          <table:table-cell table:style-name="ce1" table:formula="of:=INDIRECT(ADDRESS(ROW()*2;2))" office:value-type="float" office:value="301.694885253906" calcext:value-type="float">
            <text:p>301.695</text:p>
          </table:table-cell>
        </table:table-row>
        <table:table-row table:style-name="ro1">
          <table:table-cell/>
          <table:table-cell office:value-type="float" office:value="1700" calcext:value-type="float">
            <text:p>1,700.000</text:p>
          </table:table-cell>
          <table:table-cell table:style-name="ce2" table:formula="of:=INDIRECT(ADDRESS(ROW()*2-1;2))" office:value-type="float" office:value="4400" calcext:value-type="float">
            <text:p>4,400.000</text:p>
          </table:table-cell>
          <table:table-cell table:style-name="ce1" table:formula="of:=INDIRECT(ADDRESS(ROW()*2;2))" office:value-type="float" office:value="302.051086425781" calcext:value-type="float">
            <text:p>302.051</text:p>
          </table:table-cell>
        </table:table-row>
        <table:table-row table:style-name="ro1">
          <table:table-cell/>
          <table:table-cell office:value-type="float" office:value="290.553955078125" calcext:value-type="float">
            <text:p>290.554</text:p>
          </table:table-cell>
          <table:table-cell table:style-name="ce2" table:formula="of:=INDIRECT(ADDRESS(ROW()*2-1;2))" office:value-type="float" office:value="4500" calcext:value-type="float">
            <text:p>4,500.000</text:p>
          </table:table-cell>
          <table:table-cell table:style-name="ce1" table:formula="of:=INDIRECT(ADDRESS(ROW()*2;2))" office:value-type="float" office:value="302.402465820313" calcext:value-type="float">
            <text:p>302.402</text:p>
          </table:table-cell>
        </table:table-row>
        <table:table-row table:style-name="ro1">
          <table:table-cell/>
          <table:table-cell office:value-type="float" office:value="1800" calcext:value-type="float">
            <text:p>1,800.000</text:p>
          </table:table-cell>
          <table:table-cell table:style-name="ce2" table:formula="of:=INDIRECT(ADDRESS(ROW()*2-1;2))" office:value-type="float" office:value="4600" calcext:value-type="float">
            <text:p>4,600.000</text:p>
          </table:table-cell>
          <table:table-cell table:style-name="ce1" table:formula="of:=INDIRECT(ADDRESS(ROW()*2;2))" office:value-type="float" office:value="302.7490234375" calcext:value-type="float">
            <text:p>302.749</text:p>
          </table:table-cell>
        </table:table-row>
        <table:table-row table:style-name="ro1">
          <table:table-cell/>
          <table:table-cell office:value-type="float" office:value="291.055511474609" calcext:value-type="float">
            <text:p>291.056</text:p>
          </table:table-cell>
          <table:table-cell table:style-name="ce2" table:formula="of:=INDIRECT(ADDRESS(ROW()*2-1;2))" office:value-type="float" office:value="4700" calcext:value-type="float">
            <text:p>4,700.000</text:p>
          </table:table-cell>
          <table:table-cell table:style-name="ce1" table:formula="of:=INDIRECT(ADDRESS(ROW()*2;2))" office:value-type="float" office:value="303.0908203125" calcext:value-type="float">
            <text:p>303.091</text:p>
          </table:table-cell>
        </table:table-row>
        <table:table-row table:style-name="ro1">
          <table:table-cell/>
          <table:table-cell office:value-type="float" office:value="1900" calcext:value-type="float">
            <text:p>1,900.000</text:p>
          </table:table-cell>
          <table:table-cell table:style-name="ce2" table:formula="of:=INDIRECT(ADDRESS(ROW()*2-1;2))" office:value-type="float" office:value="4800" calcext:value-type="float">
            <text:p>4,800.000</text:p>
          </table:table-cell>
          <table:table-cell table:style-name="ce1" table:formula="of:=INDIRECT(ADDRESS(ROW()*2;2))" office:value-type="float" office:value="303.427947998047" calcext:value-type="float">
            <text:p>303.428</text:p>
          </table:table-cell>
        </table:table-row>
        <table:table-row table:style-name="ro1">
          <table:table-cell/>
          <table:table-cell office:value-type="float" office:value="291.550720214844" calcext:value-type="float">
            <text:p>291.551</text:p>
          </table:table-cell>
          <table:table-cell table:style-name="ce2" table:formula="of:=INDIRECT(ADDRESS(ROW()*2-1;2))" office:value-type="float" office:value="4900" calcext:value-type="float">
            <text:p>4,900.000</text:p>
          </table:table-cell>
          <table:table-cell table:style-name="ce1" table:formula="of:=INDIRECT(ADDRESS(ROW()*2;2))" office:value-type="float" office:value="303.760406494141" calcext:value-type="float">
            <text:p>303.760</text:p>
          </table:table-cell>
        </table:table-row>
        <table:table-row table:style-name="ro1">
          <table:table-cell/>
          <table:table-cell office:value-type="float" office:value="2000" calcext:value-type="float">
            <text:p>2,000.000</text:p>
          </table:table-cell>
          <table:table-cell table:style-name="ce2" table:formula="of:=INDIRECT(ADDRESS(ROW()*2-1;2))" office:value-type="float" office:value="5000" calcext:value-type="float">
            <text:p>5,000.000</text:p>
          </table:table-cell>
          <table:table-cell table:style-name="ce1" table:formula="of:=INDIRECT(ADDRESS(ROW()*2;2))" office:value-type="float" office:value="304.088287353516" calcext:value-type="float">
            <text:p>304.088</text:p>
          </table:table-cell>
        </table:table-row>
        <table:table-row table:style-name="ro1">
          <table:table-cell/>
          <table:table-cell office:value-type="float" office:value="292.039703369141" calcext:value-type="float">
            <text:p>292.040</text:p>
          </table:table-cell>
          <table:table-cell table:style-name="ce2" table:formula="of:=INDIRECT(ADDRESS(ROW()*2-1;2))" office:value-type="float" office:value="5100" calcext:value-type="float">
            <text:p>5,100.000</text:p>
          </table:table-cell>
          <table:table-cell table:style-name="ce1" table:formula="of:=INDIRECT(ADDRESS(ROW()*2;2))" office:value-type="float" office:value="304.411590576172" calcext:value-type="float">
            <text:p>304.412</text:p>
          </table:table-cell>
        </table:table-row>
        <table:table-row table:style-name="ro1">
          <table:table-cell/>
          <table:table-cell office:value-type="float" office:value="2100" calcext:value-type="float">
            <text:p>2,100.000</text:p>
          </table:table-cell>
          <table:table-cell table:style-name="ce2" table:formula="of:=INDIRECT(ADDRESS(ROW()*2-1;2))" office:value-type="float" office:value="5200" calcext:value-type="float">
            <text:p>5,200.000</text:p>
          </table:table-cell>
          <table:table-cell table:style-name="ce1" table:formula="of:=INDIRECT(ADDRESS(ROW()*2;2))" office:value-type="float" office:value="304.730407714844" calcext:value-type="float">
            <text:p>304.730</text:p>
          </table:table-cell>
        </table:table-row>
        <table:table-row table:style-name="ro1">
          <table:table-cell/>
          <table:table-cell office:value-type="float" office:value="292.5224609375" calcext:value-type="float">
            <text:p>292.522</text:p>
          </table:table-cell>
          <table:table-cell table:style-name="ce2" table:formula="of:=INDIRECT(ADDRESS(ROW()*2-1;2))" office:value-type="float" office:value="5300" calcext:value-type="float">
            <text:p>5,300.000</text:p>
          </table:table-cell>
          <table:table-cell table:style-name="ce1" table:formula="of:=INDIRECT(ADDRESS(ROW()*2;2))" office:value-type="float" office:value="305.044769287109" calcext:value-type="float">
            <text:p>305.045</text:p>
          </table:table-cell>
        </table:table-row>
        <table:table-row table:style-name="ro1">
          <table:table-cell/>
          <table:table-cell office:value-type="float" office:value="2200" calcext:value-type="float">
            <text:p>2,200.000</text:p>
          </table:table-cell>
          <table:table-cell table:style-name="ce2" table:formula="of:=INDIRECT(ADDRESS(ROW()*2-1;2))" office:value-type="float" office:value="5400" calcext:value-type="float">
            <text:p>5,400.000</text:p>
          </table:table-cell>
          <table:table-cell table:style-name="ce1" table:formula="of:=INDIRECT(ADDRESS(ROW()*2;2))" office:value-type="float" office:value="305.354705810547" calcext:value-type="float">
            <text:p>305.355</text:p>
          </table:table-cell>
        </table:table-row>
        <table:table-row table:style-name="ro1">
          <table:table-cell/>
          <table:table-cell office:value-type="float" office:value="292.999114990234" calcext:value-type="float">
            <text:p>292.999</text:p>
          </table:table-cell>
          <table:table-cell table:style-name="ce2" table:formula="of:=INDIRECT(ADDRESS(ROW()*2-1;2))" office:value-type="float" office:value="5500" calcext:value-type="float">
            <text:p>5,500.000</text:p>
          </table:table-cell>
          <table:table-cell table:style-name="ce1" table:formula="of:=INDIRECT(ADDRESS(ROW()*2;2))" office:value-type="float" office:value="305.660308837891" calcext:value-type="float">
            <text:p>305.660</text:p>
          </table:table-cell>
        </table:table-row>
        <table:table-row table:style-name="ro1">
          <table:table-cell/>
          <table:table-cell office:value-type="float" office:value="2300" calcext:value-type="float">
            <text:p>2,300.000</text:p>
          </table:table-cell>
          <table:table-cell table:style-name="ce2" table:formula="of:=INDIRECT(ADDRESS(ROW()*2-1;2))" office:value-type="float" office:value="5600" calcext:value-type="float">
            <text:p>5,600.000</text:p>
          </table:table-cell>
          <table:table-cell table:style-name="ce1" table:formula="of:=INDIRECT(ADDRESS(ROW()*2;2))" office:value-type="float" office:value="305.961578369141" calcext:value-type="float">
            <text:p>305.962</text:p>
          </table:table-cell>
        </table:table-row>
        <table:table-row table:style-name="ro1">
          <table:table-cell/>
          <table:table-cell office:value-type="float" office:value="293.469696044922" calcext:value-type="float">
            <text:p>293.470</text:p>
          </table:table-cell>
          <table:table-cell table:style-name="ce2" table:formula="of:=INDIRECT(ADDRESS(ROW()*2-1;2))" office:value-type="float" office:value="5700" calcext:value-type="float">
            <text:p>5,700.000</text:p>
          </table:table-cell>
          <table:table-cell table:style-name="ce1" table:formula="of:=INDIRECT(ADDRESS(ROW()*2;2))" office:value-type="float" office:value="306.258605957031" calcext:value-type="float">
            <text:p>306.259</text:p>
          </table:table-cell>
        </table:table-row>
        <table:table-row table:style-name="ro1">
          <table:table-cell/>
          <table:table-cell office:value-type="float" office:value="2400" calcext:value-type="float">
            <text:p>2,400.000</text:p>
          </table:table-cell>
          <table:table-cell table:style-name="ce2" table:formula="of:=INDIRECT(ADDRESS(ROW()*2-1;2))" office:value-type="float" office:value="5800" calcext:value-type="float">
            <text:p>5,800.000</text:p>
          </table:table-cell>
          <table:table-cell table:style-name="ce1" table:formula="of:=INDIRECT(ADDRESS(ROW()*2;2))" office:value-type="float" office:value="306.551391601562" calcext:value-type="float">
            <text:p>306.551</text:p>
          </table:table-cell>
        </table:table-row>
        <table:table-row table:style-name="ro1">
          <table:table-cell/>
          <table:table-cell office:value-type="float" office:value="293.934234619141" calcext:value-type="float">
            <text:p>293.934</text:p>
          </table:table-cell>
          <table:table-cell table:style-name="ce2" table:formula="of:=INDIRECT(ADDRESS(ROW()*2-1;2))" office:value-type="float" office:value="5900" calcext:value-type="float">
            <text:p>5,900.000</text:p>
          </table:table-cell>
          <table:table-cell table:style-name="ce1" table:formula="of:=INDIRECT(ADDRESS(ROW()*2;2))" office:value-type="float" office:value="306.840026855469" calcext:value-type="float">
            <text:p>306.840</text:p>
          </table:table-cell>
        </table:table-row>
        <table:table-row table:style-name="ro1">
          <table:table-cell/>
          <table:table-cell office:value-type="float" office:value="2500" calcext:value-type="float">
            <text:p>2,500.000</text:p>
          </table:table-cell>
          <table:table-cell table:style-name="ce2" table:formula="of:=INDIRECT(ADDRESS(ROW()*2-1;2))" office:value-type="float" office:value="6000" calcext:value-type="float">
            <text:p>6,000.000</text:p>
          </table:table-cell>
          <table:table-cell table:style-name="ce1" table:formula="of:=INDIRECT(ADDRESS(ROW()*2;2))" office:value-type="float" office:value="307.12451171875" calcext:value-type="float">
            <text:p>307.125</text:p>
          </table:table-cell>
        </table:table-row>
        <table:table-row table:style-name="ro1">
          <table:table-cell/>
          <table:table-cell office:value-type="float" office:value="294.392852783203" calcext:value-type="float">
            <text:p>294.393</text:p>
          </table:table-cell>
          <table:table-cell table:style-name="ce2" table:formula="of:=INDIRECT(ADDRESS(ROW()*2-1;2))" office:value-type="float" office:value="6100" calcext:value-type="float">
            <text:p>6,100.000</text:p>
          </table:table-cell>
          <table:table-cell table:style-name="ce1" table:formula="of:=INDIRECT(ADDRESS(ROW()*2;2))" office:value-type="float" office:value="307.404937744141" calcext:value-type="float">
            <text:p>307.405</text:p>
          </table:table-cell>
        </table:table-row>
        <table:table-row table:style-name="ro1">
          <table:table-cell/>
          <table:table-cell office:value-type="float" office:value="2600" calcext:value-type="float">
            <text:p>2,600.000</text:p>
          </table:table-cell>
          <table:table-cell table:style-name="ce2" table:formula="of:=INDIRECT(ADDRESS(ROW()*2-1;2))" office:value-type="float" office:value="6200" calcext:value-type="float">
            <text:p>6,200.000</text:p>
          </table:table-cell>
          <table:table-cell table:style-name="ce1" table:formula="of:=INDIRECT(ADDRESS(ROW()*2;2))" office:value-type="float" office:value="307.681335449219" calcext:value-type="float">
            <text:p>307.681</text:p>
          </table:table-cell>
        </table:table-row>
        <table:table-row table:style-name="ro1">
          <table:table-cell/>
          <table:table-cell office:value-type="float" office:value="294.845550537109" calcext:value-type="float">
            <text:p>294.846</text:p>
          </table:table-cell>
          <table:table-cell table:style-name="ce2" table:formula="of:=INDIRECT(ADDRESS(ROW()*2-1;2))" office:value-type="float" office:value="6300" calcext:value-type="float">
            <text:p>6,300.000</text:p>
          </table:table-cell>
          <table:table-cell table:style-name="ce1" table:formula="of:=INDIRECT(ADDRESS(ROW()*2;2))" office:value-type="float" office:value="307.953735351562" calcext:value-type="float">
            <text:p>307.954</text:p>
          </table:table-cell>
        </table:table-row>
        <table:table-row table:style-name="ro1">
          <table:table-cell/>
          <table:table-cell office:value-type="float" office:value="2700" calcext:value-type="float">
            <text:p>2,700.000</text:p>
          </table:table-cell>
          <table:table-cell table:style-name="ce2" table:formula="of:=INDIRECT(ADDRESS(ROW()*2-1;2))" office:value-type="float" office:value="6400" calcext:value-type="float">
            <text:p>6,400.000</text:p>
          </table:table-cell>
          <table:table-cell table:style-name="ce1" table:formula="of:=INDIRECT(ADDRESS(ROW()*2;2))" office:value-type="float" office:value="308.22216796875" calcext:value-type="float">
            <text:p>308.222</text:p>
          </table:table-cell>
        </table:table-row>
        <table:table-row table:style-name="ro1">
          <table:table-cell/>
          <table:table-cell office:value-type="float" office:value="295.292449951172" calcext:value-type="float">
            <text:p>295.292</text:p>
          </table:table-cell>
          <table:table-cell table:style-name="ce2" table:formula="of:=INDIRECT(ADDRESS(ROW()*2-1;2))" office:value-type="float" office:value="6500" calcext:value-type="float">
            <text:p>6,500.000</text:p>
          </table:table-cell>
          <table:table-cell table:style-name="ce1" table:formula="of:=INDIRECT(ADDRESS(ROW()*2;2))" office:value-type="float" office:value="308.486724853516" calcext:value-type="float">
            <text:p>308.487</text:p>
          </table:table-cell>
        </table:table-row>
        <table:table-row table:style-name="ro1">
          <table:table-cell/>
          <table:table-cell office:value-type="float" office:value="2800" calcext:value-type="float">
            <text:p>2,800.000</text:p>
          </table:table-cell>
          <table:table-cell table:style-name="ce2" table:formula="of:=INDIRECT(ADDRESS(ROW()*2-1;2))" office:value-type="float" office:value="6600" calcext:value-type="float">
            <text:p>6,600.000</text:p>
          </table:table-cell>
          <table:table-cell table:style-name="ce1" table:formula="of:=INDIRECT(ADDRESS(ROW()*2;2))" office:value-type="float" office:value="308.747406005859" calcext:value-type="float">
            <text:p>308.747</text:p>
          </table:table-cell>
        </table:table-row>
        <table:table-row table:style-name="ro1">
          <table:table-cell/>
          <table:table-cell office:value-type="float" office:value="295.733520507813" calcext:value-type="float">
            <text:p>295.734</text:p>
          </table:table-cell>
          <table:table-cell table:style-name="ce2" table:formula="of:=INDIRECT(ADDRESS(ROW()*2-1;2))" office:value-type="float" office:value="6700" calcext:value-type="float">
            <text:p>6,700.000</text:p>
          </table:table-cell>
          <table:table-cell table:style-name="ce1" table:formula="of:=INDIRECT(ADDRESS(ROW()*2;2))" office:value-type="float" office:value="309.004272460938" calcext:value-type="float">
            <text:p>309.004</text:p>
          </table:table-cell>
        </table:table-row>
        <table:table-row table:style-name="ro1">
          <table:table-cell/>
          <table:table-cell office:value-type="float" office:value="2900" calcext:value-type="float">
            <text:p>2,900.000</text:p>
          </table:table-cell>
          <table:table-cell table:style-name="ce2" table:formula="of:=INDIRECT(ADDRESS(ROW()*2-1;2))" office:value-type="float" office:value="6800" calcext:value-type="float">
            <text:p>6,800.000</text:p>
          </table:table-cell>
          <table:table-cell table:style-name="ce1" table:formula="of:=INDIRECT(ADDRESS(ROW()*2;2))" office:value-type="float" office:value="309.257385253906" calcext:value-type="float">
            <text:p>309.257</text:p>
          </table:table-cell>
        </table:table-row>
        <table:table-row table:style-name="ro1">
          <table:table-cell/>
          <table:table-cell office:value-type="float" office:value="296.168914794922" calcext:value-type="float">
            <text:p>296.169</text:p>
          </table:table-cell>
          <table:table-cell table:style-name="ce2" table:formula="of:=INDIRECT(ADDRESS(ROW()*2-1;2))" office:value-type="float" office:value="6900" calcext:value-type="float">
            <text:p>6,900.000</text:p>
          </table:table-cell>
          <table:table-cell table:style-name="ce1" table:formula="of:=INDIRECT(ADDRESS(ROW()*2;2))" office:value-type="float" office:value="309.506744384766" calcext:value-type="float">
            <text:p>309.507</text:p>
          </table:table-cell>
        </table:table-row>
        <table:table-row table:style-name="ro1">
          <table:table-cell/>
          <table:table-cell office:value-type="float" office:value="3000" calcext:value-type="float">
            <text:p>3,000.000</text:p>
          </table:table-cell>
          <table:table-cell table:style-name="ce2" table:formula="of:=INDIRECT(ADDRESS(ROW()*2-1;2))" office:value-type="float" office:value="7000" calcext:value-type="float">
            <text:p>7,000.000</text:p>
          </table:table-cell>
          <table:table-cell table:style-name="ce1" table:formula="of:=INDIRECT(ADDRESS(ROW()*2;2))" office:value-type="float" office:value="309.75244140625" calcext:value-type="float">
            <text:p>309.752</text:p>
          </table:table-cell>
        </table:table-row>
        <table:table-row table:style-name="ro1">
          <table:table-cell/>
          <table:table-cell office:value-type="float" office:value="296.5986328125" calcext:value-type="float">
            <text:p>296.599</text:p>
          </table:table-cell>
          <table:table-cell table:style-name="ce2" table:formula="of:=INDIRECT(ADDRESS(ROW()*2-1;2))" office:value-type="float" office:value="7100" calcext:value-type="float">
            <text:p>7,100.000</text:p>
          </table:table-cell>
          <table:table-cell table:style-name="ce1" table:formula="of:=INDIRECT(ADDRESS(ROW()*2;2))" office:value-type="float" office:value="309.994476318359" calcext:value-type="float">
            <text:p>309.994</text:p>
          </table:table-cell>
        </table:table-row>
        <table:table-row table:style-name="ro1">
          <table:table-cell/>
          <table:table-cell office:value-type="float" office:value="3100" calcext:value-type="float">
            <text:p>3,100.000</text:p>
          </table:table-cell>
          <table:table-cell table:style-name="ce2" table:formula="of:=INDIRECT(ADDRESS(ROW()*2-1;2))" office:value-type="float" office:value="7200" calcext:value-type="float">
            <text:p>7,200.000</text:p>
          </table:table-cell>
          <table:table-cell table:style-name="ce1" table:formula="of:=INDIRECT(ADDRESS(ROW()*2;2))" office:value-type="float" office:value="310.232940673828" calcext:value-type="float">
            <text:p>310.233</text:p>
          </table:table-cell>
        </table:table-row>
        <table:table-row table:style-name="ro1">
          <table:table-cell/>
          <table:table-cell office:value-type="float" office:value="297.022735595703" calcext:value-type="float">
            <text:p>297.023</text:p>
          </table:table-cell>
          <table:table-cell table:style-name="ce2" table:formula="of:=INDIRECT(ADDRESS(ROW()*2-1;2))" office:value-type="float" office:value="7300" calcext:value-type="float">
            <text:p>7,300.000</text:p>
          </table:table-cell>
          <table:table-cell table:style-name="ce1" table:formula="of:=INDIRECT(ADDRESS(ROW()*2;2))" office:value-type="float" office:value="310.467803955078" calcext:value-type="float">
            <text:p>310.468</text:p>
          </table:table-cell>
        </table:table-row>
        <table:table-row table:style-name="ro1">
          <table:table-cell/>
          <table:table-cell office:value-type="float" office:value="3200" calcext:value-type="float">
            <text:p>3,200.000</text:p>
          </table:table-cell>
          <table:table-cell table:style-name="ce2" table:formula="of:=INDIRECT(ADDRESS(ROW()*2-1;2))" office:value-type="float" office:value="7400" calcext:value-type="float">
            <text:p>7,400.000</text:p>
          </table:table-cell>
          <table:table-cell table:style-name="ce1" table:formula="of:=INDIRECT(ADDRESS(ROW()*2;2))" office:value-type="float" office:value="310.699157714844" calcext:value-type="float">
            <text:p>310.699</text:p>
          </table:table-cell>
        </table:table-row>
        <table:table-row table:style-name="ro1">
          <table:table-cell/>
          <table:table-cell office:value-type="float" office:value="297.441284179687" calcext:value-type="float">
            <text:p>297.441</text:p>
          </table:table-cell>
          <table:table-cell table:style-name="ce2" table:formula="of:=INDIRECT(ADDRESS(ROW()*2-1;2))" office:value-type="float" office:value="7500" calcext:value-type="float">
            <text:p>7,500.000</text:p>
          </table:table-cell>
          <table:table-cell table:style-name="ce1" table:formula="of:=INDIRECT(ADDRESS(ROW()*2;2))" office:value-type="float" office:value="310.927032470703" calcext:value-type="float">
            <text:p>310.927</text:p>
          </table:table-cell>
        </table:table-row>
        <table:table-row table:style-name="ro1">
          <table:table-cell/>
          <table:table-cell office:value-type="float" office:value="3300" calcext:value-type="float">
            <text:p>3,300.000</text:p>
          </table:table-cell>
          <table:table-cell table:style-name="ce2" table:formula="of:=INDIRECT(ADDRESS(ROW()*2-1;2))" office:value-type="float" office:value="7600" calcext:value-type="float">
            <text:p>7,600.000</text:p>
          </table:table-cell>
          <table:table-cell table:style-name="ce1" table:formula="of:=INDIRECT(ADDRESS(ROW()*2;2))" office:value-type="float" office:value="311.151489257812" calcext:value-type="float">
            <text:p>311.151</text:p>
          </table:table-cell>
        </table:table-row>
        <table:table-row table:style-name="ro1">
          <table:table-cell/>
          <table:table-cell office:value-type="float" office:value="297.854339599609" calcext:value-type="float">
            <text:p>297.854</text:p>
          </table:table-cell>
          <table:table-cell table:style-name="ce2" table:formula="of:=INDIRECT(ADDRESS(ROW()*2-1;2))" office:value-type="float" office:value="7700" calcext:value-type="float">
            <text:p>7,700.000</text:p>
          </table:table-cell>
          <table:table-cell table:style-name="ce1" table:formula="of:=INDIRECT(ADDRESS(ROW()*2;2))" office:value-type="float" office:value="311.372528076172" calcext:value-type="float">
            <text:p>311.373</text:p>
          </table:table-cell>
        </table:table-row>
        <table:table-row table:style-name="ro1">
          <table:table-cell/>
          <table:table-cell office:value-type="float" office:value="3400" calcext:value-type="float">
            <text:p>3,400.000</text:p>
          </table:table-cell>
          <table:table-cell table:style-name="ce2" table:formula="of:=INDIRECT(ADDRESS(ROW()*2-1;2))" office:value-type="float" office:value="7800" calcext:value-type="float">
            <text:p>7,800.000</text:p>
          </table:table-cell>
          <table:table-cell table:style-name="ce1" table:formula="of:=INDIRECT(ADDRESS(ROW()*2;2))" office:value-type="float" office:value="311.590209960938" calcext:value-type="float">
            <text:p>311.590</text:p>
          </table:table-cell>
        </table:table-row>
        <table:table-row table:style-name="ro1">
          <table:table-cell/>
          <table:table-cell office:value-type="float" office:value="298.261962890625" calcext:value-type="float">
            <text:p>298.262</text:p>
          </table:table-cell>
          <table:table-cell table:style-name="ce2" table:formula="of:=INDIRECT(ADDRESS(ROW()*2-1;2))" office:value-type="float" office:value="7900" calcext:value-type="float">
            <text:p>7,900.000</text:p>
          </table:table-cell>
          <table:table-cell table:style-name="ce1" table:formula="of:=INDIRECT(ADDRESS(ROW()*2;2))" office:value-type="float" office:value="311.804565429687" calcext:value-type="float">
            <text:p>311.805</text:p>
          </table:table-cell>
        </table:table-row>
        <table:table-row table:style-name="ro1">
          <table:table-cell/>
          <table:table-cell office:value-type="float" office:value="3500" calcext:value-type="float">
            <text:p>3,500.000</text:p>
          </table:table-cell>
          <table:table-cell table:style-name="ce2" table:formula="of:=INDIRECT(ADDRESS(ROW()*2-1;2))" office:value-type="float" office:value="8000" calcext:value-type="float">
            <text:p>8,000.000</text:p>
          </table:table-cell>
          <table:table-cell table:style-name="ce1" table:formula="of:=INDIRECT(ADDRESS(ROW()*2;2))" office:value-type="float" office:value="312.015655517578" calcext:value-type="float">
            <text:p>312.016</text:p>
          </table:table-cell>
        </table:table-row>
        <table:table-row table:style-name="ro1">
          <table:table-cell/>
          <table:table-cell office:value-type="float" office:value="298.664215087891" calcext:value-type="float">
            <text:p>298.664</text:p>
          </table:table-cell>
          <table:table-cell table:style-name="ce2" table:formula="of:=INDIRECT(ADDRESS(ROW()*2-1;2))" office:value-type="float" office:value="8100" calcext:value-type="float">
            <text:p>8,100.000</text:p>
          </table:table-cell>
          <table:table-cell table:style-name="ce1" table:formula="of:=INDIRECT(ADDRESS(ROW()*2;2))" office:value-type="float" office:value="312.223480224609" calcext:value-type="float">
            <text:p>312.223</text:p>
          </table:table-cell>
        </table:table-row>
        <table:table-row table:style-name="ro1">
          <table:table-cell/>
          <table:table-cell office:value-type="float" office:value="3600" calcext:value-type="float">
            <text:p>3,600.000</text:p>
          </table:table-cell>
          <table:table-cell table:style-name="ce2" table:formula="of:=INDIRECT(ADDRESS(ROW()*2-1;2))" office:value-type="float" office:value="8200" calcext:value-type="float">
            <text:p>8,200.000</text:p>
          </table:table-cell>
          <table:table-cell table:style-name="ce1" table:formula="of:=INDIRECT(ADDRESS(ROW()*2;2))" office:value-type="float" office:value="312.428131103516" calcext:value-type="float">
            <text:p>312.428</text:p>
          </table:table-cell>
        </table:table-row>
        <table:table-row table:style-name="ro1">
          <table:table-cell/>
          <table:table-cell office:value-type="float" office:value="299.061126708984" calcext:value-type="float">
            <text:p>299.061</text:p>
          </table:table-cell>
          <table:table-cell table:style-name="ce2" table:formula="of:=INDIRECT(ADDRESS(ROW()*2-1;2))" office:value-type="float" office:value="8300" calcext:value-type="float">
            <text:p>8,300.000</text:p>
          </table:table-cell>
          <table:table-cell table:style-name="ce1" table:formula="of:=INDIRECT(ADDRESS(ROW()*2;2))" office:value-type="float" office:value="312.629577636719" calcext:value-type="float">
            <text:p>312.630</text:p>
          </table:table-cell>
        </table:table-row>
        <table:table-row table:style-name="ro1">
          <table:table-cell/>
          <table:table-cell office:value-type="float" office:value="3700" calcext:value-type="float">
            <text:p>3,700.000</text:p>
          </table:table-cell>
          <table:table-cell table:style-name="ce2" table:formula="of:=INDIRECT(ADDRESS(ROW()*2-1;2))" office:value-type="float" office:value="8400" calcext:value-type="float">
            <text:p>8,400.000</text:p>
          </table:table-cell>
          <table:table-cell table:style-name="ce1" table:formula="of:=INDIRECT(ADDRESS(ROW()*2;2))" office:value-type="float" office:value="312.827941894531" calcext:value-type="float">
            <text:p>312.828</text:p>
          </table:table-cell>
        </table:table-row>
        <table:table-row table:style-name="ro1">
          <table:table-cell/>
          <table:table-cell office:value-type="float" office:value="299.452758789062" calcext:value-type="float">
            <text:p>299.453</text:p>
          </table:table-cell>
          <table:table-cell table:style-name="ce2" table:formula="of:=INDIRECT(ADDRESS(ROW()*2-1;2))" office:value-type="float" office:value="8500" calcext:value-type="float">
            <text:p>8,500.000</text:p>
          </table:table-cell>
          <table:table-cell table:style-name="ce1" table:formula="of:=INDIRECT(ADDRESS(ROW()*2;2))" office:value-type="float" office:value="313.023193359375" calcext:value-type="float">
            <text:p>313.023</text:p>
          </table:table-cell>
        </table:table-row>
        <table:table-row table:style-name="ro1">
          <table:table-cell/>
          <table:table-cell office:value-type="float" office:value="3800" calcext:value-type="float">
            <text:p>3,800.000</text:p>
          </table:table-cell>
          <table:table-cell table:style-name="ce2" table:formula="of:=INDIRECT(ADDRESS(ROW()*2-1;2))" office:value-type="float" office:value="8600" calcext:value-type="float">
            <text:p>8,600.000</text:p>
          </table:table-cell>
          <table:table-cell table:style-name="ce1" table:formula="of:=INDIRECT(ADDRESS(ROW()*2;2))" office:value-type="float" office:value="313.215362548828" calcext:value-type="float">
            <text:p>313.215</text:p>
          </table:table-cell>
        </table:table-row>
        <table:table-row table:style-name="ro1">
          <table:table-cell/>
          <table:table-cell office:value-type="float" office:value="299.839202880859" calcext:value-type="float">
            <text:p>299.839</text:p>
          </table:table-cell>
          <table:table-cell table:style-name="ce2" table:formula="of:=INDIRECT(ADDRESS(ROW()*2-1;2))" office:value-type="float" office:value="8700" calcext:value-type="float">
            <text:p>8,700.000</text:p>
          </table:table-cell>
          <table:table-cell table:style-name="ce1" table:formula="of:=INDIRECT(ADDRESS(ROW()*2;2))" office:value-type="float" office:value="313.404541015625" calcext:value-type="float">
            <text:p>313.405</text:p>
          </table:table-cell>
        </table:table-row>
        <table:table-row table:style-name="ro1">
          <table:table-cell/>
          <table:table-cell office:value-type="float" office:value="3900" calcext:value-type="float">
            <text:p>3,900.000</text:p>
          </table:table-cell>
          <table:table-cell table:style-name="ce2" table:formula="of:=INDIRECT(ADDRESS(ROW()*2-1;2))" office:value-type="float" office:value="8800" calcext:value-type="float">
            <text:p>8,800.000</text:p>
          </table:table-cell>
          <table:table-cell table:style-name="ce1" table:formula="of:=INDIRECT(ADDRESS(ROW()*2;2))" office:value-type="float" office:value="313.590759277344" calcext:value-type="float">
            <text:p>313.591</text:p>
          </table:table-cell>
        </table:table-row>
        <table:table-row table:style-name="ro1">
          <table:table-cell/>
          <table:table-cell office:value-type="float" office:value="300.220458984375" calcext:value-type="float">
            <text:p>300.220</text:p>
          </table:table-cell>
          <table:table-cell table:style-name="ce2" table:formula="of:=INDIRECT(ADDRESS(ROW()*2-1;2))" office:value-type="float" office:value="8900" calcext:value-type="float">
            <text:p>8,900.000</text:p>
          </table:table-cell>
          <table:table-cell table:style-name="ce1" table:formula="of:=INDIRECT(ADDRESS(ROW()*2;2))" office:value-type="float" office:value="313.773773193359" calcext:value-type="float">
            <text:p>313.774</text:p>
          </table:table-cell>
        </table:table-row>
        <table:table-row table:style-name="ro1">
          <table:table-cell/>
          <table:table-cell office:value-type="float" office:value="4000" calcext:value-type="float">
            <text:p>4,000.000</text:p>
          </table:table-cell>
          <table:table-cell table:style-name="ce2" table:formula="of:=INDIRECT(ADDRESS(ROW()*2-1;2))" office:value-type="float" office:value="9000" calcext:value-type="float">
            <text:p>9,000.000</text:p>
          </table:table-cell>
          <table:table-cell table:style-name="ce1" table:formula="of:=INDIRECT(ADDRESS(ROW()*2;2))" office:value-type="float" office:value="313.953277587891" calcext:value-type="float">
            <text:p>313.953</text:p>
          </table:table-cell>
        </table:table-row>
        <table:table-row table:style-name="ro1">
          <table:table-cell/>
          <table:table-cell office:value-type="float" office:value="300.596588134766" calcext:value-type="float">
            <text:p>300.597</text:p>
          </table:table-cell>
          <table:table-cell table:style-name="ce2" table:formula="of:=INDIRECT(ADDRESS(ROW()*2-1;2))" office:value-type="float" office:value="9100" calcext:value-type="float">
            <text:p>9,100.000</text:p>
          </table:table-cell>
          <table:table-cell table:style-name="ce1" table:formula="of:=INDIRECT(ADDRESS(ROW()*2;2))" office:value-type="float" office:value="314.129272460938" calcext:value-type="float">
            <text:p>314.129</text:p>
          </table:table-cell>
        </table:table-row>
        <table:table-row table:style-name="ro1">
          <table:table-cell/>
          <table:table-cell office:value-type="float" office:value="4100" calcext:value-type="float">
            <text:p>4,100.000</text:p>
          </table:table-cell>
          <table:table-cell table:style-name="ce2" table:formula="of:=INDIRECT(ADDRESS(ROW()*2-1;2))" office:value-type="float" office:value="9200" calcext:value-type="float">
            <text:p>9,200.000</text:p>
          </table:table-cell>
          <table:table-cell table:style-name="ce1" table:formula="of:=INDIRECT(ADDRESS(ROW()*2;2))" office:value-type="float" office:value="314.301879882812" calcext:value-type="float">
            <text:p>314.302</text:p>
          </table:table-cell>
        </table:table-row>
        <table:table-row table:style-name="ro1">
          <table:table-cell/>
          <table:table-cell office:value-type="float" office:value="300.967681884766" calcext:value-type="float">
            <text:p>300.968</text:p>
          </table:table-cell>
          <table:table-cell table:style-name="ce2" table:formula="of:=INDIRECT(ADDRESS(ROW()*2-1;2))" office:value-type="float" office:value="9300" calcext:value-type="float">
            <text:p>9,300.000</text:p>
          </table:table-cell>
          <table:table-cell table:style-name="ce1" table:formula="of:=INDIRECT(ADDRESS(ROW()*2;2))" office:value-type="float" office:value="314.471130371094" calcext:value-type="float">
            <text:p>314.471</text:p>
          </table:table-cell>
        </table:table-row>
        <table:table-row table:style-name="ro1">
          <table:table-cell/>
          <table:table-cell office:value-type="float" office:value="4200" calcext:value-type="float">
            <text:p>4,200.000</text:p>
          </table:table-cell>
          <table:table-cell table:style-name="ce2" table:formula="of:=INDIRECT(ADDRESS(ROW()*2-1;2))" office:value-type="float" office:value="9400" calcext:value-type="float">
            <text:p>9,400.000</text:p>
          </table:table-cell>
          <table:table-cell table:style-name="ce1" table:formula="of:=INDIRECT(ADDRESS(ROW()*2;2))" office:value-type="float" office:value="314.637054443359" calcext:value-type="float">
            <text:p>314.637</text:p>
          </table:table-cell>
        </table:table-row>
        <table:table-row table:style-name="ro1">
          <table:table-cell/>
          <table:table-cell office:value-type="float" office:value="301.333770751953" calcext:value-type="float">
            <text:p>301.334</text:p>
          </table:table-cell>
          <table:table-cell table:style-name="ce2" table:formula="of:=INDIRECT(ADDRESS(ROW()*2-1;2))" office:value-type="float" office:value="9500" calcext:value-type="float">
            <text:p>9,500.000</text:p>
          </table:table-cell>
          <table:table-cell table:style-name="ce1" table:formula="of:=INDIRECT(ADDRESS(ROW()*2;2))" office:value-type="float" office:value="314.799743652344" calcext:value-type="float">
            <text:p>314.800</text:p>
          </table:table-cell>
        </table:table-row>
        <table:table-row table:style-name="ro1">
          <table:table-cell/>
          <table:table-cell office:value-type="float" office:value="4300" calcext:value-type="float">
            <text:p>4,300.000</text:p>
          </table:table-cell>
          <table:table-cell table:style-name="ce2" table:formula="of:=INDIRECT(ADDRESS(ROW()*2-1;2))" office:value-type="float" office:value="9600" calcext:value-type="float">
            <text:p>9,600.000</text:p>
          </table:table-cell>
          <table:table-cell table:style-name="ce1" table:formula="of:=INDIRECT(ADDRESS(ROW()*2;2))" office:value-type="float" office:value="314.959259033203" calcext:value-type="float">
            <text:p>314.959</text:p>
          </table:table-cell>
        </table:table-row>
        <table:table-row table:style-name="ro1">
          <table:table-cell/>
          <table:table-cell office:value-type="float" office:value="301.694885253906" calcext:value-type="float">
            <text:p>301.695</text:p>
          </table:table-cell>
          <table:table-cell table:style-name="ce2" table:formula="of:=INDIRECT(ADDRESS(ROW()*2-1;2))" office:value-type="float" office:value="9700" calcext:value-type="float">
            <text:p>9,700.000</text:p>
          </table:table-cell>
          <table:table-cell table:style-name="ce1" table:formula="of:=INDIRECT(ADDRESS(ROW()*2;2))" office:value-type="float" office:value="315.115631103516" calcext:value-type="float">
            <text:p>315.116</text:p>
          </table:table-cell>
        </table:table-row>
        <table:table-row table:style-name="ro1">
          <table:table-cell/>
          <table:table-cell office:value-type="float" office:value="4400" calcext:value-type="float">
            <text:p>4,400.000</text:p>
          </table:table-cell>
          <table:table-cell table:style-name="ce2" table:formula="of:=INDIRECT(ADDRESS(ROW()*2-1;2))" office:value-type="float" office:value="9800" calcext:value-type="float">
            <text:p>9,800.000</text:p>
          </table:table-cell>
          <table:table-cell table:style-name="ce1" table:formula="of:=INDIRECT(ADDRESS(ROW()*2;2))" office:value-type="float" office:value="315.268981933594" calcext:value-type="float">
            <text:p>315.269</text:p>
          </table:table-cell>
        </table:table-row>
        <table:table-row table:style-name="ro1">
          <table:table-cell/>
          <table:table-cell office:value-type="float" office:value="302.051086425781" calcext:value-type="float">
            <text:p>302.051</text:p>
          </table:table-cell>
          <table:table-cell table:style-name="ce2" table:formula="of:=INDIRECT(ADDRESS(ROW()*2-1;2))" office:value-type="float" office:value="9900" calcext:value-type="float">
            <text:p>9,900.000</text:p>
          </table:table-cell>
          <table:table-cell table:style-name="ce1" table:formula="of:=INDIRECT(ADDRESS(ROW()*2;2))" office:value-type="float" office:value="315.419281005859" calcext:value-type="float">
            <text:p>315.419</text:p>
          </table:table-cell>
        </table:table-row>
        <table:table-row table:style-name="ro1">
          <table:table-cell/>
          <table:table-cell office:value-type="float" office:value="4500" calcext:value-type="float">
            <text:p>4,5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02.402465820313" calcext:value-type="float">
            <text:p>302.402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4600" calcext:value-type="float">
            <text:p>4,6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02.7490234375" calcext:value-type="float">
            <text:p>302.749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4700" calcext:value-type="float">
            <text:p>4,7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03.0908203125" calcext:value-type="float">
            <text:p>303.091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4800" calcext:value-type="float">
            <text:p>4,8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03.427947998047" calcext:value-type="float">
            <text:p>303.428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4900" calcext:value-type="float">
            <text:p>4,9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03.760406494141" calcext:value-type="float">
            <text:p>303.76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5000" calcext:value-type="float">
            <text:p>5,0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04.088287353516" calcext:value-type="float">
            <text:p>304.088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5100" calcext:value-type="float">
            <text:p>5,1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04.411590576172" calcext:value-type="float">
            <text:p>304.412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5200" calcext:value-type="float">
            <text:p>5,2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04.730407714844" calcext:value-type="float">
            <text:p>304.73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5300" calcext:value-type="float">
            <text:p>5,3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05.044769287109" calcext:value-type="float">
            <text:p>305.045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5400" calcext:value-type="float">
            <text:p>5,4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05.354705810547" calcext:value-type="float">
            <text:p>305.355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5500" calcext:value-type="float">
            <text:p>5,5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05.660308837891" calcext:value-type="float">
            <text:p>305.66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5600" calcext:value-type="float">
            <text:p>5,6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05.961578369141" calcext:value-type="float">
            <text:p>305.962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5700" calcext:value-type="float">
            <text:p>5,7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06.258605957031" calcext:value-type="float">
            <text:p>306.259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5800" calcext:value-type="float">
            <text:p>5,8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06.551391601562" calcext:value-type="float">
            <text:p>306.551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5900" calcext:value-type="float">
            <text:p>5,9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06.840026855469" calcext:value-type="float">
            <text:p>306.84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000" calcext:value-type="float">
            <text:p>6,0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07.12451171875" calcext:value-type="float">
            <text:p>307.125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100" calcext:value-type="float">
            <text:p>6,1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07.404937744141" calcext:value-type="float">
            <text:p>307.405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200" calcext:value-type="float">
            <text:p>6,2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07.681335449219" calcext:value-type="float">
            <text:p>307.681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300" calcext:value-type="float">
            <text:p>6,3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07.953735351562" calcext:value-type="float">
            <text:p>307.954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400" calcext:value-type="float">
            <text:p>6,4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08.22216796875" calcext:value-type="float">
            <text:p>308.222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500" calcext:value-type="float">
            <text:p>6,5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08.486724853516" calcext:value-type="float">
            <text:p>308.487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600" calcext:value-type="float">
            <text:p>6,6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08.747406005859" calcext:value-type="float">
            <text:p>308.747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700" calcext:value-type="float">
            <text:p>6,7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09.004272460938" calcext:value-type="float">
            <text:p>309.004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800" calcext:value-type="float">
            <text:p>6,8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09.257385253906" calcext:value-type="float">
            <text:p>309.257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900" calcext:value-type="float">
            <text:p>6,9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09.506744384766" calcext:value-type="float">
            <text:p>309.507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7000" calcext:value-type="float">
            <text:p>7,0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09.75244140625" calcext:value-type="float">
            <text:p>309.752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7100" calcext:value-type="float">
            <text:p>7,1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09.994476318359" calcext:value-type="float">
            <text:p>309.994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7200" calcext:value-type="float">
            <text:p>7,2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10.232940673828" calcext:value-type="float">
            <text:p>310.233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7300" calcext:value-type="float">
            <text:p>7,3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10.467803955078" calcext:value-type="float">
            <text:p>310.468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7400" calcext:value-type="float">
            <text:p>7,4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10.699157714844" calcext:value-type="float">
            <text:p>310.699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7500" calcext:value-type="float">
            <text:p>7,5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10.927032470703" calcext:value-type="float">
            <text:p>310.927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7600" calcext:value-type="float">
            <text:p>7,6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11.151489257812" calcext:value-type="float">
            <text:p>311.151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7700" calcext:value-type="float">
            <text:p>7,7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11.372528076172" calcext:value-type="float">
            <text:p>311.373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7800" calcext:value-type="float">
            <text:p>7,8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11.590209960938" calcext:value-type="float">
            <text:p>311.59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7900" calcext:value-type="float">
            <text:p>7,9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11.804565429687" calcext:value-type="float">
            <text:p>311.805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8000" calcext:value-type="float">
            <text:p>8,0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12.015655517578" calcext:value-type="float">
            <text:p>312.016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8100" calcext:value-type="float">
            <text:p>8,1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12.223480224609" calcext:value-type="float">
            <text:p>312.223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8200" calcext:value-type="float">
            <text:p>8,2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12.428131103516" calcext:value-type="float">
            <text:p>312.428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8300" calcext:value-type="float">
            <text:p>8,3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12.629577636719" calcext:value-type="float">
            <text:p>312.63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8400" calcext:value-type="float">
            <text:p>8,4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12.827941894531" calcext:value-type="float">
            <text:p>312.828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8500" calcext:value-type="float">
            <text:p>8,5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13.023193359375" calcext:value-type="float">
            <text:p>313.023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8600" calcext:value-type="float">
            <text:p>8,6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13.215362548828" calcext:value-type="float">
            <text:p>313.215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8700" calcext:value-type="float">
            <text:p>8,7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13.404541015625" calcext:value-type="float">
            <text:p>313.405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8800" calcext:value-type="float">
            <text:p>8,8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13.590759277344" calcext:value-type="float">
            <text:p>313.591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8900" calcext:value-type="float">
            <text:p>8,9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13.773773193359" calcext:value-type="float">
            <text:p>313.774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9000" calcext:value-type="float">
            <text:p>9,0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13.953277587891" calcext:value-type="float">
            <text:p>313.953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9100" calcext:value-type="float">
            <text:p>9,1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14.129272460938" calcext:value-type="float">
            <text:p>314.129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9200" calcext:value-type="float">
            <text:p>9,2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14.301879882812" calcext:value-type="float">
            <text:p>314.302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9300" calcext:value-type="float">
            <text:p>9,3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14.471130371094" calcext:value-type="float">
            <text:p>314.471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9400" calcext:value-type="float">
            <text:p>9,4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14.637054443359" calcext:value-type="float">
            <text:p>314.637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9500" calcext:value-type="float">
            <text:p>9,5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14.799743652344" calcext:value-type="float">
            <text:p>314.8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9600" calcext:value-type="float">
            <text:p>9,6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14.959259033203" calcext:value-type="float">
            <text:p>314.959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9700" calcext:value-type="float">
            <text:p>9,7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15.115631103516" calcext:value-type="float">
            <text:p>315.116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9800" calcext:value-type="float">
            <text:p>9,8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15.268981933594" calcext:value-type="float">
            <text:p>315.269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9900" calcext:value-type="float">
            <text:p>9,9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15.419281005859" calcext:value-type="float">
            <text:p>315.419</text:p>
          </table:table-cell>
          <table:table-cell table:style-name="ce2"/>
          <table:table-cell table:style-name="ce1"/>
        </table:table-row>
        <table:table-row table:style-name="ro1" table:number-rows-repeated="104835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3" table:style-name="ta1">
        <table:shapes>
          <draw:frame draw:z-index="0" draw:style-name="gr1" draw:text-style-name="P1" svg:width="728.79pt" svg:height="462.02pt" svg:x="350.79pt" svg:y="9.75pt">
            <draw:object draw:notify-on-update-of-ranges="Sheet3.A1:Sheet3.A74 Sheet3.B1:Sheet3.B74 Sheet3.A1:Sheet3.A74 Sheet3.C1:Sheet3.C7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-2000" calcext:value-type="float">
            <text:p>-2000</text:p>
          </table:table-cell>
          <table:table-cell office:value-type="float" office:value="230.000061035156" calcext:value-type="float">
            <text:p>230.000061035156</text:p>
          </table:table-cell>
          <table:table-cell office:value-type="float" office:value="281" calcext:value-type="float">
            <text:p>281</text:p>
          </table:table-cell>
          <table:table-cell table:formula="of:=[.C1]-[.B1]" office:value-type="float" office:value="50.999938964844" calcext:value-type="float">
            <text:p>50.999938964844</text:p>
          </table:table-cell>
          <table:table-cell table:formula="of:=[.B1]/[.C1]" office:value-type="float" office:value="0.818505555285253" calcext:value-type="float">
            <text:p>0.818505555285253</text:p>
          </table:table-cell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230.000061035156" calcext:value-type="float">
            <text:p>230.000061035156</text:p>
          </table:table-cell>
          <table:table-cell office:value-type="float" office:value="281" calcext:value-type="float">
            <text:p>281</text:p>
          </table:table-cell>
          <table:table-cell table:formula="of:=[.C2]-[.B2]" office:value-type="float" office:value="50.999938964844" calcext:value-type="float">
            <text:p>50.999938964844</text:p>
          </table:table-cell>
          <table:table-cell table:formula="of:=[.B2]/[.C2]" office:value-type="float" office:value="0.818505555285253" calcext:value-type="float">
            <text:p>0.8185055552852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0.000061035156" calcext:value-type="float">
            <text:p>230.000061035156</text:p>
          </table:table-cell>
          <table:table-cell office:value-type="float" office:value="281" calcext:value-type="float">
            <text:p>281</text:p>
          </table:table-cell>
          <table:table-cell table:formula="of:=[.C3]-[.B3]" office:value-type="float" office:value="50.999938964844" calcext:value-type="float">
            <text:p>50.999938964844</text:p>
          </table:table-cell>
          <table:table-cell table:formula="of:=[.B3]/[.C3]" office:value-type="float" office:value="0.818505555285253" calcext:value-type="float">
            <text:p>0.81850555528525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15.125793457031" calcext:value-type="float">
            <text:p>315.125793457031</text:p>
          </table:table-cell>
          <table:table-cell office:value-type="float" office:value="286.861114501953" calcext:value-type="float">
            <text:p>286.861114501953</text:p>
          </table:table-cell>
          <table:table-cell table:formula="of:=[.C4]-[.B4]" office:value-type="float" office:value="-28.2646789550779" calcext:value-type="float">
            <text:p>-28.2646789550779</text:p>
          </table:table-cell>
          <table:table-cell table:formula="of:=[.B4]/[.C4]" office:value-type="float" office:value="1.0985308831563" calcext:value-type="float">
            <text:p>1.098530883156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90.338531494141" calcext:value-type="float">
            <text:p>390.338531494141</text:p>
          </table:table-cell>
          <table:table-cell office:value-type="float" office:value="292.039703369141" calcext:value-type="float">
            <text:p>292.039703369141</text:p>
          </table:table-cell>
          <table:table-cell table:formula="of:=[.C5]-[.B5]" office:value-type="float" office:value="-98.2988281250004" calcext:value-type="float">
            <text:p>-98.2988281250004</text:p>
          </table:table-cell>
          <table:table-cell table:formula="of:=[.B5]/[.C5]" office:value-type="float" office:value="1.3365940555033" calcext:value-type="float">
            <text:p>1.336594055503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56.551513671875" calcext:value-type="float">
            <text:p>456.551513671875</text:p>
          </table:table-cell>
          <table:table-cell office:value-type="float" office:value="296.5986328125" calcext:value-type="float">
            <text:p>296.5986328125</text:p>
          </table:table-cell>
          <table:table-cell table:formula="of:=[.C6]-[.B6]" office:value-type="float" office:value="-159.952880859375" calcext:value-type="float">
            <text:p>-159.952880859375</text:p>
          </table:table-cell>
          <table:table-cell table:formula="of:=[.B6]/[.C6]" office:value-type="float" office:value="1.53929068837108" calcext:value-type="float">
            <text:p>1.5392906883710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14.617309570312" calcext:value-type="float">
            <text:p>514.617309570312</text:p>
          </table:table-cell>
          <table:table-cell office:value-type="float" office:value="300.596588134766" calcext:value-type="float">
            <text:p>300.596588134766</text:p>
          </table:table-cell>
          <table:table-cell table:formula="of:=[.C7]-[.B7]" office:value-type="float" office:value="-214.020721435546" calcext:value-type="float">
            <text:p>-214.020721435546</text:p>
          </table:table-cell>
          <table:table-cell table:formula="of:=[.B7]/[.C7]" office:value-type="float" office:value="1.71198652906731" calcext:value-type="float">
            <text:p>1.7119865290673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65.329833984375" calcext:value-type="float">
            <text:p>565.329833984375</text:p>
          </table:table-cell>
          <table:table-cell office:value-type="float" office:value="304.088287353516" calcext:value-type="float">
            <text:p>304.088287353516</text:p>
          </table:table-cell>
          <table:table-cell table:formula="of:=[.C8]-[.B8]" office:value-type="float" office:value="-261.241546630859" calcext:value-type="float">
            <text:p>-261.241546630859</text:p>
          </table:table-cell>
          <table:table-cell table:formula="of:=[.B8]/[.C8]" office:value-type="float" office:value="1.85909769463483" calcext:value-type="float">
            <text:p>1.85909769463483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609.427612304688" calcext:value-type="float">
            <text:p>609.427612304688</text:p>
          </table:table-cell>
          <table:table-cell office:value-type="float" office:value="307.12451171875" calcext:value-type="float">
            <text:p>307.12451171875</text:p>
          </table:table-cell>
          <table:table-cell table:formula="of:=[.C9]-[.B9]" office:value-type="float" office:value="-302.303100585938" calcext:value-type="float">
            <text:p>-302.303100585938</text:p>
          </table:table-cell>
          <table:table-cell table:formula="of:=[.B9]/[.C9]" office:value-type="float" office:value="1.98430144469476" calcext:value-type="float">
            <text:p>1.9843014446947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47.594970703125" calcext:value-type="float">
            <text:p>647.594970703125</text:p>
          </table:table-cell>
          <table:table-cell office:value-type="float" office:value="309.75244140625" calcext:value-type="float">
            <text:p>309.75244140625</text:p>
          </table:table-cell>
          <table:table-cell table:formula="of:=[.C10]-[.B10]" office:value-type="float" office:value="-337.842529296875" calcext:value-type="float">
            <text:p>-337.842529296875</text:p>
          </table:table-cell>
          <table:table-cell table:formula="of:=[.B10]/[.C10]" office:value-type="float" office:value="2.0906856061024" calcext:value-type="float">
            <text:p>2.0906856061024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680.465270996094" calcext:value-type="float">
            <text:p>680.465270996094</text:p>
          </table:table-cell>
          <table:table-cell office:value-type="float" office:value="312.015655517578" calcext:value-type="float">
            <text:p>312.015655517578</text:p>
          </table:table-cell>
          <table:table-cell table:formula="of:=[.C11]-[.B11]" office:value-type="float" office:value="-368.449615478516" calcext:value-type="float">
            <text:p>-368.449615478516</text:p>
          </table:table-cell>
          <table:table-cell table:formula="of:=[.B11]/[.C11]" office:value-type="float" office:value="2.18086900116382" calcext:value-type="float">
            <text:p>2.18086900116382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708.607055664062" calcext:value-type="float">
            <text:p>708.607055664062</text:p>
          </table:table-cell>
          <table:table-cell office:value-type="float" office:value="313.953277587891" calcext:value-type="float">
            <text:p>313.953277587891</text:p>
          </table:table-cell>
          <table:table-cell table:formula="of:=[.C12]-[.B12]" office:value-type="float" office:value="-394.653778076171" calcext:value-type="float">
            <text:p>-394.653778076171</text:p>
          </table:table-cell>
          <table:table-cell table:formula="of:=[.B12]/[.C12]" office:value-type="float" office:value="2.25704621116971" calcext:value-type="float">
            <text:p>2.2570462111697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732.039489746094" calcext:value-type="float">
            <text:p>732.039489746094</text:p>
          </table:table-cell>
          <table:table-cell office:value-type="float" office:value="315.566650390625" calcext:value-type="float">
            <text:p>315.566650390625</text:p>
          </table:table-cell>
          <table:table-cell table:formula="of:=[.C13]-[.B13]" office:value-type="float" office:value="-416.472839355469" calcext:value-type="float">
            <text:p>-416.472839355469</text:p>
          </table:table-cell>
          <table:table-cell table:formula="of:=[.B13]/[.C13]" office:value-type="float" office:value="2.31976189131499" calcext:value-type="float">
            <text:p>2.31976189131499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751.277221679688" calcext:value-type="float">
            <text:p>751.277221679688</text:p>
          </table:table-cell>
          <table:table-cell office:value-type="float" office:value="316.891204833984" calcext:value-type="float">
            <text:p>316.891204833984</text:p>
          </table:table-cell>
          <table:table-cell table:formula="of:=[.C14]-[.B14]" office:value-type="float" office:value="-434.386016845704" calcext:value-type="float">
            <text:p>-434.386016845704</text:p>
          </table:table-cell>
          <table:table-cell table:formula="of:=[.B14]/[.C14]" office:value-type="float" office:value="2.37077334498215" calcext:value-type="float">
            <text:p>2.37077334498215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767.084899902344" calcext:value-type="float">
            <text:p>767.084899902344</text:p>
          </table:table-cell>
          <table:table-cell office:value-type="float" office:value="317.979614257812" calcext:value-type="float">
            <text:p>317.979614257812</text:p>
          </table:table-cell>
          <table:table-cell table:formula="of:=[.C15]-[.B15]" office:value-type="float" office:value="-449.105285644531" calcext:value-type="float">
            <text:p>-449.105285644531</text:p>
          </table:table-cell>
          <table:table-cell table:formula="of:=[.B15]/[.C15]" office:value-type="float" office:value="2.41237131409438" calcext:value-type="float">
            <text:p>2.41237131409438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780.072204589844" calcext:value-type="float">
            <text:p>780.072204589844</text:p>
          </table:table-cell>
          <table:table-cell office:value-type="float" office:value="318.873809814453" calcext:value-type="float">
            <text:p>318.873809814453</text:p>
          </table:table-cell>
          <table:table-cell table:formula="of:=[.C16]-[.B16]" office:value-type="float" office:value="-461.198394775391" calcext:value-type="float">
            <text:p>-461.198394775391</text:p>
          </table:table-cell>
          <table:table-cell table:formula="of:=[.B16]/[.C16]" office:value-type="float" office:value="2.4463351350296" calcext:value-type="float">
            <text:p>2.4463351350296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790.749145507813" calcext:value-type="float">
            <text:p>790.749145507813</text:p>
          </table:table-cell>
          <table:table-cell office:value-type="float" office:value="319.608947753906" calcext:value-type="float">
            <text:p>319.608947753906</text:p>
          </table:table-cell>
          <table:table-cell table:formula="of:=[.C17]-[.B17]" office:value-type="float" office:value="-471.140197753907" calcext:value-type="float">
            <text:p>-471.140197753907</text:p>
          </table:table-cell>
          <table:table-cell table:formula="of:=[.B17]/[.C17]" office:value-type="float" office:value="2.47411454236468" calcext:value-type="float">
            <text:p>2.47411454236468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799.531005859375" calcext:value-type="float">
            <text:p>799.531005859375</text:p>
          </table:table-cell>
          <table:table-cell office:value-type="float" office:value="320.213623046875" calcext:value-type="float">
            <text:p>320.213623046875</text:p>
          </table:table-cell>
          <table:table-cell table:formula="of:=[.C18]-[.B18]" office:value-type="float" office:value="-479.3173828125" calcext:value-type="float">
            <text:p>-479.3173828125</text:p>
          </table:table-cell>
          <table:table-cell table:formula="of:=[.B18]/[.C18]" office:value-type="float" office:value="2.49686755438988" calcext:value-type="float">
            <text:p>2.49686755438988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806.722839355469" calcext:value-type="float">
            <text:p>806.722839355469</text:p>
          </table:table-cell>
          <table:table-cell office:value-type="float" office:value="320.708801269531" calcext:value-type="float">
            <text:p>320.708801269531</text:p>
          </table:table-cell>
          <table:table-cell table:formula="of:=[.C19]-[.B19]" office:value-type="float" office:value="-486.014038085938" calcext:value-type="float">
            <text:p>-486.014038085938</text:p>
          </table:table-cell>
          <table:table-cell table:formula="of:=[.B19]/[.C19]" office:value-type="float" office:value="2.51543716967555" calcext:value-type="float">
            <text:p>2.51543716967555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812.622009277344" calcext:value-type="float">
            <text:p>812.622009277344</text:p>
          </table:table-cell>
          <table:table-cell office:value-type="float" office:value="321.114959716797" calcext:value-type="float">
            <text:p>321.114959716797</text:p>
          </table:table-cell>
          <table:table-cell table:formula="of:=[.C20]-[.B20]" office:value-type="float" office:value="-491.507049560547" calcext:value-type="float">
            <text:p>-491.507049560547</text:p>
          </table:table-cell>
          <table:table-cell table:formula="of:=[.B20]/[.C20]" office:value-type="float" office:value="2.53062644603673" calcext:value-type="float">
            <text:p>2.53062644603673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817.474853515625" calcext:value-type="float">
            <text:p>817.474853515625</text:p>
          </table:table-cell>
          <table:table-cell office:value-type="float" office:value="321.449096679687" calcext:value-type="float">
            <text:p>321.449096679687</text:p>
          </table:table-cell>
          <table:table-cell table:formula="of:=[.C21]-[.B21]" office:value-type="float" office:value="-496.025756835938" calcext:value-type="float">
            <text:p>-496.025756835938</text:p>
          </table:table-cell>
          <table:table-cell table:formula="of:=[.B21]/[.C21]" office:value-type="float" office:value="2.54309270724195" calcext:value-type="float">
            <text:p>2.54309270724195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821.441040039062" calcext:value-type="float">
            <text:p>821.441040039062</text:p>
          </table:table-cell>
          <table:table-cell office:value-type="float" office:value="321.72216796875" calcext:value-type="float">
            <text:p>321.72216796875</text:p>
          </table:table-cell>
          <table:table-cell table:formula="of:=[.C22]-[.B22]" office:value-type="float" office:value="-499.718872070312" calcext:value-type="float">
            <text:p>-499.718872070312</text:p>
          </table:table-cell>
          <table:table-cell table:formula="of:=[.B22]/[.C22]" office:value-type="float" office:value="2.55326216786793" calcext:value-type="float">
            <text:p>2.5532621678679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824.671691894531" calcext:value-type="float">
            <text:p>824.671691894531</text:p>
          </table:table-cell>
          <table:table-cell office:value-type="float" office:value="321.944610595703" calcext:value-type="float">
            <text:p>321.944610595703</text:p>
          </table:table-cell>
          <table:table-cell table:formula="of:=[.C23]-[.B23]" office:value-type="float" office:value="-502.727081298828" calcext:value-type="float">
            <text:p>-502.727081298828</text:p>
          </table:table-cell>
          <table:table-cell table:formula="of:=[.B23]/[.C23]" office:value-type="float" office:value="2.56153283749219" calcext:value-type="float">
            <text:p>2.56153283749219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827.318176269531" calcext:value-type="float">
            <text:p>827.318176269531</text:p>
          </table:table-cell>
          <table:table-cell office:value-type="float" office:value="322.126831054688" calcext:value-type="float">
            <text:p>322.126831054688</text:p>
          </table:table-cell>
          <table:table-cell table:formula="of:=[.C24]-[.B24]" office:value-type="float" office:value="-505.191345214844" calcext:value-type="float">
            <text:p>-505.191345214844</text:p>
          </table:table-cell>
          <table:table-cell table:formula="of:=[.B24]/[.C24]" office:value-type="float" office:value="2.56829949110659" calcext:value-type="float">
            <text:p>2.56829949110659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829.516784667969" calcext:value-type="float">
            <text:p>829.516784667969</text:p>
          </table:table-cell>
          <table:table-cell office:value-type="float" office:value="322.278198242187" calcext:value-type="float">
            <text:p>322.278198242187</text:p>
          </table:table-cell>
          <table:table-cell table:formula="of:=[.C25]-[.B25]" office:value-type="float" office:value="-507.238586425781" calcext:value-type="float">
            <text:p>-507.238586425781</text:p>
          </table:table-cell>
          <table:table-cell table:formula="of:=[.B25]/[.C25]" office:value-type="float" office:value="2.57391529800163" calcext:value-type="float">
            <text:p>2.57391529800163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831.336608886719" calcext:value-type="float">
            <text:p>831.336608886719</text:p>
          </table:table-cell>
          <table:table-cell office:value-type="float" office:value="322.403503417969" calcext:value-type="float">
            <text:p>322.403503417969</text:p>
          </table:table-cell>
          <table:table-cell table:formula="of:=[.C26]-[.B26]" office:value-type="float" office:value="-508.93310546875" calcext:value-type="float">
            <text:p>-508.93310546875</text:p>
          </table:table-cell>
          <table:table-cell table:formula="of:=[.B26]/[.C26]" office:value-type="float" office:value="2.57855947616351" calcext:value-type="float">
            <text:p>2.57855947616351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832.8291015625" calcext:value-type="float">
            <text:p>832.8291015625</text:p>
          </table:table-cell>
          <table:table-cell office:value-type="float" office:value="322.506256103516" calcext:value-type="float">
            <text:p>322.506256103516</text:p>
          </table:table-cell>
          <table:table-cell table:formula="of:=[.C27]-[.B27]" office:value-type="float" office:value="-510.322845458984" calcext:value-type="float">
            <text:p>-510.322845458984</text:p>
          </table:table-cell>
          <table:table-cell table:formula="of:=[.B27]/[.C27]" office:value-type="float" office:value="2.58236572407819" calcext:value-type="float">
            <text:p>2.58236572407819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834.0458984375" calcext:value-type="float">
            <text:p>834.0458984375</text:p>
          </table:table-cell>
          <table:table-cell office:value-type="float" office:value="322.590057373047" calcext:value-type="float">
            <text:p>322.590057373047</text:p>
          </table:table-cell>
          <table:table-cell table:formula="of:=[.C28]-[.B28]" office:value-type="float" office:value="-511.455841064453" calcext:value-type="float">
            <text:p>-511.455841064453</text:p>
          </table:table-cell>
          <table:table-cell table:formula="of:=[.B28]/[.C28]" office:value-type="float" office:value="2.58546684677575" calcext:value-type="float">
            <text:p>2.58546684677575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835.038696289062" calcext:value-type="float">
            <text:p>835.038696289062</text:p>
          </table:table-cell>
          <table:table-cell office:value-type="float" office:value="322.658416748047" calcext:value-type="float">
            <text:p>322.658416748047</text:p>
          </table:table-cell>
          <table:table-cell table:formula="of:=[.C29]-[.B29]" office:value-type="float" office:value="-512.380279541015" calcext:value-type="float">
            <text:p>-512.380279541015</text:p>
          </table:table-cell>
          <table:table-cell table:formula="of:=[.B29]/[.C29]" office:value-type="float" office:value="2.58799601357096" calcext:value-type="float">
            <text:p>2.58799601357096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835.859069824219" calcext:value-type="float">
            <text:p>835.859069824219</text:p>
          </table:table-cell>
          <table:table-cell office:value-type="float" office:value="322.714874267578" calcext:value-type="float">
            <text:p>322.714874267578</text:p>
          </table:table-cell>
          <table:table-cell table:formula="of:=[.C30]-[.B30]" office:value-type="float" office:value="-513.144195556641" calcext:value-type="float">
            <text:p>-513.144195556641</text:p>
          </table:table-cell>
          <table:table-cell table:formula="of:=[.B30]/[.C30]" office:value-type="float" office:value="2.59008535544342" calcext:value-type="float">
            <text:p>2.59008535544342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836.546203613281" calcext:value-type="float">
            <text:p>836.546203613281</text:p>
          </table:table-cell>
          <table:table-cell office:value-type="float" office:value="322.76220703125" calcext:value-type="float">
            <text:p>322.76220703125</text:p>
          </table:table-cell>
          <table:table-cell table:formula="of:=[.C31]-[.B31]" office:value-type="float" office:value="-513.783996582031" calcext:value-type="float">
            <text:p>-513.783996582031</text:p>
          </table:table-cell>
          <table:table-cell table:formula="of:=[.B31]/[.C31]" office:value-type="float" office:value="2.59183443844863" calcext:value-type="float">
            <text:p>2.59183443844863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837.115844726563" calcext:value-type="float">
            <text:p>837.115844726563</text:p>
          </table:table-cell>
          <table:table-cell office:value-type="float" office:value="322.801422119141" calcext:value-type="float">
            <text:p>322.801422119141</text:p>
          </table:table-cell>
          <table:table-cell table:formula="of:=[.C32]-[.B32]" office:value-type="float" office:value="-514.314422607422" calcext:value-type="float">
            <text:p>-514.314422607422</text:p>
          </table:table-cell>
          <table:table-cell table:formula="of:=[.B32]/[.C32]" office:value-type="float" office:value="2.59328425268708" calcext:value-type="float">
            <text:p>2.59328425268708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837.584106445313" calcext:value-type="float">
            <text:p>837.584106445313</text:p>
          </table:table-cell>
          <table:table-cell office:value-type="float" office:value="322.833648681641" calcext:value-type="float">
            <text:p>322.833648681641</text:p>
          </table:table-cell>
          <table:table-cell table:formula="of:=[.C33]-[.B33]" office:value-type="float" office:value="-514.750457763672" calcext:value-type="float">
            <text:p>-514.750457763672</text:p>
          </table:table-cell>
          <table:table-cell table:formula="of:=[.B33]/[.C33]" office:value-type="float" office:value="2.59447585425424" calcext:value-type="float">
            <text:p>2.59447585425424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837.966796875" calcext:value-type="float">
            <text:p>837.966796875</text:p>
          </table:table-cell>
          <table:table-cell office:value-type="float" office:value="322.860015869141" calcext:value-type="float">
            <text:p>322.860015869141</text:p>
          </table:table-cell>
          <table:table-cell table:formula="of:=[.C34]-[.B34]" office:value-type="float" office:value="-515.106781005859" calcext:value-type="float">
            <text:p>-515.106781005859</text:p>
          </table:table-cell>
          <table:table-cell table:formula="of:=[.B34]/[.C34]" office:value-type="float" office:value="2.59544928355154" calcext:value-type="float">
            <text:p>2.59544928355154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838.279846191406" calcext:value-type="float">
            <text:p>838.279846191406</text:p>
          </table:table-cell>
          <table:table-cell office:value-type="float" office:value="322.881561279297" calcext:value-type="float">
            <text:p>322.881561279297</text:p>
          </table:table-cell>
          <table:table-cell table:formula="of:=[.C35]-[.B35]" office:value-type="float" office:value="-515.398284912109" calcext:value-type="float">
            <text:p>-515.398284912109</text:p>
          </table:table-cell>
          <table:table-cell table:formula="of:=[.B35]/[.C35]" office:value-type="float" office:value="2.59624564149788" calcext:value-type="float">
            <text:p>2.59624564149788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838.539306640625" calcext:value-type="float">
            <text:p>838.539306640625</text:p>
          </table:table-cell>
          <table:table-cell office:value-type="float" office:value="322.8994140625" calcext:value-type="float">
            <text:p>322.8994140625</text:p>
          </table:table-cell>
          <table:table-cell table:formula="of:=[.C36]-[.B36]" office:value-type="float" office:value="-515.639892578125" calcext:value-type="float">
            <text:p>-515.639892578125</text:p>
          </table:table-cell>
          <table:table-cell table:formula="of:=[.B36]/[.C36]" office:value-type="float" office:value="2.59690563104682" calcext:value-type="float">
            <text:p>2.59690563104682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838.760375976563" calcext:value-type="float">
            <text:p>838.760375976563</text:p>
          </table:table-cell>
          <table:table-cell office:value-type="float" office:value="322.914642333984" calcext:value-type="float">
            <text:p>322.914642333984</text:p>
          </table:table-cell>
          <table:table-cell table:formula="of:=[.C37]-[.B37]" office:value-type="float" office:value="-515.845733642579" calcext:value-type="float">
            <text:p>-515.845733642579</text:p>
          </table:table-cell>
          <table:table-cell table:formula="of:=[.B37]/[.C37]" office:value-type="float" office:value="2.59746777016401" calcext:value-type="float">
            <text:p>2.59746777016401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838.949279785156" calcext:value-type="float">
            <text:p>838.949279785156</text:p>
          </table:table-cell>
          <table:table-cell office:value-type="float" office:value="322.927642822266" calcext:value-type="float">
            <text:p>322.927642822266</text:p>
          </table:table-cell>
          <table:table-cell table:formula="of:=[.C38]-[.B38]" office:value-type="float" office:value="-516.02163696289" calcext:value-type="float">
            <text:p>-516.02163696289</text:p>
          </table:table-cell>
          <table:table-cell table:formula="of:=[.B38]/[.C38]" office:value-type="float" office:value="2.5979481733216" calcext:value-type="float">
            <text:p>2.5979481733216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839.108825683594" calcext:value-type="float">
            <text:p>839.108825683594</text:p>
          </table:table-cell>
          <table:table-cell office:value-type="float" office:value="322.938629150391" calcext:value-type="float">
            <text:p>322.938629150391</text:p>
          </table:table-cell>
          <table:table-cell table:formula="of:=[.C39]-[.B39]" office:value-type="float" office:value="-516.170196533203" calcext:value-type="float">
            <text:p>-516.170196533203</text:p>
          </table:table-cell>
          <table:table-cell table:formula="of:=[.B39]/[.C39]" office:value-type="float" office:value="2.59835383549865" calcext:value-type="float">
            <text:p>2.59835383549865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839.242614746094" calcext:value-type="float">
            <text:p>839.242614746094</text:p>
          </table:table-cell>
          <table:table-cell office:value-type="float" office:value="322.947845458984" calcext:value-type="float">
            <text:p>322.947845458984</text:p>
          </table:table-cell>
          <table:table-cell table:formula="of:=[.C40]-[.B40]" office:value-type="float" office:value="-516.29476928711" calcext:value-type="float">
            <text:p>-516.29476928711</text:p>
          </table:table-cell>
          <table:table-cell table:formula="of:=[.B40]/[.C40]" office:value-type="float" office:value="2.5986939580084" calcext:value-type="float">
            <text:p>2.5986939580084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839.354125976563" calcext:value-type="float">
            <text:p>839.354125976563</text:p>
          </table:table-cell>
          <table:table-cell office:value-type="float" office:value="322.955535888672" calcext:value-type="float">
            <text:p>322.955535888672</text:p>
          </table:table-cell>
          <table:table-cell table:formula="of:=[.C41]-[.B41]" office:value-type="float" office:value="-516.398590087891" calcext:value-type="float">
            <text:p>-516.398590087891</text:p>
          </table:table-cell>
          <table:table-cell table:formula="of:=[.B41]/[.C41]" office:value-type="float" office:value="2.59897735973754" calcext:value-type="float">
            <text:p>2.59897735973754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839.446899414063" calcext:value-type="float">
            <text:p>839.446899414063</text:p>
          </table:table-cell>
          <table:table-cell office:value-type="float" office:value="322.9619140625" calcext:value-type="float">
            <text:p>322.9619140625</text:p>
          </table:table-cell>
          <table:table-cell table:formula="of:=[.C42]-[.B42]" office:value-type="float" office:value="-516.484985351563" calcext:value-type="float">
            <text:p>-516.484985351563</text:p>
          </table:table-cell>
          <table:table-cell table:formula="of:=[.B42]/[.C42]" office:value-type="float" office:value="2.59921329067802" calcext:value-type="float">
            <text:p>2.59921329067802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839.524475097656" calcext:value-type="float">
            <text:p>839.524475097656</text:p>
          </table:table-cell>
          <table:table-cell office:value-type="float" office:value="322.967254638672" calcext:value-type="float">
            <text:p>322.967254638672</text:p>
          </table:table-cell>
          <table:table-cell table:formula="of:=[.C43]-[.B43]" office:value-type="float" office:value="-516.557220458984" calcext:value-type="float">
            <text:p>-516.557220458984</text:p>
          </table:table-cell>
          <table:table-cell table:formula="of:=[.B43]/[.C43]" office:value-type="float" office:value="2.59941050691624" calcext:value-type="float">
            <text:p>2.59941050691624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839.590454101563" calcext:value-type="float">
            <text:p>839.590454101563</text:p>
          </table:table-cell>
          <table:table-cell office:value-type="float" office:value="322.971801757812" calcext:value-type="float">
            <text:p>322.971801757812</text:p>
          </table:table-cell>
          <table:table-cell table:formula="of:=[.C44]-[.B44]" office:value-type="float" office:value="-516.61865234375" calcext:value-type="float">
            <text:p>-516.61865234375</text:p>
          </table:table-cell>
          <table:table-cell table:formula="of:=[.B44]/[.C44]" office:value-type="float" office:value="2.59957819701903" calcext:value-type="float">
            <text:p>2.59957819701903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839.648254394531" calcext:value-type="float">
            <text:p>839.648254394531</text:p>
          </table:table-cell>
          <table:table-cell office:value-type="float" office:value="322.975769042969" calcext:value-type="float">
            <text:p>322.975769042969</text:p>
          </table:table-cell>
          <table:table-cell table:formula="of:=[.C45]-[.B45]" office:value-type="float" office:value="-516.672485351562" calcext:value-type="float">
            <text:p>-516.672485351562</text:p>
          </table:table-cell>
          <table:table-cell table:formula="of:=[.B45]/[.C45]" office:value-type="float" office:value="2.59972522670214" calcext:value-type="float">
            <text:p>2.59972522670214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839.699768066406" calcext:value-type="float">
            <text:p>839.699768066406</text:p>
          </table:table-cell>
          <table:table-cell office:value-type="float" office:value="322.979339599609" calcext:value-type="float">
            <text:p>322.979339599609</text:p>
          </table:table-cell>
          <table:table-cell table:formula="of:=[.C46]-[.B46]" office:value-type="float" office:value="-516.720428466797" calcext:value-type="float">
            <text:p>-516.720428466797</text:p>
          </table:table-cell>
          <table:table-cell table:formula="of:=[.B46]/[.C46]" office:value-type="float" office:value="2.59985598183266" calcext:value-type="float">
            <text:p>2.59985598183266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839.744384765625" calcext:value-type="float">
            <text:p>839.744384765625</text:p>
          </table:table-cell>
          <table:table-cell office:value-type="float" office:value="322.982391357422" calcext:value-type="float">
            <text:p>322.982391357422</text:p>
          </table:table-cell>
          <table:table-cell table:formula="of:=[.C47]-[.B47]" office:value-type="float" office:value="-516.761993408203" calcext:value-type="float">
            <text:p>-516.761993408203</text:p>
          </table:table-cell>
          <table:table-cell table:formula="of:=[.B47]/[.C47]" office:value-type="float" office:value="2.59996955634754" calcext:value-type="float">
            <text:p>2.59996955634754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839.782897949219" calcext:value-type="float">
            <text:p>839.782897949219</text:p>
          </table:table-cell>
          <table:table-cell office:value-type="float" office:value="322.985046386719" calcext:value-type="float">
            <text:p>322.985046386719</text:p>
          </table:table-cell>
          <table:table-cell table:formula="of:=[.C48]-[.B48]" office:value-type="float" office:value="-516.7978515625" calcext:value-type="float">
            <text:p>-516.7978515625</text:p>
          </table:table-cell>
          <table:table-cell table:formula="of:=[.B48]/[.C48]" office:value-type="float" office:value="2.60006742523839" calcext:value-type="float">
            <text:p>2.60006742523839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839.815856933594" calcext:value-type="float">
            <text:p>839.815856933594</text:p>
          </table:table-cell>
          <table:table-cell office:value-type="float" office:value="322.987335205078" calcext:value-type="float">
            <text:p>322.987335205078</text:p>
          </table:table-cell>
          <table:table-cell table:formula="of:=[.C49]-[.B49]" office:value-type="float" office:value="-516.828521728516" calcext:value-type="float">
            <text:p>-516.828521728516</text:p>
          </table:table-cell>
          <table:table-cell table:formula="of:=[.B49]/[.C49]" office:value-type="float" office:value="2.60015104431373" calcext:value-type="float">
            <text:p>2.60015104431373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839.843994140625" calcext:value-type="float">
            <text:p>839.843994140625</text:p>
          </table:table-cell>
          <table:table-cell office:value-type="float" office:value="322.9892578125" calcext:value-type="float">
            <text:p>322.9892578125</text:p>
          </table:table-cell>
          <table:table-cell table:formula="of:=[.C50]-[.B50]" office:value-type="float" office:value="-516.854736328125" calcext:value-type="float">
            <text:p>-516.854736328125</text:p>
          </table:table-cell>
          <table:table-cell table:formula="of:=[.B50]/[.C50]" office:value-type="float" office:value="2.60022268179633" calcext:value-type="float">
            <text:p>2.60022268179633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839.868041992188" calcext:value-type="float">
            <text:p>839.868041992188</text:p>
          </table:table-cell>
          <table:table-cell office:value-type="float" office:value="322.990905761719" calcext:value-type="float">
            <text:p>322.990905761719</text:p>
          </table:table-cell>
          <table:table-cell table:formula="of:=[.C51]-[.B51]" office:value-type="float" office:value="-516.877136230469" calcext:value-type="float">
            <text:p>-516.877136230469</text:p>
          </table:table-cell>
          <table:table-cell table:formula="of:=[.B51]/[.C51]" office:value-type="float" office:value="2.60028386870987" calcext:value-type="float">
            <text:p>2.60028386870987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839.888610839844" calcext:value-type="float">
            <text:p>839.888610839844</text:p>
          </table:table-cell>
          <table:table-cell office:value-type="float" office:value="322.992340087891" calcext:value-type="float">
            <text:p>322.992340087891</text:p>
          </table:table-cell>
          <table:table-cell table:formula="of:=[.C52]-[.B52]" office:value-type="float" office:value="-516.896270751953" calcext:value-type="float">
            <text:p>-516.896270751953</text:p>
          </table:table-cell>
          <table:table-cell table:formula="of:=[.B52]/[.C52]" office:value-type="float" office:value="2.600336003669" calcext:value-type="float">
            <text:p>2.60033600366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839.906311035156" calcext:value-type="float">
            <text:p>839.906311035156</text:p>
          </table:table-cell>
          <table:table-cell office:value-type="float" office:value="322.993560791016" calcext:value-type="float">
            <text:p>322.993560791016</text:p>
          </table:table-cell>
          <table:table-cell table:formula="of:=[.C53]-[.B53]" office:value-type="float" office:value="-516.91275024414" calcext:value-type="float">
            <text:p>-516.91275024414</text:p>
          </table:table-cell>
          <table:table-cell table:formula="of:=[.B53]/[.C53]" office:value-type="float" office:value="2.60038097656874" calcext:value-type="float">
            <text:p>2.60038097656874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839.921508789062" calcext:value-type="float">
            <text:p>839.921508789062</text:p>
          </table:table-cell>
          <table:table-cell office:value-type="float" office:value="322.994598388672" calcext:value-type="float">
            <text:p>322.994598388672</text:p>
          </table:table-cell>
          <table:table-cell table:formula="of:=[.C54]-[.B54]" office:value-type="float" office:value="-516.92691040039" calcext:value-type="float">
            <text:p>-516.92691040039</text:p>
          </table:table-cell>
          <table:table-cell table:formula="of:=[.B54]/[.C54]" office:value-type="float" office:value="2.60041967568248" calcext:value-type="float">
            <text:p>2.60041967568248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839.934448242187" calcext:value-type="float">
            <text:p>839.934448242187</text:p>
          </table:table-cell>
          <table:table-cell office:value-type="float" office:value="322.995483398437" calcext:value-type="float">
            <text:p>322.995483398437</text:p>
          </table:table-cell>
          <table:table-cell table:formula="of:=[.C55]-[.B55]" office:value-type="float" office:value="-516.93896484375" calcext:value-type="float">
            <text:p>-516.93896484375</text:p>
          </table:table-cell>
          <table:table-cell table:formula="of:=[.B55]/[.C55]" office:value-type="float" office:value="2.6004526113019" calcext:value-type="float">
            <text:p>2.6004526113019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839.945373535156" calcext:value-type="float">
            <text:p>839.945373535156</text:p>
          </table:table-cell>
          <table:table-cell office:value-type="float" office:value="322.996246337891" calcext:value-type="float">
            <text:p>322.996246337891</text:p>
          </table:table-cell>
          <table:table-cell table:formula="of:=[.C56]-[.B56]" office:value-type="float" office:value="-516.949127197265" calcext:value-type="float">
            <text:p>-516.949127197265</text:p>
          </table:table-cell>
          <table:table-cell table:formula="of:=[.B56]/[.C56]" office:value-type="float" office:value="2.60048029368266" calcext:value-type="float">
            <text:p>2.60048029368266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839.954528808594" calcext:value-type="float">
            <text:p>839.954528808594</text:p>
          </table:table-cell>
          <table:table-cell office:value-type="float" office:value="322.996856689453" calcext:value-type="float">
            <text:p>322.996856689453</text:p>
          </table:table-cell>
          <table:table-cell table:formula="of:=[.C57]-[.B57]" office:value-type="float" office:value="-516.957672119141" calcext:value-type="float">
            <text:p>-516.957672119141</text:p>
          </table:table-cell>
          <table:table-cell table:formula="of:=[.B57]/[.C57]" office:value-type="float" office:value="2.60050372445628" calcext:value-type="float">
            <text:p>2.60050372445628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839.962158203125" calcext:value-type="float">
            <text:p>839.962158203125</text:p>
          </table:table-cell>
          <table:table-cell office:value-type="float" office:value="322.997406005859" calcext:value-type="float">
            <text:p>322.997406005859</text:p>
          </table:table-cell>
          <table:table-cell table:formula="of:=[.C58]-[.B58]" office:value-type="float" office:value="-516.964752197266" calcext:value-type="float">
            <text:p>-516.964752197266</text:p>
          </table:table-cell>
          <table:table-cell table:formula="of:=[.B58]/[.C58]" office:value-type="float" office:value="2.60052292242832" calcext:value-type="float">
            <text:p>2.60052292242832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839.968627929687" calcext:value-type="float">
            <text:p>839.968627929687</text:p>
          </table:table-cell>
          <table:table-cell office:value-type="float" office:value="322.997833251953" calcext:value-type="float">
            <text:p>322.997833251953</text:p>
          </table:table-cell>
          <table:table-cell table:formula="of:=[.C59]-[.B59]" office:value-type="float" office:value="-516.970794677734" calcext:value-type="float">
            <text:p>-516.970794677734</text:p>
          </table:table-cell>
          <table:table-cell table:formula="of:=[.B59]/[.C59]" office:value-type="float" office:value="2.60053951282847" calcext:value-type="float">
            <text:p>2.60053951282847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839.974060058594" calcext:value-type="float">
            <text:p>839.974060058594</text:p>
          </table:table-cell>
          <table:table-cell office:value-type="float" office:value="322.998199462891" calcext:value-type="float">
            <text:p>322.998199462891</text:p>
          </table:table-cell>
          <table:table-cell table:formula="of:=[.C60]-[.B60]" office:value-type="float" office:value="-516.975860595703" calcext:value-type="float">
            <text:p>-516.975860595703</text:p>
          </table:table-cell>
          <table:table-cell table:formula="of:=[.B60]/[.C60]" office:value-type="float" office:value="2.60055338220267" calcext:value-type="float">
            <text:p>2.60055338220267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839.978637695313" calcext:value-type="float">
            <text:p>839.978637695313</text:p>
          </table:table-cell>
          <table:table-cell office:value-type="float" office:value="322.99853515625" calcext:value-type="float">
            <text:p>322.99853515625</text:p>
          </table:table-cell>
          <table:table-cell table:formula="of:=[.C61]-[.B61]" office:value-type="float" office:value="-516.980102539063" calcext:value-type="float">
            <text:p>-516.980102539063</text:p>
          </table:table-cell>
          <table:table-cell table:formula="of:=[.B61]/[.C61]" office:value-type="float" office:value="2.60056485175382" calcext:value-type="float">
            <text:p>2.60056485175382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839.982482910156" calcext:value-type="float">
            <text:p>839.982482910156</text:p>
          </table:table-cell>
          <table:table-cell office:value-type="float" office:value="322.998809814453" calcext:value-type="float">
            <text:p>322.998809814453</text:p>
          </table:table-cell>
          <table:table-cell table:formula="of:=[.C62]-[.B62]" office:value-type="float" office:value="-516.983673095703" calcext:value-type="float">
            <text:p>-516.983673095703</text:p>
          </table:table-cell>
          <table:table-cell table:formula="of:=[.B62]/[.C62]" office:value-type="float" office:value="2.60057454512815" calcext:value-type="float">
            <text:p>2.6005745451281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839.985656738281" calcext:value-type="float">
            <text:p>839.985656738281</text:p>
          </table:table-cell>
          <table:table-cell office:value-type="float" office:value="322.9990234375" calcext:value-type="float">
            <text:p>322.9990234375</text:p>
          </table:table-cell>
          <table:table-cell table:formula="of:=[.C63]-[.B63]" office:value-type="float" office:value="-516.986633300781" calcext:value-type="float">
            <text:p>-516.986633300781</text:p>
          </table:table-cell>
          <table:table-cell table:formula="of:=[.B63]/[.C63]" office:value-type="float" office:value="2.60058265129962" calcext:value-type="float">
            <text:p>2.60058265129962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839.98828125" calcext:value-type="float">
            <text:p>839.98828125</text:p>
          </table:table-cell>
          <table:table-cell office:value-type="float" office:value="322.999206542969" calcext:value-type="float">
            <text:p>322.999206542969</text:p>
          </table:table-cell>
          <table:table-cell table:formula="of:=[.C64]-[.B64]" office:value-type="float" office:value="-516.989074707031" calcext:value-type="float">
            <text:p>-516.989074707031</text:p>
          </table:table-cell>
          <table:table-cell table:formula="of:=[.B64]/[.C64]" office:value-type="float" office:value="2.60058930249495" calcext:value-type="float">
            <text:p>2.60058930249495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839.990417480469" calcext:value-type="float">
            <text:p>839.990417480469</text:p>
          </table:table-cell>
          <table:table-cell office:value-type="float" office:value="322.999328613281" calcext:value-type="float">
            <text:p>322.999328613281</text:p>
          </table:table-cell>
          <table:table-cell table:formula="of:=[.C65]-[.B65]" office:value-type="float" office:value="-516.991088867188" calcext:value-type="float">
            <text:p>-516.991088867188</text:p>
          </table:table-cell>
          <table:table-cell table:formula="of:=[.B65]/[.C65]" office:value-type="float" office:value="2.60059493339123" calcext:value-type="float">
            <text:p>2.60059493339123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839.992248535156" calcext:value-type="float">
            <text:p>839.992248535156</text:p>
          </table:table-cell>
          <table:table-cell office:value-type="float" office:value="322.999481201172" calcext:value-type="float">
            <text:p>322.999481201172</text:p>
          </table:table-cell>
          <table:table-cell table:formula="of:=[.C66]-[.B66]" office:value-type="float" office:value="-516.992767333984" calcext:value-type="float">
            <text:p>-516.992767333984</text:p>
          </table:table-cell>
          <table:table-cell table:formula="of:=[.B66]/[.C66]" office:value-type="float" office:value="2.60059937375561" calcext:value-type="float">
            <text:p>2.60059937375561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839.994018554688" calcext:value-type="float">
            <text:p>839.994018554688</text:p>
          </table:table-cell>
          <table:table-cell office:value-type="float" office:value="322.999603271484" calcext:value-type="float">
            <text:p>322.999603271484</text:p>
          </table:table-cell>
          <table:table-cell table:formula="of:=[.C67]-[.B67]" office:value-type="float" office:value="-516.994415283204" calcext:value-type="float">
            <text:p>-516.994415283204</text:p>
          </table:table-cell>
          <table:table-cell table:formula="of:=[.B67]/[.C67]" office:value-type="float" office:value="2.60060387086192" calcext:value-type="float">
            <text:p>2.60060387086192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839.995666503906" calcext:value-type="float">
            <text:p>839.995666503906</text:p>
          </table:table-cell>
          <table:table-cell office:value-type="float" office:value="322.999694824219" calcext:value-type="float">
            <text:p>322.999694824219</text:p>
          </table:table-cell>
          <table:table-cell table:formula="of:=[.C68]-[.B68]" office:value-type="float" office:value="-516.995971679687" calcext:value-type="float">
            <text:p>-516.995971679687</text:p>
          </table:table-cell>
          <table:table-cell table:formula="of:=[.B68]/[.C68]" office:value-type="float" office:value="2.60060823574785" calcext:value-type="float">
            <text:p>2.60060823574785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839.9970703125" calcext:value-type="float">
            <text:p>839.9970703125</text:p>
          </table:table-cell>
          <table:table-cell office:value-type="float" office:value="322.999786376953" calcext:value-type="float">
            <text:p>322.999786376953</text:p>
          </table:table-cell>
          <table:table-cell table:formula="of:=[.C69]-[.B69]" office:value-type="float" office:value="-516.997283935547" calcext:value-type="float">
            <text:p>-516.997283935547</text:p>
          </table:table-cell>
          <table:table-cell table:formula="of:=[.B69]/[.C69]" office:value-type="float" office:value="2.60061184477748" calcext:value-type="float">
            <text:p>2.60061184477748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839.998291015625" calcext:value-type="float">
            <text:p>839.998291015625</text:p>
          </table:table-cell>
          <table:table-cell office:value-type="float" office:value="322.999877929688" calcext:value-type="float">
            <text:p>322.999877929688</text:p>
          </table:table-cell>
          <table:table-cell table:formula="of:=[.C70]-[.B70]" office:value-type="float" office:value="-516.998413085938" calcext:value-type="float">
            <text:p>-516.998413085938</text:p>
          </table:table-cell>
          <table:table-cell table:formula="of:=[.B70]/[.C70]" office:value-type="float" office:value="2.60061488691485" calcext:value-type="float">
            <text:p>2.60061488691485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839.999206542969" calcext:value-type="float">
            <text:p>839.999206542969</text:p>
          </table:table-cell>
          <table:table-cell office:value-type="float" office:value="322.999938964844" calcext:value-type="float">
            <text:p>322.999938964844</text:p>
          </table:table-cell>
          <table:table-cell table:formula="of:=[.C71]-[.B71]" office:value-type="float" office:value="-516.999267578125" calcext:value-type="float">
            <text:p>-516.999267578125</text:p>
          </table:table-cell>
          <table:table-cell table:formula="of:=[.B71]/[.C71]" office:value-type="float" office:value="2.60061722994442" calcext:value-type="float">
            <text:p>2.60061722994442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float" office:value="839.999816894531" calcext:value-type="float">
            <text:p>839.999816894531</text:p>
          </table:table-cell>
          <table:table-cell office:value-type="float" office:value="323" calcext:value-type="float">
            <text:p>323</text:p>
          </table:table-cell>
          <table:table-cell table:formula="of:=[.C72]-[.B72]" office:value-type="float" office:value="-516.999816894531" calcext:value-type="float">
            <text:p>-516.999816894531</text:p>
          </table:table-cell>
          <table:table-cell table:formula="of:=[.B72]/[.C72]" office:value-type="float" office:value="2.60061862815644" calcext:value-type="float">
            <text:p>2.60061862815644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840" calcext:value-type="float">
            <text:p>840</text:p>
          </table:table-cell>
          <table:table-cell office:value-type="float" office:value="323" calcext:value-type="float">
            <text:p>323</text:p>
          </table:table-cell>
          <table:table-cell table:formula="of:=[.C73]-[.B73]" office:value-type="float" office:value="-517" calcext:value-type="float">
            <text:p>-517</text:p>
          </table:table-cell>
          <table:table-cell table:formula="of:=[.B73]/[.C73]" office:value-type="float" office:value="2.60061919504644" calcext:value-type="float">
            <text:p>2.60061919504644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840" calcext:value-type="float">
            <text:p>840</text:p>
          </table:table-cell>
          <table:table-cell office:value-type="float" office:value="323" calcext:value-type="float">
            <text:p>323</text:p>
          </table:table-cell>
          <table:table-cell table:formula="of:=[.C74]-[.B74]" office:value-type="float" office:value="-517" calcext:value-type="float">
            <text:p>-517</text:p>
          </table:table-cell>
          <table:table-cell table:formula="of:=[.B74]/[.C74]" office:value-type="float" office:value="2.60061919504644" calcext:value-type="float">
            <text:p>2.60061919504644</text:p>
          </table:table-cell>
        </table:table-row>
      </table:table>
      <table:table table:name="Sheet3_2" table:style-name="ta1">
        <table:shapes>
          <draw:frame draw:z-index="0" draw:style-name="gr1" draw:text-style-name="P1" svg:width="728.79pt" svg:height="462.02pt" svg:x="350.79pt" svg:y="9.75pt">
            <draw:object draw:notify-on-update-of-ranges="Sheet3_2.A1:Sheet3_2.A74 Sheet3_2.B1:Sheet3_2.B74 Sheet3_2.A1:Sheet3_2.A74 Sheet3_2.C1:Sheet3_2.C7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230.000061035156" calcext:value-type="float">
            <text:p>230.000061035156</text:p>
          </table:table-cell>
          <table:table-cell office:value-type="float" office:value="281" calcext:value-type="float">
            <text:p>281</text:p>
          </table:table-cell>
          <table:table-cell table:formula="of:=[.C1]-[.B1]" office:value-type="float" office:value="50.9999389648438" calcext:value-type="float">
            <text:p>50.9999389648438</text:p>
          </table:table-cell>
          <table:table-cell table:formula="of:=[.B1]/[.C1]" office:value-type="float" office:value="0.818505555285254" calcext:value-type="float">
            <text:p>0.818505555285254</text:p>
          </table:table-cell>
        </table:table-row>
        <table:table-row table:style-name="ro1">
          <table:table-cell office:value-type="float" office:value="-900" calcext:value-type="float">
            <text:p>-900</text:p>
          </table:table-cell>
          <table:table-cell office:value-type="float" office:value="230.000061035156" calcext:value-type="float">
            <text:p>230.000061035156</text:p>
          </table:table-cell>
          <table:table-cell office:value-type="float" office:value="281" calcext:value-type="float">
            <text:p>281</text:p>
          </table:table-cell>
          <table:table-cell table:formula="of:=[.C2]-[.B2]" office:value-type="float" office:value="50.9999389648438" calcext:value-type="float">
            <text:p>50.9999389648438</text:p>
          </table:table-cell>
          <table:table-cell table:formula="of:=[.B2]/[.C2]" office:value-type="float" office:value="0.818505555285254" calcext:value-type="float">
            <text:p>0.818505555285254</text:p>
          </table:table-cell>
        </table:table-row>
        <table:table-row table:style-name="ro1">
          <table:table-cell office:value-type="float" office:value="-800" calcext:value-type="float">
            <text:p>-800</text:p>
          </table:table-cell>
          <table:table-cell office:value-type="float" office:value="230.000061035156" calcext:value-type="float">
            <text:p>230.000061035156</text:p>
          </table:table-cell>
          <table:table-cell office:value-type="float" office:value="281" calcext:value-type="float">
            <text:p>281</text:p>
          </table:table-cell>
          <table:table-cell table:formula="of:=[.C3]-[.B3]" office:value-type="float" office:value="50.9999389648438" calcext:value-type="float">
            <text:p>50.9999389648438</text:p>
          </table:table-cell>
          <table:table-cell table:formula="of:=[.B3]/[.C3]" office:value-type="float" office:value="0.818505555285254" calcext:value-type="float">
            <text:p>0.818505555285254</text:p>
          </table:table-cell>
        </table:table-row>
        <table:table-row table:style-name="ro1">
          <table:table-cell office:value-type="float" office:value="-700" calcext:value-type="float">
            <text:p>-700</text:p>
          </table:table-cell>
          <table:table-cell office:value-type="float" office:value="230.000061035156" calcext:value-type="float">
            <text:p>230.000061035156</text:p>
          </table:table-cell>
          <table:table-cell office:value-type="float" office:value="281" calcext:value-type="float">
            <text:p>281</text:p>
          </table:table-cell>
          <table:table-cell table:formula="of:=[.C4]-[.B4]" office:value-type="float" office:value="50.9999389648438" calcext:value-type="float">
            <text:p>50.9999389648438</text:p>
          </table:table-cell>
          <table:table-cell table:formula="of:=[.B4]/[.C4]" office:value-type="float" office:value="0.818505555285254" calcext:value-type="float">
            <text:p>0.818505555285254</text:p>
          </table:table-cell>
        </table:table-row>
        <table:table-row table:style-name="ro1">
          <table:table-cell office:value-type="float" office:value="-600" calcext:value-type="float">
            <text:p>-600</text:p>
          </table:table-cell>
          <table:table-cell office:value-type="float" office:value="230.000061035156" calcext:value-type="float">
            <text:p>230.000061035156</text:p>
          </table:table-cell>
          <table:table-cell office:value-type="float" office:value="281" calcext:value-type="float">
            <text:p>281</text:p>
          </table:table-cell>
          <table:table-cell table:formula="of:=[.C5]-[.B5]" office:value-type="float" office:value="50.9999389648438" calcext:value-type="float">
            <text:p>50.9999389648438</text:p>
          </table:table-cell>
          <table:table-cell table:formula="of:=[.B5]/[.C5]" office:value-type="float" office:value="0.818505555285254" calcext:value-type="float">
            <text:p>0.818505555285254</text:p>
          </table:table-cell>
        </table:table-row>
        <table:table-row table:style-name="ro1">
          <table:table-cell office:value-type="float" office:value="-500" calcext:value-type="float">
            <text:p>-500</text:p>
          </table:table-cell>
          <table:table-cell office:value-type="float" office:value="230.000061035156" calcext:value-type="float">
            <text:p>230.000061035156</text:p>
          </table:table-cell>
          <table:table-cell office:value-type="float" office:value="281" calcext:value-type="float">
            <text:p>281</text:p>
          </table:table-cell>
          <table:table-cell table:formula="of:=[.C6]-[.B6]" office:value-type="float" office:value="50.9999389648438" calcext:value-type="float">
            <text:p>50.9999389648438</text:p>
          </table:table-cell>
          <table:table-cell table:formula="of:=[.B6]/[.C6]" office:value-type="float" office:value="0.818505555285254" calcext:value-type="float">
            <text:p>0.818505555285254</text:p>
          </table:table-cell>
        </table:table-row>
        <table:table-row table:style-name="ro1">
          <table:table-cell office:value-type="float" office:value="-400" calcext:value-type="float">
            <text:p>-400</text:p>
          </table:table-cell>
          <table:table-cell office:value-type="float" office:value="230.000061035156" calcext:value-type="float">
            <text:p>230.000061035156</text:p>
          </table:table-cell>
          <table:table-cell office:value-type="float" office:value="281" calcext:value-type="float">
            <text:p>281</text:p>
          </table:table-cell>
          <table:table-cell table:formula="of:=[.C7]-[.B7]" office:value-type="float" office:value="50.9999389648438" calcext:value-type="float">
            <text:p>50.9999389648438</text:p>
          </table:table-cell>
          <table:table-cell table:formula="of:=[.B7]/[.C7]" office:value-type="float" office:value="0.818505555285254" calcext:value-type="float">
            <text:p>0.818505555285254</text:p>
          </table:table-cell>
        </table:table-row>
        <table:table-row table:style-name="ro1">
          <table:table-cell office:value-type="float" office:value="-300" calcext:value-type="float">
            <text:p>-300</text:p>
          </table:table-cell>
          <table:table-cell office:value-type="float" office:value="230.000061035156" calcext:value-type="float">
            <text:p>230.000061035156</text:p>
          </table:table-cell>
          <table:table-cell office:value-type="float" office:value="281" calcext:value-type="float">
            <text:p>281</text:p>
          </table:table-cell>
          <table:table-cell table:formula="of:=[.C8]-[.B8]" office:value-type="float" office:value="50.9999389648438" calcext:value-type="float">
            <text:p>50.9999389648438</text:p>
          </table:table-cell>
          <table:table-cell table:formula="of:=[.B8]/[.C8]" office:value-type="float" office:value="0.818505555285254" calcext:value-type="float">
            <text:p>0.818505555285254</text:p>
          </table:table-cell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230.000061035156" calcext:value-type="float">
            <text:p>230.000061035156</text:p>
          </table:table-cell>
          <table:table-cell office:value-type="float" office:value="281" calcext:value-type="float">
            <text:p>281</text:p>
          </table:table-cell>
          <table:table-cell table:formula="of:=[.C9]-[.B9]" office:value-type="float" office:value="50.9999389648438" calcext:value-type="float">
            <text:p>50.9999389648438</text:p>
          </table:table-cell>
          <table:table-cell table:formula="of:=[.B9]/[.C9]" office:value-type="float" office:value="0.818505555285254" calcext:value-type="float">
            <text:p>0.818505555285254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230.000061035156" calcext:value-type="float">
            <text:p>230.000061035156</text:p>
          </table:table-cell>
          <table:table-cell office:value-type="float" office:value="281" calcext:value-type="float">
            <text:p>281</text:p>
          </table:table-cell>
          <table:table-cell table:formula="of:=[.C10]-[.B10]" office:value-type="float" office:value="50.9999389648438" calcext:value-type="float">
            <text:p>50.9999389648438</text:p>
          </table:table-cell>
          <table:table-cell table:formula="of:=[.B10]/[.C10]" office:value-type="float" office:value="0.818505555285254" calcext:value-type="float">
            <text:p>0.8185055552852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0.000061035156" calcext:value-type="float">
            <text:p>230.000061035156</text:p>
          </table:table-cell>
          <table:table-cell office:value-type="float" office:value="281" calcext:value-type="float">
            <text:p>281</text:p>
          </table:table-cell>
          <table:table-cell table:formula="of:=[.C11]-[.B11]" office:value-type="float" office:value="50.9999389648438" calcext:value-type="float">
            <text:p>50.9999389648438</text:p>
          </table:table-cell>
          <table:table-cell table:formula="of:=[.B11]/[.C11]" office:value-type="float" office:value="0.818505555285254" calcext:value-type="float">
            <text:p>0.8185055552852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8.985961914062" calcext:value-type="float">
            <text:p>238.985961914062</text:p>
          </table:table-cell>
          <table:table-cell office:value-type="float" office:value="281.618713378906" calcext:value-type="float">
            <text:p>281.618713378906</text:p>
          </table:table-cell>
          <table:table-cell table:formula="of:=[.C12]-[.B12]" office:value-type="float" office:value="42.6327514648438" calcext:value-type="float">
            <text:p>42.6327514648438</text:p>
          </table:table-cell>
          <table:table-cell table:formula="of:=[.B12]/[.C12]" office:value-type="float" office:value="0.84861534607083" calcext:value-type="float">
            <text:p>0.8486153460708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47.864135742187" calcext:value-type="float">
            <text:p>247.864135742187</text:p>
          </table:table-cell>
          <table:table-cell office:value-type="float" office:value="282.22998046875" calcext:value-type="float">
            <text:p>282.22998046875</text:p>
          </table:table-cell>
          <table:table-cell table:formula="of:=[.C13]-[.B13]" office:value-type="float" office:value="34.3658447265625" calcext:value-type="float">
            <text:p>34.3658447265625</text:p>
          </table:table-cell>
          <table:table-cell table:formula="of:=[.B13]/[.C13]" office:value-type="float" office:value="0.878234606155289" calcext:value-type="float">
            <text:p>0.87823460615528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6.635559082031" calcext:value-type="float">
            <text:p>256.635559082031</text:p>
          </table:table-cell>
          <table:table-cell office:value-type="float" office:value="282.833923339844" calcext:value-type="float">
            <text:p>282.833923339844</text:p>
          </table:table-cell>
          <table:table-cell table:formula="of:=[.C14]-[.B14]" office:value-type="float" office:value="26.1983642578125" calcext:value-type="float">
            <text:p>26.1983642578125</text:p>
          </table:table-cell>
          <table:table-cell table:formula="of:=[.B14]/[.C14]" office:value-type="float" office:value="0.907371916535155" calcext:value-type="float">
            <text:p>0.90737191653515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65.301025390625" calcext:value-type="float">
            <text:p>265.301025390625</text:p>
          </table:table-cell>
          <table:table-cell office:value-type="float" office:value="283.430572509766" calcext:value-type="float">
            <text:p>283.430572509766</text:p>
          </table:table-cell>
          <table:table-cell table:formula="of:=[.C15]-[.B15]" office:value-type="float" office:value="18.1295471191406" calcext:value-type="float">
            <text:p>18.1295471191406</text:p>
          </table:table-cell>
          <table:table-cell table:formula="of:=[.B15]/[.C15]" office:value-type="float" office:value="0.936035315602674" calcext:value-type="float">
            <text:p>0.9360353156026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73.861694335937" calcext:value-type="float">
            <text:p>273.861694335937</text:p>
          </table:table-cell>
          <table:table-cell office:value-type="float" office:value="284.019989013672" calcext:value-type="float">
            <text:p>284.019989013672</text:p>
          </table:table-cell>
          <table:table-cell table:formula="of:=[.C16]-[.B16]" office:value-type="float" office:value="10.1582946777344" calcext:value-type="float">
            <text:p>10.1582946777344</text:p>
          </table:table-cell>
          <table:table-cell table:formula="of:=[.B16]/[.C16]" office:value-type="float" office:value="0.964233874126214" calcext:value-type="float">
            <text:p>0.96423387412621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82.318420410156" calcext:value-type="float">
            <text:p>282.318420410156</text:p>
          </table:table-cell>
          <table:table-cell office:value-type="float" office:value="284.602264404297" calcext:value-type="float">
            <text:p>284.602264404297</text:p>
          </table:table-cell>
          <table:table-cell table:formula="of:=[.C17]-[.B17]" office:value-type="float" office:value="2.28384399414062" calcext:value-type="float">
            <text:p>2.28384399414062</text:p>
          </table:table-cell>
          <table:table-cell table:formula="of:=[.B17]/[.C17]" office:value-type="float" office:value="0.991975313341512" calcext:value-type="float">
            <text:p>0.99197531334151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90.672241210937" calcext:value-type="float">
            <text:p>290.672241210937</text:p>
          </table:table-cell>
          <table:table-cell office:value-type="float" office:value="285.177429199219" calcext:value-type="float">
            <text:p>285.177429199219</text:p>
          </table:table-cell>
          <table:table-cell table:formula="of:=[.C18]-[.B18]" office:value-type="float" office:value="-5.49481201171875" calcext:value-type="float">
            <text:p>-5.49481201171875</text:p>
          </table:table-cell>
          <table:table-cell table:formula="of:=[.B18]/[.C18]" office:value-type="float" office:value="1.01926804665835" calcext:value-type="float">
            <text:p>1.0192680466583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98.924072265625" calcext:value-type="float">
            <text:p>298.924072265625</text:p>
          </table:table-cell>
          <table:table-cell office:value-type="float" office:value="285.74560546875" calcext:value-type="float">
            <text:p>285.74560546875</text:p>
          </table:table-cell>
          <table:table-cell table:formula="of:=[.C19]-[.B19]" office:value-type="float" office:value="-13.178466796875" calcext:value-type="float">
            <text:p>-13.178466796875</text:p>
          </table:table-cell>
          <table:table-cell table:formula="of:=[.B19]/[.C19]" office:value-type="float" office:value="1.04611957820053" calcext:value-type="float">
            <text:p>1.0461195782005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07.074951171875" calcext:value-type="float">
            <text:p>307.074951171875</text:p>
          </table:table-cell>
          <table:table-cell office:value-type="float" office:value="286.306793212891" calcext:value-type="float">
            <text:p>286.306793212891</text:p>
          </table:table-cell>
          <table:table-cell table:formula="of:=[.C20]-[.B20]" office:value-type="float" office:value="-20.7681579589844" calcext:value-type="float">
            <text:p>-20.7681579589844</text:p>
          </table:table-cell>
          <table:table-cell table:formula="of:=[.B20]/[.C20]" office:value-type="float" office:value="1.07253812501592" calcext:value-type="float">
            <text:p>1.0725381250159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15.125793457031" calcext:value-type="float">
            <text:p>315.125793457031</text:p>
          </table:table-cell>
          <table:table-cell office:value-type="float" office:value="286.861114501953" calcext:value-type="float">
            <text:p>286.861114501953</text:p>
          </table:table-cell>
          <table:table-cell table:formula="of:=[.C21]-[.B21]" office:value-type="float" office:value="-28.2646789550781" calcext:value-type="float">
            <text:p>-28.2646789550781</text:p>
          </table:table-cell>
          <table:table-cell table:formula="of:=[.B21]/[.C21]" office:value-type="float" office:value="1.0985308831563" calcext:value-type="float">
            <text:p>1.098530883156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23.077514648437" calcext:value-type="float">
            <text:p>323.077514648437</text:p>
          </table:table-cell>
          <table:table-cell office:value-type="float" office:value="287.408630371094" calcext:value-type="float">
            <text:p>287.408630371094</text:p>
          </table:table-cell>
          <table:table-cell table:formula="of:=[.C22]-[.B22]" office:value-type="float" office:value="-35.6688842773437" calcext:value-type="float">
            <text:p>-35.6688842773437</text:p>
          </table:table-cell>
          <table:table-cell table:formula="of:=[.B22]/[.C22]" office:value-type="float" office:value="1.12410512597095" calcext:value-type="float">
            <text:p>1.1241051259709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30.931182861328" calcext:value-type="float">
            <text:p>330.931182861328</text:p>
          </table:table-cell>
          <table:table-cell office:value-type="float" office:value="287.949371337891" calcext:value-type="float">
            <text:p>287.949371337891</text:p>
          </table:table-cell>
          <table:table-cell table:formula="of:=[.C23]-[.B23]" office:value-type="float" office:value="-42.9818115234375" calcext:value-type="float">
            <text:p>-42.9818115234375</text:p>
          </table:table-cell>
          <table:table-cell table:formula="of:=[.B23]/[.C23]" office:value-type="float" office:value="1.14926864164951" calcext:value-type="float">
            <text:p>1.1492686416495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38.687652587891" calcext:value-type="float">
            <text:p>338.687652587891</text:p>
          </table:table-cell>
          <table:table-cell office:value-type="float" office:value="288.4833984375" calcext:value-type="float">
            <text:p>288.4833984375</text:p>
          </table:table-cell>
          <table:table-cell table:formula="of:=[.C24]-[.B24]" office:value-type="float" office:value="-50.2042541503906" calcext:value-type="float">
            <text:p>-50.2042541503906</text:p>
          </table:table-cell>
          <table:table-cell table:formula="of:=[.B24]/[.C24]" office:value-type="float" office:value="1.1740282263115" calcext:value-type="float">
            <text:p>1.174028226311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46.347839355469" calcext:value-type="float">
            <text:p>346.347839355469</text:p>
          </table:table-cell>
          <table:table-cell office:value-type="float" office:value="289.010833740234" calcext:value-type="float">
            <text:p>289.010833740234</text:p>
          </table:table-cell>
          <table:table-cell table:formula="of:=[.C25]-[.B25]" office:value-type="float" office:value="-57.3370056152344" calcext:value-type="float">
            <text:p>-57.3370056152344</text:p>
          </table:table-cell>
          <table:table-cell table:formula="of:=[.B25]/[.C25]" office:value-type="float" office:value="1.1983905062423" calcext:value-type="float">
            <text:p>1.198390506242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53.912719726562" calcext:value-type="float">
            <text:p>353.912719726562</text:p>
          </table:table-cell>
          <table:table-cell office:value-type="float" office:value="289.531707763672" calcext:value-type="float">
            <text:p>289.531707763672</text:p>
          </table:table-cell>
          <table:table-cell table:formula="of:=[.C26]-[.B26]" office:value-type="float" office:value="-64.3810119628906" calcext:value-type="float">
            <text:p>-64.3810119628906</text:p>
          </table:table-cell>
          <table:table-cell table:formula="of:=[.B26]/[.C26]" office:value-type="float" office:value="1.22236256077155" calcext:value-type="float">
            <text:p>1.2223625607715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61.383148193359" calcext:value-type="float">
            <text:p>361.383148193359</text:p>
          </table:table-cell>
          <table:table-cell office:value-type="float" office:value="290.046051025391" calcext:value-type="float">
            <text:p>290.046051025391</text:p>
          </table:table-cell>
          <table:table-cell table:formula="of:=[.C27]-[.B27]" office:value-type="float" office:value="-71.3370971679688" calcext:value-type="float">
            <text:p>-71.3370971679688</text:p>
          </table:table-cell>
          <table:table-cell table:formula="of:=[.B27]/[.C27]" office:value-type="float" office:value="1.24595093405262" calcext:value-type="float">
            <text:p>1.2459509340526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68.760040283203" calcext:value-type="float">
            <text:p>368.760040283203</text:p>
          </table:table-cell>
          <table:table-cell office:value-type="float" office:value="290.553955078125" calcext:value-type="float">
            <text:p>290.553955078125</text:p>
          </table:table-cell>
          <table:table-cell table:formula="of:=[.C28]-[.B28]" office:value-type="float" office:value="-78.2060852050781" calcext:value-type="float">
            <text:p>-78.2060852050781</text:p>
          </table:table-cell>
          <table:table-cell table:formula="of:=[.B28]/[.C28]" office:value-type="float" office:value="1.26916200532892" calcext:value-type="float">
            <text:p>1.2691620053289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76.044342041016" calcext:value-type="float">
            <text:p>376.044342041016</text:p>
          </table:table-cell>
          <table:table-cell office:value-type="float" office:value="291.055511474609" calcext:value-type="float">
            <text:p>291.055511474609</text:p>
          </table:table-cell>
          <table:table-cell table:formula="of:=[.C29]-[.B29]" office:value-type="float" office:value="-84.9888305664063" calcext:value-type="float">
            <text:p>-84.9888305664063</text:p>
          </table:table-cell>
          <table:table-cell table:formula="of:=[.B29]/[.C29]" office:value-type="float" office:value="1.29200213435512" calcext:value-type="float">
            <text:p>1.2920021343551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383.236846923828" calcext:value-type="float">
            <text:p>383.236846923828</text:p>
          </table:table-cell>
          <table:table-cell office:value-type="float" office:value="291.550720214844" calcext:value-type="float">
            <text:p>291.550720214844</text:p>
          </table:table-cell>
          <table:table-cell table:formula="of:=[.C30]-[.B30]" office:value-type="float" office:value="-91.6861267089844" calcext:value-type="float">
            <text:p>-91.6861267089844</text:p>
          </table:table-cell>
          <table:table-cell table:formula="of:=[.B30]/[.C30]" office:value-type="float" office:value="1.31447744886866" calcext:value-type="float">
            <text:p>1.3144774488686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90.338531494141" calcext:value-type="float">
            <text:p>390.338531494141</text:p>
          </table:table-cell>
          <table:table-cell office:value-type="float" office:value="292.039703369141" calcext:value-type="float">
            <text:p>292.039703369141</text:p>
          </table:table-cell>
          <table:table-cell table:formula="of:=[.C31]-[.B31]" office:value-type="float" office:value="-98.298828125" calcext:value-type="float">
            <text:p>-98.298828125</text:p>
          </table:table-cell>
          <table:table-cell table:formula="of:=[.B31]/[.C31]" office:value-type="float" office:value="1.3365940555033" calcext:value-type="float">
            <text:p>1.3365940555033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397.350219726562" calcext:value-type="float">
            <text:p>397.350219726562</text:p>
          </table:table-cell>
          <table:table-cell office:value-type="float" office:value="292.5224609375" calcext:value-type="float">
            <text:p>292.5224609375</text:p>
          </table:table-cell>
          <table:table-cell table:formula="of:=[.C32]-[.B32]" office:value-type="float" office:value="-104.827758789063" calcext:value-type="float">
            <text:p>-104.827758789063</text:p>
          </table:table-cell>
          <table:table-cell table:formula="of:=[.B32]/[.C32]" office:value-type="float" office:value="1.35835798199257" calcext:value-type="float">
            <text:p>1.3583579819925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404.272857666016" calcext:value-type="float">
            <text:p>404.272857666016</text:p>
          </table:table-cell>
          <table:table-cell office:value-type="float" office:value="292.999114990234" calcext:value-type="float">
            <text:p>292.999114990234</text:p>
          </table:table-cell>
          <table:table-cell table:formula="of:=[.C33]-[.B33]" office:value-type="float" office:value="-111.273742675781" calcext:value-type="float">
            <text:p>-111.273742675781</text:p>
          </table:table-cell>
          <table:table-cell table:formula="of:=[.B33]/[.C33]" office:value-type="float" office:value="1.37977501290231" calcext:value-type="float">
            <text:p>1.37977501290231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411.107299804688" calcext:value-type="float">
            <text:p>411.107299804688</text:p>
          </table:table-cell>
          <table:table-cell office:value-type="float" office:value="293.469696044922" calcext:value-type="float">
            <text:p>293.469696044922</text:p>
          </table:table-cell>
          <table:table-cell table:formula="of:=[.C34]-[.B34]" office:value-type="float" office:value="-117.637603759766" calcext:value-type="float">
            <text:p>-117.637603759766</text:p>
          </table:table-cell>
          <table:table-cell table:formula="of:=[.B34]/[.C34]" office:value-type="float" office:value="1.40085094081318" calcext:value-type="float">
            <text:p>1.40085094081318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417.854431152344" calcext:value-type="float">
            <text:p>417.854431152344</text:p>
          </table:table-cell>
          <table:table-cell office:value-type="float" office:value="293.934234619141" calcext:value-type="float">
            <text:p>293.934234619141</text:p>
          </table:table-cell>
          <table:table-cell table:formula="of:=[.C35]-[.B35]" office:value-type="float" office:value="-123.920196533203" calcext:value-type="float">
            <text:p>-123.920196533203</text:p>
          </table:table-cell>
          <table:table-cell table:formula="of:=[.B35]/[.C35]" office:value-type="float" office:value="1.42159157368576" calcext:value-type="float">
            <text:p>1.4215915736857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24.515106201172" calcext:value-type="float">
            <text:p>424.515106201172</text:p>
          </table:table-cell>
          <table:table-cell office:value-type="float" office:value="294.392852783203" calcext:value-type="float">
            <text:p>294.392852783203</text:p>
          </table:table-cell>
          <table:table-cell table:formula="of:=[.C36]-[.B36]" office:value-type="float" office:value="-130.122253417969" calcext:value-type="float">
            <text:p>-130.122253417969</text:p>
          </table:table-cell>
          <table:table-cell table:formula="of:=[.B36]/[.C36]" office:value-type="float" office:value="1.44200208051176" calcext:value-type="float">
            <text:p>1.4420020805117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431.090240478516" calcext:value-type="float">
            <text:p>431.090240478516</text:p>
          </table:table-cell>
          <table:table-cell office:value-type="float" office:value="294.845550537109" calcext:value-type="float">
            <text:p>294.845550537109</text:p>
          </table:table-cell>
          <table:table-cell table:formula="of:=[.C37]-[.B37]" office:value-type="float" office:value="-136.244689941406" calcext:value-type="float">
            <text:p>-136.244689941406</text:p>
          </table:table-cell>
          <table:table-cell table:formula="of:=[.B37]/[.C37]" office:value-type="float" office:value="1.46208833639583" calcext:value-type="float">
            <text:p>1.46208833639583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437.580627441406" calcext:value-type="float">
            <text:p>437.580627441406</text:p>
          </table:table-cell>
          <table:table-cell office:value-type="float" office:value="295.292449951172" calcext:value-type="float">
            <text:p>295.292449951172</text:p>
          </table:table-cell>
          <table:table-cell table:formula="of:=[.C38]-[.B38]" office:value-type="float" office:value="-142.288177490234" calcext:value-type="float">
            <text:p>-142.288177490234</text:p>
          </table:table-cell>
          <table:table-cell table:formula="of:=[.B38]/[.C38]" office:value-type="float" office:value="1.48185511520448" calcext:value-type="float">
            <text:p>1.4818551152044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443.987030029297" calcext:value-type="float">
            <text:p>443.987030029297</text:p>
          </table:table-cell>
          <table:table-cell office:value-type="float" office:value="295.733520507813" calcext:value-type="float">
            <text:p>295.733520507813</text:p>
          </table:table-cell>
          <table:table-cell table:formula="of:=[.C39]-[.B39]" office:value-type="float" office:value="-148.253509521484" calcext:value-type="float">
            <text:p>-148.253509521484</text:p>
          </table:table-cell>
          <table:table-cell table:formula="of:=[.B39]/[.C39]" office:value-type="float" office:value="1.50130776270108" calcext:value-type="float">
            <text:p>1.50130776270108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50.310424804688" calcext:value-type="float">
            <text:p>450.310424804688</text:p>
          </table:table-cell>
          <table:table-cell office:value-type="float" office:value="296.168914794922" calcext:value-type="float">
            <text:p>296.168914794922</text:p>
          </table:table-cell>
          <table:table-cell table:formula="of:=[.C40]-[.B40]" office:value-type="float" office:value="-154.141510009766" calcext:value-type="float">
            <text:p>-154.141510009766</text:p>
          </table:table-cell>
          <table:table-cell table:formula="of:=[.B40]/[.C40]" office:value-type="float" office:value="1.5204513448567" calcext:value-type="float">
            <text:p>1.520451344856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56.551513671875" calcext:value-type="float">
            <text:p>456.551513671875</text:p>
          </table:table-cell>
          <table:table-cell office:value-type="float" office:value="296.5986328125" calcext:value-type="float">
            <text:p>296.5986328125</text:p>
          </table:table-cell>
          <table:table-cell table:formula="of:=[.C41]-[.B41]" office:value-type="float" office:value="-159.952880859375" calcext:value-type="float">
            <text:p>-159.952880859375</text:p>
          </table:table-cell>
          <table:table-cell table:formula="of:=[.B41]/[.C41]" office:value-type="float" office:value="1.53929068837108" calcext:value-type="float">
            <text:p>1.5392906883710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62.711181640625" calcext:value-type="float">
            <text:p>462.711181640625</text:p>
          </table:table-cell>
          <table:table-cell office:value-type="float" office:value="297.022735595703" calcext:value-type="float">
            <text:p>297.022735595703</text:p>
          </table:table-cell>
          <table:table-cell table:formula="of:=[.C42]-[.B42]" office:value-type="float" office:value="-165.688446044922" calcext:value-type="float">
            <text:p>-165.688446044922</text:p>
          </table:table-cell>
          <table:table-cell table:formula="of:=[.B42]/[.C42]" office:value-type="float" office:value="1.5578308532935" calcext:value-type="float">
            <text:p>1.5578308532935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468.790191650391" calcext:value-type="float">
            <text:p>468.790191650391</text:p>
          </table:table-cell>
          <table:table-cell office:value-type="float" office:value="297.441284179687" calcext:value-type="float">
            <text:p>297.441284179687</text:p>
          </table:table-cell>
          <table:table-cell table:formula="of:=[.C43]-[.B43]" office:value-type="float" office:value="-171.348907470703" calcext:value-type="float">
            <text:p>-171.348907470703</text:p>
          </table:table-cell>
          <table:table-cell table:formula="of:=[.B43]/[.C43]" office:value-type="float" office:value="1.57607641099071" calcext:value-type="float">
            <text:p>1.57607641099071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474.789398193359" calcext:value-type="float">
            <text:p>474.789398193359</text:p>
          </table:table-cell>
          <table:table-cell office:value-type="float" office:value="297.854339599609" calcext:value-type="float">
            <text:p>297.854339599609</text:p>
          </table:table-cell>
          <table:table-cell table:formula="of:=[.C44]-[.B44]" office:value-type="float" office:value="-176.93505859375" calcext:value-type="float">
            <text:p>-176.93505859375</text:p>
          </table:table-cell>
          <table:table-cell table:formula="of:=[.B44]/[.C44]" office:value-type="float" office:value="1.59403216629845" calcext:value-type="float">
            <text:p>1.59403216629845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480.709686279297" calcext:value-type="float">
            <text:p>480.709686279297</text:p>
          </table:table-cell>
          <table:table-cell office:value-type="float" office:value="298.261962890625" calcext:value-type="float">
            <text:p>298.261962890625</text:p>
          </table:table-cell>
          <table:table-cell table:formula="of:=[.C45]-[.B45]" office:value-type="float" office:value="-182.447723388672" calcext:value-type="float">
            <text:p>-182.447723388672</text:p>
          </table:table-cell>
          <table:table-cell table:formula="of:=[.B45]/[.C45]" office:value-type="float" office:value="1.6117029527348" calcext:value-type="float">
            <text:p>1.6117029527348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486.5517578125" calcext:value-type="float">
            <text:p>486.5517578125</text:p>
          </table:table-cell>
          <table:table-cell office:value-type="float" office:value="298.664215087891" calcext:value-type="float">
            <text:p>298.664215087891</text:p>
          </table:table-cell>
          <table:table-cell table:formula="of:=[.C46]-[.B46]" office:value-type="float" office:value="-187.887542724609" calcext:value-type="float">
            <text:p>-187.887542724609</text:p>
          </table:table-cell>
          <table:table-cell table:formula="of:=[.B46]/[.C46]" office:value-type="float" office:value="1.62909291851157" calcext:value-type="float">
            <text:p>1.62909291851157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492.316436767578" calcext:value-type="float">
            <text:p>492.316436767578</text:p>
          </table:table-cell>
          <table:table-cell office:value-type="float" office:value="299.061126708984" calcext:value-type="float">
            <text:p>299.061126708984</text:p>
          </table:table-cell>
          <table:table-cell table:formula="of:=[.C47]-[.B47]" office:value-type="float" office:value="-193.255310058594" calcext:value-type="float">
            <text:p>-193.255310058594</text:p>
          </table:table-cell>
          <table:table-cell table:formula="of:=[.B47]/[.C47]" office:value-type="float" office:value="1.64620672096461" calcext:value-type="float">
            <text:p>1.64620672096461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498.004547119141" calcext:value-type="float">
            <text:p>498.004547119141</text:p>
          </table:table-cell>
          <table:table-cell office:value-type="float" office:value="299.452758789062" calcext:value-type="float">
            <text:p>299.452758789062</text:p>
          </table:table-cell>
          <table:table-cell table:formula="of:=[.C48]-[.B48]" office:value-type="float" office:value="-198.551788330078" calcext:value-type="float">
            <text:p>-198.551788330078</text:p>
          </table:table-cell>
          <table:table-cell table:formula="of:=[.B48]/[.C48]" office:value-type="float" office:value="1.66304878650305" calcext:value-type="float">
            <text:p>1.66304878650305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503.616882324219" calcext:value-type="float">
            <text:p>503.616882324219</text:p>
          </table:table-cell>
          <table:table-cell office:value-type="float" office:value="299.839202880859" calcext:value-type="float">
            <text:p>299.839202880859</text:p>
          </table:table-cell>
          <table:table-cell table:formula="of:=[.C49]-[.B49]" office:value-type="float" office:value="-203.777679443359" calcext:value-type="float">
            <text:p>-203.777679443359</text:p>
          </table:table-cell>
          <table:table-cell table:formula="of:=[.B49]/[.C49]" office:value-type="float" office:value="1.67962320298834" calcext:value-type="float">
            <text:p>1.67962320298834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509.154174804688" calcext:value-type="float">
            <text:p>509.154174804688</text:p>
          </table:table-cell>
          <table:table-cell office:value-type="float" office:value="300.220458984375" calcext:value-type="float">
            <text:p>300.220458984375</text:p>
          </table:table-cell>
          <table:table-cell table:formula="of:=[.C50]-[.B50]" office:value-type="float" office:value="-208.933715820312" calcext:value-type="float">
            <text:p>-208.933715820312</text:p>
          </table:table-cell>
          <table:table-cell table:formula="of:=[.B50]/[.C50]" office:value-type="float" office:value="1.69593430283573" calcext:value-type="float">
            <text:p>1.6959343028357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14.617309570312" calcext:value-type="float">
            <text:p>514.617309570312</text:p>
          </table:table-cell>
          <table:table-cell office:value-type="float" office:value="300.596588134766" calcext:value-type="float">
            <text:p>300.596588134766</text:p>
          </table:table-cell>
          <table:table-cell table:formula="of:=[.C51]-[.B51]" office:value-type="float" office:value="-214.020721435547" calcext:value-type="float">
            <text:p>-214.020721435547</text:p>
          </table:table-cell>
          <table:table-cell table:formula="of:=[.B51]/[.C51]" office:value-type="float" office:value="1.71198652906731" calcext:value-type="float">
            <text:p>1.71198652906731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520.0068359375" calcext:value-type="float">
            <text:p>520.0068359375</text:p>
          </table:table-cell>
          <table:table-cell office:value-type="float" office:value="300.967681884766" calcext:value-type="float">
            <text:p>300.967681884766</text:p>
          </table:table-cell>
          <table:table-cell table:formula="of:=[.C52]-[.B52]" office:value-type="float" office:value="-219.039154052734" calcext:value-type="float">
            <text:p>-219.039154052734</text:p>
          </table:table-cell>
          <table:table-cell table:formula="of:=[.B52]/[.C52]" office:value-type="float" office:value="1.72778297218171" calcext:value-type="float">
            <text:p>1.72778297218171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525.323608398438" calcext:value-type="float">
            <text:p>525.323608398438</text:p>
          </table:table-cell>
          <table:table-cell office:value-type="float" office:value="301.333770751953" calcext:value-type="float">
            <text:p>301.333770751953</text:p>
          </table:table-cell>
          <table:table-cell table:formula="of:=[.C53]-[.B53]" office:value-type="float" office:value="-223.989837646484" calcext:value-type="float">
            <text:p>-223.989837646484</text:p>
          </table:table-cell>
          <table:table-cell table:formula="of:=[.B53]/[.C53]" office:value-type="float" office:value="1.74332802821116" calcext:value-type="float">
            <text:p>1.74332802821116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530.568481445313" calcext:value-type="float">
            <text:p>530.568481445313</text:p>
          </table:table-cell>
          <table:table-cell office:value-type="float" office:value="301.694885253906" calcext:value-type="float">
            <text:p>301.694885253906</text:p>
          </table:table-cell>
          <table:table-cell table:formula="of:=[.C54]-[.B54]" office:value-type="float" office:value="-228.873596191406" calcext:value-type="float">
            <text:p>-228.873596191406</text:p>
          </table:table-cell>
          <table:table-cell table:formula="of:=[.B54]/[.C54]" office:value-type="float" office:value="1.75862604034134" calcext:value-type="float">
            <text:p>1.75862604034134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535.742065429688" calcext:value-type="float">
            <text:p>535.742065429688</text:p>
          </table:table-cell>
          <table:table-cell office:value-type="float" office:value="302.051086425781" calcext:value-type="float">
            <text:p>302.051086425781</text:p>
          </table:table-cell>
          <table:table-cell table:formula="of:=[.C55]-[.B55]" office:value-type="float" office:value="-233.690979003906" calcext:value-type="float">
            <text:p>-233.690979003906</text:p>
          </table:table-cell>
          <table:table-cell table:formula="of:=[.B55]/[.C55]" office:value-type="float" office:value="1.77368031272196" calcext:value-type="float">
            <text:p>1.77368031272196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540.84521484375" calcext:value-type="float">
            <text:p>540.84521484375</text:p>
          </table:table-cell>
          <table:table-cell office:value-type="float" office:value="302.402465820313" calcext:value-type="float">
            <text:p>302.402465820313</text:p>
          </table:table-cell>
          <table:table-cell table:formula="of:=[.C56]-[.B56]" office:value-type="float" office:value="-238.442749023437" calcext:value-type="float">
            <text:p>-238.442749023437</text:p>
          </table:table-cell>
          <table:table-cell table:formula="of:=[.B56]/[.C56]" office:value-type="float" office:value="1.78849472465982" calcext:value-type="float">
            <text:p>1.78849472465982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545.878662109375" calcext:value-type="float">
            <text:p>545.878662109375</text:p>
          </table:table-cell>
          <table:table-cell office:value-type="float" office:value="302.7490234375" calcext:value-type="float">
            <text:p>302.7490234375</text:p>
          </table:table-cell>
          <table:table-cell table:formula="of:=[.C57]-[.B57]" office:value-type="float" office:value="-243.129638671875" calcext:value-type="float">
            <text:p>-243.129638671875</text:p>
          </table:table-cell>
          <table:table-cell table:formula="of:=[.B57]/[.C57]" office:value-type="float" office:value="1.80307323839169" calcext:value-type="float">
            <text:p>1.80307323839169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550.843078613281" calcext:value-type="float">
            <text:p>550.843078613281</text:p>
          </table:table-cell>
          <table:table-cell office:value-type="float" office:value="303.0908203125" calcext:value-type="float">
            <text:p>303.0908203125</text:p>
          </table:table-cell>
          <table:table-cell table:formula="of:=[.C58]-[.B58]" office:value-type="float" office:value="-247.752258300781" calcext:value-type="float">
            <text:p>-247.752258300781</text:p>
          </table:table-cell>
          <table:table-cell table:formula="of:=[.B58]/[.C58]" office:value-type="float" office:value="1.81741920802926" calcext:value-type="float">
            <text:p>1.81741920802926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555.7392578125" calcext:value-type="float">
            <text:p>555.7392578125</text:p>
          </table:table-cell>
          <table:table-cell office:value-type="float" office:value="303.427947998047" calcext:value-type="float">
            <text:p>303.427947998047</text:p>
          </table:table-cell>
          <table:table-cell table:formula="of:=[.C59]-[.B59]" office:value-type="float" office:value="-252.311309814453" calcext:value-type="float">
            <text:p>-252.311309814453</text:p>
          </table:table-cell>
          <table:table-cell table:formula="of:=[.B59]/[.C59]" office:value-type="float" office:value="1.83153615703217" calcext:value-type="float">
            <text:p>1.83153615703217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560.567993164063" calcext:value-type="float">
            <text:p>560.567993164063</text:p>
          </table:table-cell>
          <table:table-cell office:value-type="float" office:value="303.760406494141" calcext:value-type="float">
            <text:p>303.760406494141</text:p>
          </table:table-cell>
          <table:table-cell table:formula="of:=[.C60]-[.B60]" office:value-type="float" office:value="-256.807586669922" calcext:value-type="float">
            <text:p>-256.807586669922</text:p>
          </table:table-cell>
          <table:table-cell table:formula="of:=[.B60]/[.C60]" office:value-type="float" office:value="1.84542811103617" calcext:value-type="float">
            <text:p>1.8454281110361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65.329833984375" calcext:value-type="float">
            <text:p>565.329833984375</text:p>
          </table:table-cell>
          <table:table-cell office:value-type="float" office:value="304.088287353516" calcext:value-type="float">
            <text:p>304.088287353516</text:p>
          </table:table-cell>
          <table:table-cell table:formula="of:=[.C61]-[.B61]" office:value-type="float" office:value="-261.241546630859" calcext:value-type="float">
            <text:p>-261.241546630859</text:p>
          </table:table-cell>
          <table:table-cell table:formula="of:=[.B61]/[.C61]" office:value-type="float" office:value="1.85909769463483" calcext:value-type="float">
            <text:p>1.85909769463483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570.025634765625" calcext:value-type="float">
            <text:p>570.025634765625</text:p>
          </table:table-cell>
          <table:table-cell office:value-type="float" office:value="304.411590576172" calcext:value-type="float">
            <text:p>304.411590576172</text:p>
          </table:table-cell>
          <table:table-cell table:formula="of:=[.C62]-[.B62]" office:value-type="float" office:value="-265.614044189453" calcext:value-type="float">
            <text:p>-265.614044189453</text:p>
          </table:table-cell>
          <table:table-cell table:formula="of:=[.B62]/[.C62]" office:value-type="float" office:value="1.8725490500763" calcext:value-type="float">
            <text:p>1.8725490500763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574.656005859375" calcext:value-type="float">
            <text:p>574.656005859375</text:p>
          </table:table-cell>
          <table:table-cell office:value-type="float" office:value="304.730407714844" calcext:value-type="float">
            <text:p>304.730407714844</text:p>
          </table:table-cell>
          <table:table-cell table:formula="of:=[.C63]-[.B63]" office:value-type="float" office:value="-269.925598144531" calcext:value-type="float">
            <text:p>-269.925598144531</text:p>
          </table:table-cell>
          <table:table-cell table:formula="of:=[.B63]/[.C63]" office:value-type="float" office:value="1.88578491450423" calcext:value-type="float">
            <text:p>1.88578491450423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579.2216796875" calcext:value-type="float">
            <text:p>579.2216796875</text:p>
          </table:table-cell>
          <table:table-cell office:value-type="float" office:value="305.044769287109" calcext:value-type="float">
            <text:p>305.044769287109</text:p>
          </table:table-cell>
          <table:table-cell table:formula="of:=[.C64]-[.B64]" office:value-type="float" office:value="-274.176910400391" calcext:value-type="float">
            <text:p>-274.176910400391</text:p>
          </table:table-cell>
          <table:table-cell table:formula="of:=[.B64]/[.C64]" office:value-type="float" office:value="1.89880875860007" calcext:value-type="float">
            <text:p>1.89880875860007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583.723266601563" calcext:value-type="float">
            <text:p>583.723266601563</text:p>
          </table:table-cell>
          <table:table-cell office:value-type="float" office:value="305.354705810547" calcext:value-type="float">
            <text:p>305.354705810547</text:p>
          </table:table-cell>
          <table:table-cell table:formula="of:=[.C65]-[.B65]" office:value-type="float" office:value="-278.368560791016" calcext:value-type="float">
            <text:p>-278.368560791016</text:p>
          </table:table-cell>
          <table:table-cell table:formula="of:=[.B65]/[.C65]" office:value-type="float" office:value="1.91162361507448" calcext:value-type="float">
            <text:p>1.91162361507448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588.161560058594" calcext:value-type="float">
            <text:p>588.161560058594</text:p>
          </table:table-cell>
          <table:table-cell office:value-type="float" office:value="305.660308837891" calcext:value-type="float">
            <text:p>305.660308837891</text:p>
          </table:table-cell>
          <table:table-cell table:formula="of:=[.C66]-[.B66]" office:value-type="float" office:value="-282.501251220703" calcext:value-type="float">
            <text:p>-282.501251220703</text:p>
          </table:table-cell>
          <table:table-cell table:formula="of:=[.B66]/[.C66]" office:value-type="float" office:value="1.92423269574896" calcext:value-type="float">
            <text:p>1.92423269574896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592.537292480469" calcext:value-type="float">
            <text:p>592.537292480469</text:p>
          </table:table-cell>
          <table:table-cell office:value-type="float" office:value="305.961578369141" calcext:value-type="float">
            <text:p>305.961578369141</text:p>
          </table:table-cell>
          <table:table-cell table:formula="of:=[.C67]-[.B67]" office:value-type="float" office:value="-286.575714111328" calcext:value-type="float">
            <text:p>-286.575714111328</text:p>
          </table:table-cell>
          <table:table-cell table:formula="of:=[.B67]/[.C67]" office:value-type="float" office:value="1.93663954683087" calcext:value-type="float">
            <text:p>1.93663954683087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596.85107421875" calcext:value-type="float">
            <text:p>596.85107421875</text:p>
          </table:table-cell>
          <table:table-cell office:value-type="float" office:value="306.258605957031" calcext:value-type="float">
            <text:p>306.258605957031</text:p>
          </table:table-cell>
          <table:table-cell table:formula="of:=[.C68]-[.B68]" office:value-type="float" office:value="-290.592468261719" calcext:value-type="float">
            <text:p>-290.592468261719</text:p>
          </table:table-cell>
          <table:table-cell table:formula="of:=[.B68]/[.C68]" office:value-type="float" office:value="1.9488467021315" calcext:value-type="float">
            <text:p>1.9488467021315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601.103637695313" calcext:value-type="float">
            <text:p>601.103637695313</text:p>
          </table:table-cell>
          <table:table-cell office:value-type="float" office:value="306.551391601562" calcext:value-type="float">
            <text:p>306.551391601562</text:p>
          </table:table-cell>
          <table:table-cell table:formula="of:=[.C69]-[.B69]" office:value-type="float" office:value="-294.55224609375" calcext:value-type="float">
            <text:p>-294.55224609375</text:p>
          </table:table-cell>
          <table:table-cell table:formula="of:=[.B69]/[.C69]" office:value-type="float" office:value="1.96085763811045" calcext:value-type="float">
            <text:p>1.96085763811045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605.295532226563" calcext:value-type="float">
            <text:p>605.295532226563</text:p>
          </table:table-cell>
          <table:table-cell office:value-type="float" office:value="306.840026855469" calcext:value-type="float">
            <text:p>306.840026855469</text:p>
          </table:table-cell>
          <table:table-cell table:formula="of:=[.C70]-[.B70]" office:value-type="float" office:value="-298.455505371094" calcext:value-type="float">
            <text:p>-298.455505371094</text:p>
          </table:table-cell>
          <table:table-cell table:formula="of:=[.B70]/[.C70]" office:value-type="float" office:value="1.97267461624775" calcext:value-type="float">
            <text:p>1.9726746162477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609.427612304688" calcext:value-type="float">
            <text:p>609.427612304688</text:p>
          </table:table-cell>
          <table:table-cell office:value-type="float" office:value="307.12451171875" calcext:value-type="float">
            <text:p>307.12451171875</text:p>
          </table:table-cell>
          <table:table-cell table:formula="of:=[.C71]-[.B71]" office:value-type="float" office:value="-302.303100585937" calcext:value-type="float">
            <text:p>-302.303100585937</text:p>
          </table:table-cell>
          <table:table-cell table:formula="of:=[.B71]/[.C71]" office:value-type="float" office:value="1.98430144469476" calcext:value-type="float">
            <text:p>1.98430144469476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613.500366210937" calcext:value-type="float">
            <text:p>613.500366210937</text:p>
          </table:table-cell>
          <table:table-cell office:value-type="float" office:value="307.404937744141" calcext:value-type="float">
            <text:p>307.404937744141</text:p>
          </table:table-cell>
          <table:table-cell table:formula="of:=[.C72]-[.B72]" office:value-type="float" office:value="-306.095428466797" calcext:value-type="float">
            <text:p>-306.095428466797</text:p>
          </table:table-cell>
          <table:table-cell table:formula="of:=[.B72]/[.C72]" office:value-type="float" office:value="1.99574011632034" calcext:value-type="float">
            <text:p>1.99574011632034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617.514587402344" calcext:value-type="float">
            <text:p>617.514587402344</text:p>
          </table:table-cell>
          <table:table-cell office:value-type="float" office:value="307.681335449219" calcext:value-type="float">
            <text:p>307.681335449219</text:p>
          </table:table-cell>
          <table:table-cell table:formula="of:=[.C73]-[.B73]" office:value-type="float" office:value="-309.833251953125" calcext:value-type="float">
            <text:p>-309.833251953125</text:p>
          </table:table-cell>
          <table:table-cell table:formula="of:=[.B73]/[.C73]" office:value-type="float" office:value="2.00699397804148" calcext:value-type="float">
            <text:p>2.00699397804148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621.470764160156" calcext:value-type="float">
            <text:p>621.470764160156</text:p>
          </table:table-cell>
          <table:table-cell office:value-type="float" office:value="307.953735351562" calcext:value-type="float">
            <text:p>307.953735351562</text:p>
          </table:table-cell>
          <table:table-cell table:formula="of:=[.C74]-[.B74]" office:value-type="float" office:value="-313.517028808594" calcext:value-type="float">
            <text:p>-313.517028808594</text:p>
          </table:table-cell>
          <table:table-cell table:formula="of:=[.B74]/[.C74]" office:value-type="float" office:value="2.01806535468933" calcext:value-type="float">
            <text:p>2.01806535468933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625.369689941406" calcext:value-type="float">
            <text:p>625.369689941406</text:p>
          </table:table-cell>
          <table:table-cell office:value-type="float" office:value="308.22216796875" calcext:value-type="float">
            <text:p>308.22216796875</text:p>
          </table:table-cell>
          <table:table-cell table:number-columns-repeated="2"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629.211853027344" calcext:value-type="float">
            <text:p>629.211853027344</text:p>
          </table:table-cell>
          <table:table-cell office:value-type="float" office:value="308.486724853516" calcext:value-type="float">
            <text:p>308.486724853516</text:p>
          </table:table-cell>
          <table:table-cell table:number-columns-repeated="2"/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632.998046875" calcext:value-type="float">
            <text:p>632.998046875</text:p>
          </table:table-cell>
          <table:table-cell office:value-type="float" office:value="308.747406005859" calcext:value-type="float">
            <text:p>308.747406005859</text:p>
          </table:table-cell>
          <table:table-cell table:number-columns-repeated="2"/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636.728759765625" calcext:value-type="float">
            <text:p>636.728759765625</text:p>
          </table:table-cell>
          <table:table-cell office:value-type="float" office:value="309.004272460938" calcext:value-type="float">
            <text:p>309.004272460938</text:p>
          </table:table-cell>
          <table:table-cell table:number-columns-repeated="2"/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640.40478515625" calcext:value-type="float">
            <text:p>640.40478515625</text:p>
          </table:table-cell>
          <table:table-cell office:value-type="float" office:value="309.257385253906" calcext:value-type="float">
            <text:p>309.257385253906</text:p>
          </table:table-cell>
          <table:table-cell table:number-columns-repeated="2"/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644.026611328125" calcext:value-type="float">
            <text:p>644.026611328125</text:p>
          </table:table-cell>
          <table:table-cell office:value-type="float" office:value="309.506744384766" calcext:value-type="float">
            <text:p>309.50674438476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47.594970703125" calcext:value-type="float">
            <text:p>647.594970703125</text:p>
          </table:table-cell>
          <table:table-cell office:value-type="float" office:value="309.75244140625" calcext:value-type="float">
            <text:p>309.75244140625</text:p>
          </table:table-cell>
          <table:table-cell table:number-columns-repeated="2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651.1103515625" calcext:value-type="float">
            <text:p>651.1103515625</text:p>
          </table:table-cell>
          <table:table-cell office:value-type="float" office:value="309.994476318359" calcext:value-type="float">
            <text:p>309.994476318359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654.573486328125" calcext:value-type="float">
            <text:p>654.573486328125</text:p>
          </table:table-cell>
          <table:table-cell office:value-type="float" office:value="310.232940673828" calcext:value-type="float">
            <text:p>310.232940673828</text:p>
          </table:table-cell>
          <table:table-cell table:number-columns-repeated="2"/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657.98486328125" calcext:value-type="float">
            <text:p>657.98486328125</text:p>
          </table:table-cell>
          <table:table-cell office:value-type="float" office:value="310.467803955078" calcext:value-type="float">
            <text:p>310.467803955078</text:p>
          </table:table-cell>
          <table:table-cell table:number-columns-repeated="2"/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661.345031738281" calcext:value-type="float">
            <text:p>661.345031738281</text:p>
          </table:table-cell>
          <table:table-cell office:value-type="float" office:value="310.699157714844" calcext:value-type="float">
            <text:p>310.699157714844</text:p>
          </table:table-cell>
          <table:table-cell table:number-columns-repeated="2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664.654663085938" calcext:value-type="float">
            <text:p>664.654663085938</text:p>
          </table:table-cell>
          <table:table-cell office:value-type="float" office:value="310.927032470703" calcext:value-type="float">
            <text:p>310.927032470703</text:p>
          </table:table-cell>
          <table:table-cell table:number-columns-repeated="2"/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667.914367675781" calcext:value-type="float">
            <text:p>667.914367675781</text:p>
          </table:table-cell>
          <table:table-cell office:value-type="float" office:value="311.151489257812" calcext:value-type="float">
            <text:p>311.151489257812</text:p>
          </table:table-cell>
          <table:table-cell table:number-columns-repeated="2"/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671.124694824219" calcext:value-type="float">
            <text:p>671.124694824219</text:p>
          </table:table-cell>
          <table:table-cell office:value-type="float" office:value="311.372528076172" calcext:value-type="float">
            <text:p>311.372528076172</text:p>
          </table:table-cell>
          <table:table-cell table:number-columns-repeated="2"/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674.286254882813" calcext:value-type="float">
            <text:p>674.286254882813</text:p>
          </table:table-cell>
          <table:table-cell office:value-type="float" office:value="311.590209960938" calcext:value-type="float">
            <text:p>311.590209960938</text:p>
          </table:table-cell>
          <table:table-cell table:number-columns-repeated="2"/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677.399597167969" calcext:value-type="float">
            <text:p>677.399597167969</text:p>
          </table:table-cell>
          <table:table-cell office:value-type="float" office:value="311.804565429687" calcext:value-type="float">
            <text:p>311.804565429687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680.465270996094" calcext:value-type="float">
            <text:p>680.465270996094</text:p>
          </table:table-cell>
          <table:table-cell office:value-type="float" office:value="312.015655517578" calcext:value-type="float">
            <text:p>312.015655517578</text:p>
          </table:table-cell>
          <table:table-cell table:number-columns-repeated="2"/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683.483947753906" calcext:value-type="float">
            <text:p>683.483947753906</text:p>
          </table:table-cell>
          <table:table-cell office:value-type="float" office:value="312.223480224609" calcext:value-type="float">
            <text:p>312.223480224609</text:p>
          </table:table-cell>
          <table:table-cell table:number-columns-repeated="2"/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686.4560546875" calcext:value-type="float">
            <text:p>686.4560546875</text:p>
          </table:table-cell>
          <table:table-cell office:value-type="float" office:value="312.428131103516" calcext:value-type="float">
            <text:p>312.428131103516</text:p>
          </table:table-cell>
          <table:table-cell table:number-columns-repeated="2"/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689.382141113281" calcext:value-type="float">
            <text:p>689.382141113281</text:p>
          </table:table-cell>
          <table:table-cell office:value-type="float" office:value="312.629577636719" calcext:value-type="float">
            <text:p>312.629577636719</text:p>
          </table:table-cell>
          <table:table-cell table:number-columns-repeated="2"/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692.262817382813" calcext:value-type="float">
            <text:p>692.262817382813</text:p>
          </table:table-cell>
          <table:table-cell office:value-type="float" office:value="312.827941894531" calcext:value-type="float">
            <text:p>312.827941894531</text:p>
          </table:table-cell>
          <table:table-cell table:number-columns-repeated="2"/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695.098571777344" calcext:value-type="float">
            <text:p>695.098571777344</text:p>
          </table:table-cell>
          <table:table-cell office:value-type="float" office:value="313.023193359375" calcext:value-type="float">
            <text:p>313.023193359375</text:p>
          </table:table-cell>
          <table:table-cell table:number-columns-repeated="2"/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697.890014648438" calcext:value-type="float">
            <text:p>697.890014648438</text:p>
          </table:table-cell>
          <table:table-cell office:value-type="float" office:value="313.215362548828" calcext:value-type="float">
            <text:p>313.215362548828</text:p>
          </table:table-cell>
          <table:table-cell table:number-columns-repeated="2"/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700.637573242188" calcext:value-type="float">
            <text:p>700.637573242188</text:p>
          </table:table-cell>
          <table:table-cell office:value-type="float" office:value="313.404541015625" calcext:value-type="float">
            <text:p>313.404541015625</text:p>
          </table:table-cell>
          <table:table-cell table:number-columns-repeated="2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703.341918945312" calcext:value-type="float">
            <text:p>703.341918945312</text:p>
          </table:table-cell>
          <table:table-cell office:value-type="float" office:value="313.590759277344" calcext:value-type="float">
            <text:p>313.590759277344</text:p>
          </table:table-cell>
          <table:table-cell table:number-columns-repeated="2"/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706.000122070313" calcext:value-type="float">
            <text:p>706.000122070313</text:p>
          </table:table-cell>
          <table:table-cell office:value-type="float" office:value="313.773773193359" calcext:value-type="float">
            <text:p>313.773773193359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708.607055664062" calcext:value-type="float">
            <text:p>708.607055664062</text:p>
          </table:table-cell>
          <table:table-cell office:value-type="float" office:value="313.953277587891" calcext:value-type="float">
            <text:p>313.953277587891</text:p>
          </table:table-cell>
          <table:table-cell table:number-columns-repeated="2"/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711.163452148438" calcext:value-type="float">
            <text:p>711.163452148438</text:p>
          </table:table-cell>
          <table:table-cell office:value-type="float" office:value="314.129272460938" calcext:value-type="float">
            <text:p>314.129272460938</text:p>
          </table:table-cell>
          <table:table-cell table:number-columns-repeated="2"/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713.670227050781" calcext:value-type="float">
            <text:p>713.670227050781</text:p>
          </table:table-cell>
          <table:table-cell office:value-type="float" office:value="314.301879882812" calcext:value-type="float">
            <text:p>314.301879882812</text:p>
          </table:table-cell>
          <table:table-cell table:number-columns-repeated="2"/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716.128173828125" calcext:value-type="float">
            <text:p>716.128173828125</text:p>
          </table:table-cell>
          <table:table-cell office:value-type="float" office:value="314.471130371094" calcext:value-type="float">
            <text:p>314.471130371094</text:p>
          </table:table-cell>
          <table:table-cell table:number-columns-repeated="2"/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718.538208007813" calcext:value-type="float">
            <text:p>718.538208007813</text:p>
          </table:table-cell>
          <table:table-cell office:value-type="float" office:value="314.637054443359" calcext:value-type="float">
            <text:p>314.637054443359</text:p>
          </table:table-cell>
          <table:table-cell table:number-columns-repeated="2"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720.901123046875" calcext:value-type="float">
            <text:p>720.901123046875</text:p>
          </table:table-cell>
          <table:table-cell office:value-type="float" office:value="314.799743652344" calcext:value-type="float">
            <text:p>314.799743652344</text:p>
          </table:table-cell>
          <table:table-cell table:number-columns-repeated="2"/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723.217834472656" calcext:value-type="float">
            <text:p>723.217834472656</text:p>
          </table:table-cell>
          <table:table-cell office:value-type="float" office:value="314.959259033203" calcext:value-type="float">
            <text:p>314.959259033203</text:p>
          </table:table-cell>
          <table:table-cell table:number-columns-repeated="2"/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725.489135742188" calcext:value-type="float">
            <text:p>725.489135742188</text:p>
          </table:table-cell>
          <table:table-cell office:value-type="float" office:value="315.115631103516" calcext:value-type="float">
            <text:p>315.115631103516</text:p>
          </table:table-cell>
          <table:table-cell table:number-columns-repeated="2"/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727.715942382813" calcext:value-type="float">
            <text:p>727.715942382813</text:p>
          </table:table-cell>
          <table:table-cell office:value-type="float" office:value="315.268981933594" calcext:value-type="float">
            <text:p>315.268981933594</text:p>
          </table:table-cell>
          <table:table-cell table:number-columns-repeated="2"/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729.899108886719" calcext:value-type="float">
            <text:p>729.899108886719</text:p>
          </table:table-cell>
          <table:table-cell office:value-type="float" office:value="315.419281005859" calcext:value-type="float">
            <text:p>315.41928100585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5">00/00/0000</text:date>, <text:time style:data-style-name="N2" text:time-value="22:14:04.8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09:00:23.440000000</meta:creation-date>
    <dc:date>2018-11-25T01:51:33.712000000</dc:date>
    <meta:editing-duration>PT16H7M26S</meta:editing-duration>
    <meta:editing-cycles>6</meta:editing-cycles>
    <meta:generator>LibreOffice/6.0.6.2$Windows_X86_64 LibreOffice_project/0c292870b25a325b5ed35f6b45599d2ea4458e77</meta:generator>
    <meta:document-statistic meta:table-count="4" meta:cell-count="130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65cm" svg:y="4.198cm" style:legend-expansion="high" chart:style-name="ch2"/>
        <chart:plot-area chart:style-name="ch3" table:cell-range-address="Sheet1.B2:Sheet1.C6 Sheet1.C1:Sheet1.C1" chart:data-source-has-labels="row" svg:x="0.32cm" svg:y="0.18cm" svg:width="13.825cm" svg:height="8.64cm">
          <chartooo:coordinate-region svg:x="1.143cm" svg:y="0.382cm" svg:width="11.858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6" chart:label-cell-address="Sheet1.C1:Sheet1.C1" chart:class="chart:scatter">
            <chart:domain table:cell-range-address="Sheet1.B2:Sheet1.B6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52">
                <text:p>2552</text:p>
                <draw:g>
                  <svg:desc>Sheet1.B2:Sheet1.B6</svg:desc>
                </draw:g>
              </table:table-cell>
              <table:table-cell office:value-type="float" office:value="582">
                <text:p>582</text:p>
                <draw:g>
                  <svg:desc>Sheet1.C2:Sheet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40">
                <text:p>7740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7">
                <text:p>72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500">
                <text:p>46500</text:p>
              </table:table-cell>
              <table:table-cell office:value-type="float" office:value="10600">
                <text:p>106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1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711cm" svg:height="16.3cm" xlink:href=".." xlink:type="simple" chart:class="chart:scatter" chart:style-name="ch1">
        <chart:legend chart:legend-position="end" svg:x="22.801cm" svg:y="7.596cm" style:legend-expansion="high" chart:style-name="ch2"/>
        <chart:plot-area chart:style-name="ch3" table:cell-range-address="Sheet3.A1:Sheet3.C74" svg:x="0.514cm" svg:y="0.326cm" svg:width="21.773cm" svg:height="15.648cm">
          <chartooo:coordinate-region svg:x="1.337cm" svg:y="0.529cm" svg:width="20.567cm" svg:height="14.7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B1:Sheet3.B74" chart:class="chart:scatter">
            <chart:domain table:cell-range-address="Sheet3.A1:Sheet3.A74"/>
            <chart:data-point chart:repeated="74"/>
          </chart:series>
          <chart:series chart:style-name="ch8" chart:values-cell-range-address="Sheet3.C1:Sheet3.C74" chart:class="chart:scatter">
            <chart:data-point chart:repeated="7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00">
                <text:p>-2000</text:p>
                <draw:g>
                  <svg:desc>Sheet3.A1:Sheet3.A74</svg:desc>
                </draw:g>
              </table:table-cell>
              <table:table-cell office:value-type="float" office:value="230.000061035156">
                <text:p>230.000061035156</text:p>
                <draw:g>
                  <svg:desc>Sheet3.B1:Sheet3.B74</svg:desc>
                </draw:g>
              </table:table-cell>
              <table:table-cell office:value-type="float" office:value="281">
                <text:p>281</text:p>
                <draw:g>
                  <svg:desc>Sheet3.C1:Sheet3.C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00">
                <text:p>-1000</text:p>
              </table:table-cell>
              <table:table-cell office:value-type="float" office:value="230.000061035156">
                <text:p>230.000061035156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30.000061035156">
                <text:p>230.000061035156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315.125793457031">
                <text:p>315.125793457031</text:p>
              </table:table-cell>
              <table:table-cell office:value-type="float" office:value="286.861114501953">
                <text:p>286.8611145019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390.338531494141">
                <text:p>390.338531494141</text:p>
              </table:table-cell>
              <table:table-cell office:value-type="float" office:value="292.039703369141">
                <text:p>292.0397033691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456.551513671875">
                <text:p>456.551513671875</text:p>
              </table:table-cell>
              <table:table-cell office:value-type="float" office:value="296.5986328125">
                <text:p>296.5986328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">
                <text:p>4000</text:p>
              </table:table-cell>
              <table:table-cell office:value-type="float" office:value="514.617309570312">
                <text:p>514.617309570312</text:p>
              </table:table-cell>
              <table:table-cell office:value-type="float" office:value="300.596588134766">
                <text:p>300.5965881347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565.329833984375">
                <text:p>565.329833984375</text:p>
              </table:table-cell>
              <table:table-cell office:value-type="float" office:value="304.088287353516">
                <text:p>304.0882873535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0">
                <text:p>6000</text:p>
              </table:table-cell>
              <table:table-cell office:value-type="float" office:value="609.427612304688">
                <text:p>609.427612304688</text:p>
              </table:table-cell>
              <table:table-cell office:value-type="float" office:value="307.12451171875">
                <text:p>307.12451171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00">
                <text:p>7000</text:p>
              </table:table-cell>
              <table:table-cell office:value-type="float" office:value="647.594970703125">
                <text:p>647.594970703125</text:p>
              </table:table-cell>
              <table:table-cell office:value-type="float" office:value="309.75244140625">
                <text:p>309.75244140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00">
                <text:p>8000</text:p>
              </table:table-cell>
              <table:table-cell office:value-type="float" office:value="680.465270996094">
                <text:p>680.465270996094</text:p>
              </table:table-cell>
              <table:table-cell office:value-type="float" office:value="312.015655517578">
                <text:p>312.0156555175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00">
                <text:p>9000</text:p>
              </table:table-cell>
              <table:table-cell office:value-type="float" office:value="708.607055664062">
                <text:p>708.607055664062</text:p>
              </table:table-cell>
              <table:table-cell office:value-type="float" office:value="313.953277587891">
                <text:p>313.9532775878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">
                <text:p>10000</text:p>
              </table:table-cell>
              <table:table-cell office:value-type="float" office:value="732.039489746094">
                <text:p>732.039489746094</text:p>
              </table:table-cell>
              <table:table-cell office:value-type="float" office:value="315.566650390625">
                <text:p>315.566650390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00">
                <text:p>11000</text:p>
              </table:table-cell>
              <table:table-cell office:value-type="float" office:value="751.277221679688">
                <text:p>751.277221679688</text:p>
              </table:table-cell>
              <table:table-cell office:value-type="float" office:value="316.891204833984">
                <text:p>316.8912048339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00">
                <text:p>12000</text:p>
              </table:table-cell>
              <table:table-cell office:value-type="float" office:value="767.084899902344">
                <text:p>767.084899902344</text:p>
              </table:table-cell>
              <table:table-cell office:value-type="float" office:value="317.979614257812">
                <text:p>317.9796142578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000">
                <text:p>13000</text:p>
              </table:table-cell>
              <table:table-cell office:value-type="float" office:value="780.072204589844">
                <text:p>780.072204589844</text:p>
              </table:table-cell>
              <table:table-cell office:value-type="float" office:value="318.873809814453">
                <text:p>318.8738098144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000">
                <text:p>14000</text:p>
              </table:table-cell>
              <table:table-cell office:value-type="float" office:value="790.749145507813">
                <text:p>790.749145507813</text:p>
              </table:table-cell>
              <table:table-cell office:value-type="float" office:value="319.608947753906">
                <text:p>319.6089477539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000">
                <text:p>15000</text:p>
              </table:table-cell>
              <table:table-cell office:value-type="float" office:value="799.531005859375">
                <text:p>799.531005859375</text:p>
              </table:table-cell>
              <table:table-cell office:value-type="float" office:value="320.213623046875">
                <text:p>320.213623046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000">
                <text:p>16000</text:p>
              </table:table-cell>
              <table:table-cell office:value-type="float" office:value="806.722839355469">
                <text:p>806.722839355469</text:p>
              </table:table-cell>
              <table:table-cell office:value-type="float" office:value="320.708801269531">
                <text:p>320.7088012695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000">
                <text:p>17000</text:p>
              </table:table-cell>
              <table:table-cell office:value-type="float" office:value="812.622009277344">
                <text:p>812.622009277344</text:p>
              </table:table-cell>
              <table:table-cell office:value-type="float" office:value="321.114959716797">
                <text:p>321.1149597167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000">
                <text:p>18000</text:p>
              </table:table-cell>
              <table:table-cell office:value-type="float" office:value="817.474853515625">
                <text:p>817.474853515625</text:p>
              </table:table-cell>
              <table:table-cell office:value-type="float" office:value="321.449096679687">
                <text:p>321.4490966796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000">
                <text:p>19000</text:p>
              </table:table-cell>
              <table:table-cell office:value-type="float" office:value="821.441040039062">
                <text:p>821.441040039062</text:p>
              </table:table-cell>
              <table:table-cell office:value-type="float" office:value="321.72216796875">
                <text:p>321.72216796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00">
                <text:p>20000</text:p>
              </table:table-cell>
              <table:table-cell office:value-type="float" office:value="824.671691894531">
                <text:p>824.671691894531</text:p>
              </table:table-cell>
              <table:table-cell office:value-type="float" office:value="321.944610595703">
                <text:p>321.9446105957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000">
                <text:p>21000</text:p>
              </table:table-cell>
              <table:table-cell office:value-type="float" office:value="827.318176269531">
                <text:p>827.318176269531</text:p>
              </table:table-cell>
              <table:table-cell office:value-type="float" office:value="322.126831054688">
                <text:p>322.1268310546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000">
                <text:p>22000</text:p>
              </table:table-cell>
              <table:table-cell office:value-type="float" office:value="829.516784667969">
                <text:p>829.516784667969</text:p>
              </table:table-cell>
              <table:table-cell office:value-type="float" office:value="322.278198242187">
                <text:p>322.2781982421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000">
                <text:p>23000</text:p>
              </table:table-cell>
              <table:table-cell office:value-type="float" office:value="831.336608886719">
                <text:p>831.336608886719</text:p>
              </table:table-cell>
              <table:table-cell office:value-type="float" office:value="322.403503417969">
                <text:p>322.4035034179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000">
                <text:p>24000</text:p>
              </table:table-cell>
              <table:table-cell office:value-type="float" office:value="832.8291015625">
                <text:p>832.8291015625</text:p>
              </table:table-cell>
              <table:table-cell office:value-type="float" office:value="322.506256103516">
                <text:p>322.5062561035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000">
                <text:p>25000</text:p>
              </table:table-cell>
              <table:table-cell office:value-type="float" office:value="834.0458984375">
                <text:p>834.0458984375</text:p>
              </table:table-cell>
              <table:table-cell office:value-type="float" office:value="322.590057373047">
                <text:p>322.5900573730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000">
                <text:p>26000</text:p>
              </table:table-cell>
              <table:table-cell office:value-type="float" office:value="835.038696289062">
                <text:p>835.038696289062</text:p>
              </table:table-cell>
              <table:table-cell office:value-type="float" office:value="322.658416748047">
                <text:p>322.6584167480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000">
                <text:p>27000</text:p>
              </table:table-cell>
              <table:table-cell office:value-type="float" office:value="835.859069824219">
                <text:p>835.859069824219</text:p>
              </table:table-cell>
              <table:table-cell office:value-type="float" office:value="322.714874267578">
                <text:p>322.7148742675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000">
                <text:p>28000</text:p>
              </table:table-cell>
              <table:table-cell office:value-type="float" office:value="836.546203613281">
                <text:p>836.546203613281</text:p>
              </table:table-cell>
              <table:table-cell office:value-type="float" office:value="322.76220703125">
                <text:p>322.76220703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000">
                <text:p>29000</text:p>
              </table:table-cell>
              <table:table-cell office:value-type="float" office:value="837.115844726563">
                <text:p>837.115844726563</text:p>
              </table:table-cell>
              <table:table-cell office:value-type="float" office:value="322.801422119141">
                <text:p>322.8014221191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000">
                <text:p>30000</text:p>
              </table:table-cell>
              <table:table-cell office:value-type="float" office:value="837.584106445313">
                <text:p>837.584106445313</text:p>
              </table:table-cell>
              <table:table-cell office:value-type="float" office:value="322.833648681641">
                <text:p>322.8336486816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000">
                <text:p>31000</text:p>
              </table:table-cell>
              <table:table-cell office:value-type="float" office:value="837.966796875">
                <text:p>837.966796875</text:p>
              </table:table-cell>
              <table:table-cell office:value-type="float" office:value="322.860015869141">
                <text:p>322.8600158691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000">
                <text:p>32000</text:p>
              </table:table-cell>
              <table:table-cell office:value-type="float" office:value="838.279846191406">
                <text:p>838.279846191406</text:p>
              </table:table-cell>
              <table:table-cell office:value-type="float" office:value="322.881561279297">
                <text:p>322.8815612792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000">
                <text:p>33000</text:p>
              </table:table-cell>
              <table:table-cell office:value-type="float" office:value="838.539306640625">
                <text:p>838.539306640625</text:p>
              </table:table-cell>
              <table:table-cell office:value-type="float" office:value="322.8994140625">
                <text:p>322.89941406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000">
                <text:p>34000</text:p>
              </table:table-cell>
              <table:table-cell office:value-type="float" office:value="838.760375976563">
                <text:p>838.760375976563</text:p>
              </table:table-cell>
              <table:table-cell office:value-type="float" office:value="322.914642333984">
                <text:p>322.9146423339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000">
                <text:p>35000</text:p>
              </table:table-cell>
              <table:table-cell office:value-type="float" office:value="838.949279785156">
                <text:p>838.949279785156</text:p>
              </table:table-cell>
              <table:table-cell office:value-type="float" office:value="322.927642822266">
                <text:p>322.9276428222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000">
                <text:p>36000</text:p>
              </table:table-cell>
              <table:table-cell office:value-type="float" office:value="839.108825683594">
                <text:p>839.108825683594</text:p>
              </table:table-cell>
              <table:table-cell office:value-type="float" office:value="322.938629150391">
                <text:p>322.9386291503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000">
                <text:p>37000</text:p>
              </table:table-cell>
              <table:table-cell office:value-type="float" office:value="839.242614746094">
                <text:p>839.242614746094</text:p>
              </table:table-cell>
              <table:table-cell office:value-type="float" office:value="322.947845458984">
                <text:p>322.9478454589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000">
                <text:p>38000</text:p>
              </table:table-cell>
              <table:table-cell office:value-type="float" office:value="839.354125976563">
                <text:p>839.354125976563</text:p>
              </table:table-cell>
              <table:table-cell office:value-type="float" office:value="322.955535888672">
                <text:p>322.9555358886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000">
                <text:p>39000</text:p>
              </table:table-cell>
              <table:table-cell office:value-type="float" office:value="839.446899414063">
                <text:p>839.446899414063</text:p>
              </table:table-cell>
              <table:table-cell office:value-type="float" office:value="322.9619140625">
                <text:p>322.96191406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000">
                <text:p>40000</text:p>
              </table:table-cell>
              <table:table-cell office:value-type="float" office:value="839.524475097656">
                <text:p>839.524475097656</text:p>
              </table:table-cell>
              <table:table-cell office:value-type="float" office:value="322.967254638672">
                <text:p>322.9672546386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000">
                <text:p>41000</text:p>
              </table:table-cell>
              <table:table-cell office:value-type="float" office:value="839.590454101563">
                <text:p>839.590454101563</text:p>
              </table:table-cell>
              <table:table-cell office:value-type="float" office:value="322.971801757812">
                <text:p>322.9718017578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000">
                <text:p>42000</text:p>
              </table:table-cell>
              <table:table-cell office:value-type="float" office:value="839.648254394531">
                <text:p>839.648254394531</text:p>
              </table:table-cell>
              <table:table-cell office:value-type="float" office:value="322.975769042969">
                <text:p>322.9757690429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000">
                <text:p>43000</text:p>
              </table:table-cell>
              <table:table-cell office:value-type="float" office:value="839.699768066406">
                <text:p>839.699768066406</text:p>
              </table:table-cell>
              <table:table-cell office:value-type="float" office:value="322.979339599609">
                <text:p>322.9793395996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000">
                <text:p>44000</text:p>
              </table:table-cell>
              <table:table-cell office:value-type="float" office:value="839.744384765625">
                <text:p>839.744384765625</text:p>
              </table:table-cell>
              <table:table-cell office:value-type="float" office:value="322.982391357422">
                <text:p>322.9823913574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000">
                <text:p>45000</text:p>
              </table:table-cell>
              <table:table-cell office:value-type="float" office:value="839.782897949219">
                <text:p>839.782897949219</text:p>
              </table:table-cell>
              <table:table-cell office:value-type="float" office:value="322.985046386719">
                <text:p>322.9850463867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6000">
                <text:p>46000</text:p>
              </table:table-cell>
              <table:table-cell office:value-type="float" office:value="839.815856933594">
                <text:p>839.815856933594</text:p>
              </table:table-cell>
              <table:table-cell office:value-type="float" office:value="322.987335205078">
                <text:p>322.9873352050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7000">
                <text:p>47000</text:p>
              </table:table-cell>
              <table:table-cell office:value-type="float" office:value="839.843994140625">
                <text:p>839.843994140625</text:p>
              </table:table-cell>
              <table:table-cell office:value-type="float" office:value="322.9892578125">
                <text:p>322.9892578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8000">
                <text:p>48000</text:p>
              </table:table-cell>
              <table:table-cell office:value-type="float" office:value="839.868041992188">
                <text:p>839.868041992188</text:p>
              </table:table-cell>
              <table:table-cell office:value-type="float" office:value="322.990905761719">
                <text:p>322.9909057617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000">
                <text:p>49000</text:p>
              </table:table-cell>
              <table:table-cell office:value-type="float" office:value="839.888610839844">
                <text:p>839.888610839844</text:p>
              </table:table-cell>
              <table:table-cell office:value-type="float" office:value="322.992340087891">
                <text:p>322.9923400878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000">
                <text:p>50000</text:p>
              </table:table-cell>
              <table:table-cell office:value-type="float" office:value="839.906311035156">
                <text:p>839.906311035156</text:p>
              </table:table-cell>
              <table:table-cell office:value-type="float" office:value="322.993560791016">
                <text:p>322.9935607910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1000">
                <text:p>51000</text:p>
              </table:table-cell>
              <table:table-cell office:value-type="float" office:value="839.921508789062">
                <text:p>839.921508789062</text:p>
              </table:table-cell>
              <table:table-cell office:value-type="float" office:value="322.994598388672">
                <text:p>322.9945983886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2000">
                <text:p>52000</text:p>
              </table:table-cell>
              <table:table-cell office:value-type="float" office:value="839.934448242187">
                <text:p>839.934448242187</text:p>
              </table:table-cell>
              <table:table-cell office:value-type="float" office:value="322.995483398437">
                <text:p>322.9954833984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3000">
                <text:p>53000</text:p>
              </table:table-cell>
              <table:table-cell office:value-type="float" office:value="839.945373535156">
                <text:p>839.945373535156</text:p>
              </table:table-cell>
              <table:table-cell office:value-type="float" office:value="322.996246337891">
                <text:p>322.9962463378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4000">
                <text:p>54000</text:p>
              </table:table-cell>
              <table:table-cell office:value-type="float" office:value="839.954528808594">
                <text:p>839.954528808594</text:p>
              </table:table-cell>
              <table:table-cell office:value-type="float" office:value="322.996856689453">
                <text:p>322.9968566894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5000">
                <text:p>55000</text:p>
              </table:table-cell>
              <table:table-cell office:value-type="float" office:value="839.962158203125">
                <text:p>839.962158203125</text:p>
              </table:table-cell>
              <table:table-cell office:value-type="float" office:value="322.997406005859">
                <text:p>322.9974060058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6000">
                <text:p>56000</text:p>
              </table:table-cell>
              <table:table-cell office:value-type="float" office:value="839.968627929687">
                <text:p>839.968627929687</text:p>
              </table:table-cell>
              <table:table-cell office:value-type="float" office:value="322.997833251953">
                <text:p>322.9978332519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7000">
                <text:p>57000</text:p>
              </table:table-cell>
              <table:table-cell office:value-type="float" office:value="839.974060058594">
                <text:p>839.974060058594</text:p>
              </table:table-cell>
              <table:table-cell office:value-type="float" office:value="322.998199462891">
                <text:p>322.9981994628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8000">
                <text:p>58000</text:p>
              </table:table-cell>
              <table:table-cell office:value-type="float" office:value="839.978637695313">
                <text:p>839.978637695313</text:p>
              </table:table-cell>
              <table:table-cell office:value-type="float" office:value="322.99853515625">
                <text:p>322.998535156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9000">
                <text:p>59000</text:p>
              </table:table-cell>
              <table:table-cell office:value-type="float" office:value="839.982482910156">
                <text:p>839.982482910156</text:p>
              </table:table-cell>
              <table:table-cell office:value-type="float" office:value="322.998809814453">
                <text:p>322.9988098144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0000">
                <text:p>60000</text:p>
              </table:table-cell>
              <table:table-cell office:value-type="float" office:value="839.985656738281">
                <text:p>839.985656738281</text:p>
              </table:table-cell>
              <table:table-cell office:value-type="float" office:value="322.9990234375">
                <text:p>322.99902343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1000">
                <text:p>61000</text:p>
              </table:table-cell>
              <table:table-cell office:value-type="float" office:value="839.98828125">
                <text:p>839.98828125</text:p>
              </table:table-cell>
              <table:table-cell office:value-type="float" office:value="322.999206542969">
                <text:p>322.9992065429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2000">
                <text:p>62000</text:p>
              </table:table-cell>
              <table:table-cell office:value-type="float" office:value="839.990417480469">
                <text:p>839.990417480469</text:p>
              </table:table-cell>
              <table:table-cell office:value-type="float" office:value="322.999328613281">
                <text:p>322.9993286132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3000">
                <text:p>63000</text:p>
              </table:table-cell>
              <table:table-cell office:value-type="float" office:value="839.992248535156">
                <text:p>839.992248535156</text:p>
              </table:table-cell>
              <table:table-cell office:value-type="float" office:value="322.999481201172">
                <text:p>322.9994812011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4000">
                <text:p>64000</text:p>
              </table:table-cell>
              <table:table-cell office:value-type="float" office:value="839.994018554688">
                <text:p>839.994018554688</text:p>
              </table:table-cell>
              <table:table-cell office:value-type="float" office:value="322.999603271484">
                <text:p>322.9996032714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5000">
                <text:p>65000</text:p>
              </table:table-cell>
              <table:table-cell office:value-type="float" office:value="839.995666503906">
                <text:p>839.995666503906</text:p>
              </table:table-cell>
              <table:table-cell office:value-type="float" office:value="322.999694824219">
                <text:p>322.9996948242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6000">
                <text:p>66000</text:p>
              </table:table-cell>
              <table:table-cell office:value-type="float" office:value="839.9970703125">
                <text:p>839.9970703125</text:p>
              </table:table-cell>
              <table:table-cell office:value-type="float" office:value="322.999786376953">
                <text:p>322.9997863769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7000">
                <text:p>67000</text:p>
              </table:table-cell>
              <table:table-cell office:value-type="float" office:value="839.998291015625">
                <text:p>839.998291015625</text:p>
              </table:table-cell>
              <table:table-cell office:value-type="float" office:value="322.999877929688">
                <text:p>322.9998779296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8000">
                <text:p>68000</text:p>
              </table:table-cell>
              <table:table-cell office:value-type="float" office:value="839.999206542969">
                <text:p>839.999206542969</text:p>
              </table:table-cell>
              <table:table-cell office:value-type="float" office:value="322.999938964844">
                <text:p>322.9999389648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9000">
                <text:p>69000</text:p>
              </table:table-cell>
              <table:table-cell office:value-type="float" office:value="839.999816894531">
                <text:p>839.99981689453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0000">
                <text:p>70000</text:p>
              </table:table-cell>
              <table:table-cell office:value-type="float" office:value="840">
                <text:p>840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1000">
                <text:p>71000</text:p>
              </table:table-cell>
              <table:table-cell office:value-type="float" office:value="840">
                <text:p>840</text:p>
              </table:table-cell>
              <table:table-cell office:value-type="float" office:value="323">
                <text:p>3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1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711cm" svg:height="16.3cm" xlink:href=".." xlink:type="simple" chart:class="chart:scatter" chart:style-name="ch1">
        <chart:legend chart:legend-position="end" svg:x="22.801cm" svg:y="7.596cm" style:legend-expansion="high" chart:style-name="ch2"/>
        <chart:plot-area chart:style-name="ch3" table:cell-range-address="Sheet3_2.A1:Sheet3_2.C74" svg:x="0.514cm" svg:y="0.326cm" svg:width="21.773cm" svg:height="15.648cm">
          <chartooo:coordinate-region svg:x="1.337cm" svg:y="0.529cm" svg:width="20.567cm" svg:height="14.7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_2.B1:Sheet3_2.B74" chart:class="chart:scatter">
            <chart:domain table:cell-range-address="Sheet3_2.A1:Sheet3_2.A74"/>
            <chart:data-point chart:repeated="74"/>
          </chart:series>
          <chart:series chart:style-name="ch8" chart:values-cell-range-address="Sheet3_2.C1:Sheet3_2.C74" chart:class="chart:scatter">
            <chart:data-point chart:repeated="7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0">
                <text:p>-1000</text:p>
                <draw:g>
                  <svg:desc>Sheet3_2.A1:Sheet3_2.A74</svg:desc>
                </draw:g>
              </table:table-cell>
              <table:table-cell office:value-type="float" office:value="230.000061035156">
                <text:p>230.000061035156</text:p>
                <draw:g>
                  <svg:desc>Sheet3_2.B1:Sheet3_2.B74</svg:desc>
                </draw:g>
              </table:table-cell>
              <table:table-cell office:value-type="float" office:value="281">
                <text:p>281</text:p>
                <draw:g>
                  <svg:desc>Sheet3_2.C1:Sheet3_2.C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00">
                <text:p>-900</text:p>
              </table:table-cell>
              <table:table-cell office:value-type="float" office:value="230.000061035156">
                <text:p>230.000061035156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00">
                <text:p>-800</text:p>
              </table:table-cell>
              <table:table-cell office:value-type="float" office:value="230.000061035156">
                <text:p>230.000061035156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00">
                <text:p>-700</text:p>
              </table:table-cell>
              <table:table-cell office:value-type="float" office:value="230.000061035156">
                <text:p>230.000061035156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00">
                <text:p>-600</text:p>
              </table:table-cell>
              <table:table-cell office:value-type="float" office:value="230.000061035156">
                <text:p>230.000061035156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00">
                <text:p>-500</text:p>
              </table:table-cell>
              <table:table-cell office:value-type="float" office:value="230.000061035156">
                <text:p>230.000061035156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00">
                <text:p>-400</text:p>
              </table:table-cell>
              <table:table-cell office:value-type="float" office:value="230.000061035156">
                <text:p>230.000061035156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00">
                <text:p>-300</text:p>
              </table:table-cell>
              <table:table-cell office:value-type="float" office:value="230.000061035156">
                <text:p>230.000061035156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00">
                <text:p>-200</text:p>
              </table:table-cell>
              <table:table-cell office:value-type="float" office:value="230.000061035156">
                <text:p>230.000061035156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00">
                <text:p>-100</text:p>
              </table:table-cell>
              <table:table-cell office:value-type="float" office:value="230.000061035156">
                <text:p>230.000061035156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30.000061035156">
                <text:p>230.000061035156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238.985961914062">
                <text:p>238.985961914062</text:p>
              </table:table-cell>
              <table:table-cell office:value-type="float" office:value="281.618713378906">
                <text:p>281.6187133789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">
                <text:p>200</text:p>
              </table:table-cell>
              <table:table-cell office:value-type="float" office:value="247.864135742187">
                <text:p>247.864135742187</text:p>
              </table:table-cell>
              <table:table-cell office:value-type="float" office:value="282.22998046875">
                <text:p>282.22998046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">
                <text:p>300</text:p>
              </table:table-cell>
              <table:table-cell office:value-type="float" office:value="256.635559082031">
                <text:p>256.635559082031</text:p>
              </table:table-cell>
              <table:table-cell office:value-type="float" office:value="282.833923339844">
                <text:p>282.8339233398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0">
                <text:p>400</text:p>
              </table:table-cell>
              <table:table-cell office:value-type="float" office:value="265.301025390625">
                <text:p>265.301025390625</text:p>
              </table:table-cell>
              <table:table-cell office:value-type="float" office:value="283.430572509766">
                <text:p>283.4305725097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0">
                <text:p>500</text:p>
              </table:table-cell>
              <table:table-cell office:value-type="float" office:value="273.861694335937">
                <text:p>273.861694335937</text:p>
              </table:table-cell>
              <table:table-cell office:value-type="float" office:value="284.019989013672">
                <text:p>284.0199890136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0">
                <text:p>600</text:p>
              </table:table-cell>
              <table:table-cell office:value-type="float" office:value="282.318420410156">
                <text:p>282.318420410156</text:p>
              </table:table-cell>
              <table:table-cell office:value-type="float" office:value="284.602264404297">
                <text:p>284.6022644042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0">
                <text:p>700</text:p>
              </table:table-cell>
              <table:table-cell office:value-type="float" office:value="290.672241210937">
                <text:p>290.672241210937</text:p>
              </table:table-cell>
              <table:table-cell office:value-type="float" office:value="285.177429199219">
                <text:p>285.1774291992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0">
                <text:p>800</text:p>
              </table:table-cell>
              <table:table-cell office:value-type="float" office:value="298.924072265625">
                <text:p>298.924072265625</text:p>
              </table:table-cell>
              <table:table-cell office:value-type="float" office:value="285.74560546875">
                <text:p>285.745605468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0">
                <text:p>900</text:p>
              </table:table-cell>
              <table:table-cell office:value-type="float" office:value="307.074951171875">
                <text:p>307.074951171875</text:p>
              </table:table-cell>
              <table:table-cell office:value-type="float" office:value="286.306793212891">
                <text:p>286.3067932128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315.125793457031">
                <text:p>315.125793457031</text:p>
              </table:table-cell>
              <table:table-cell office:value-type="float" office:value="286.861114501953">
                <text:p>286.8611145019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0">
                <text:p>1100</text:p>
              </table:table-cell>
              <table:table-cell office:value-type="float" office:value="323.077514648437">
                <text:p>323.077514648437</text:p>
              </table:table-cell>
              <table:table-cell office:value-type="float" office:value="287.408630371094">
                <text:p>287.4086303710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00">
                <text:p>1200</text:p>
              </table:table-cell>
              <table:table-cell office:value-type="float" office:value="330.931182861328">
                <text:p>330.931182861328</text:p>
              </table:table-cell>
              <table:table-cell office:value-type="float" office:value="287.949371337891">
                <text:p>287.9493713378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00">
                <text:p>1300</text:p>
              </table:table-cell>
              <table:table-cell office:value-type="float" office:value="338.687652587891">
                <text:p>338.687652587891</text:p>
              </table:table-cell>
              <table:table-cell office:value-type="float" office:value="288.4833984375">
                <text:p>288.4833984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00">
                <text:p>1400</text:p>
              </table:table-cell>
              <table:table-cell office:value-type="float" office:value="346.347839355469">
                <text:p>346.347839355469</text:p>
              </table:table-cell>
              <table:table-cell office:value-type="float" office:value="289.010833740234">
                <text:p>289.0108337402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00">
                <text:p>1500</text:p>
              </table:table-cell>
              <table:table-cell office:value-type="float" office:value="353.912719726562">
                <text:p>353.912719726562</text:p>
              </table:table-cell>
              <table:table-cell office:value-type="float" office:value="289.531707763672">
                <text:p>289.5317077636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00">
                <text:p>1600</text:p>
              </table:table-cell>
              <table:table-cell office:value-type="float" office:value="361.383148193359">
                <text:p>361.383148193359</text:p>
              </table:table-cell>
              <table:table-cell office:value-type="float" office:value="290.046051025391">
                <text:p>290.0460510253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00">
                <text:p>1700</text:p>
              </table:table-cell>
              <table:table-cell office:value-type="float" office:value="368.760040283203">
                <text:p>368.760040283203</text:p>
              </table:table-cell>
              <table:table-cell office:value-type="float" office:value="290.553955078125">
                <text:p>290.553955078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00">
                <text:p>1800</text:p>
              </table:table-cell>
              <table:table-cell office:value-type="float" office:value="376.044342041016">
                <text:p>376.044342041016</text:p>
              </table:table-cell>
              <table:table-cell office:value-type="float" office:value="291.055511474609">
                <text:p>291.0555114746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00">
                <text:p>1900</text:p>
              </table:table-cell>
              <table:table-cell office:value-type="float" office:value="383.236846923828">
                <text:p>383.236846923828</text:p>
              </table:table-cell>
              <table:table-cell office:value-type="float" office:value="291.550720214844">
                <text:p>291.5507202148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00">
                <text:p>2000</text:p>
              </table:table-cell>
              <table:table-cell office:value-type="float" office:value="390.338531494141">
                <text:p>390.338531494141</text:p>
              </table:table-cell>
              <table:table-cell office:value-type="float" office:value="292.039703369141">
                <text:p>292.0397033691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00">
                <text:p>2100</text:p>
              </table:table-cell>
              <table:table-cell office:value-type="float" office:value="397.350219726562">
                <text:p>397.350219726562</text:p>
              </table:table-cell>
              <table:table-cell office:value-type="float" office:value="292.5224609375">
                <text:p>292.5224609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00">
                <text:p>2200</text:p>
              </table:table-cell>
              <table:table-cell office:value-type="float" office:value="404.272857666016">
                <text:p>404.272857666016</text:p>
              </table:table-cell>
              <table:table-cell office:value-type="float" office:value="292.999114990234">
                <text:p>292.9991149902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00">
                <text:p>2300</text:p>
              </table:table-cell>
              <table:table-cell office:value-type="float" office:value="411.107299804688">
                <text:p>411.107299804688</text:p>
              </table:table-cell>
              <table:table-cell office:value-type="float" office:value="293.469696044922">
                <text:p>293.4696960449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00">
                <text:p>2400</text:p>
              </table:table-cell>
              <table:table-cell office:value-type="float" office:value="417.854431152344">
                <text:p>417.854431152344</text:p>
              </table:table-cell>
              <table:table-cell office:value-type="float" office:value="293.934234619141">
                <text:p>293.9342346191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00">
                <text:p>2500</text:p>
              </table:table-cell>
              <table:table-cell office:value-type="float" office:value="424.515106201172">
                <text:p>424.515106201172</text:p>
              </table:table-cell>
              <table:table-cell office:value-type="float" office:value="294.392852783203">
                <text:p>294.3928527832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00">
                <text:p>2600</text:p>
              </table:table-cell>
              <table:table-cell office:value-type="float" office:value="431.090240478516">
                <text:p>431.090240478516</text:p>
              </table:table-cell>
              <table:table-cell office:value-type="float" office:value="294.845550537109">
                <text:p>294.8455505371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00">
                <text:p>2700</text:p>
              </table:table-cell>
              <table:table-cell office:value-type="float" office:value="437.580627441406">
                <text:p>437.580627441406</text:p>
              </table:table-cell>
              <table:table-cell office:value-type="float" office:value="295.292449951172">
                <text:p>295.2924499511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00">
                <text:p>2800</text:p>
              </table:table-cell>
              <table:table-cell office:value-type="float" office:value="443.987030029297">
                <text:p>443.987030029297</text:p>
              </table:table-cell>
              <table:table-cell office:value-type="float" office:value="295.733520507813">
                <text:p>295.7335205078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00">
                <text:p>2900</text:p>
              </table:table-cell>
              <table:table-cell office:value-type="float" office:value="450.310424804688">
                <text:p>450.310424804688</text:p>
              </table:table-cell>
              <table:table-cell office:value-type="float" office:value="296.168914794922">
                <text:p>296.1689147949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00">
                <text:p>3000</text:p>
              </table:table-cell>
              <table:table-cell office:value-type="float" office:value="456.551513671875">
                <text:p>456.551513671875</text:p>
              </table:table-cell>
              <table:table-cell office:value-type="float" office:value="296.5986328125">
                <text:p>296.59863281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00">
                <text:p>3100</text:p>
              </table:table-cell>
              <table:table-cell office:value-type="float" office:value="462.711181640625">
                <text:p>462.711181640625</text:p>
              </table:table-cell>
              <table:table-cell office:value-type="float" office:value="297.022735595703">
                <text:p>297.0227355957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00">
                <text:p>3200</text:p>
              </table:table-cell>
              <table:table-cell office:value-type="float" office:value="468.790191650391">
                <text:p>468.790191650391</text:p>
              </table:table-cell>
              <table:table-cell office:value-type="float" office:value="297.441284179687">
                <text:p>297.4412841796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00">
                <text:p>3300</text:p>
              </table:table-cell>
              <table:table-cell office:value-type="float" office:value="474.789398193359">
                <text:p>474.789398193359</text:p>
              </table:table-cell>
              <table:table-cell office:value-type="float" office:value="297.854339599609">
                <text:p>297.8543395996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00">
                <text:p>3400</text:p>
              </table:table-cell>
              <table:table-cell office:value-type="float" office:value="480.709686279297">
                <text:p>480.709686279297</text:p>
              </table:table-cell>
              <table:table-cell office:value-type="float" office:value="298.261962890625">
                <text:p>298.261962890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00">
                <text:p>3500</text:p>
              </table:table-cell>
              <table:table-cell office:value-type="float" office:value="486.5517578125">
                <text:p>486.5517578125</text:p>
              </table:table-cell>
              <table:table-cell office:value-type="float" office:value="298.664215087891">
                <text:p>298.6642150878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00">
                <text:p>3600</text:p>
              </table:table-cell>
              <table:table-cell office:value-type="float" office:value="492.316436767578">
                <text:p>492.316436767578</text:p>
              </table:table-cell>
              <table:table-cell office:value-type="float" office:value="299.061126708984">
                <text:p>299.0611267089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00">
                <text:p>3700</text:p>
              </table:table-cell>
              <table:table-cell office:value-type="float" office:value="498.004547119141">
                <text:p>498.004547119141</text:p>
              </table:table-cell>
              <table:table-cell office:value-type="float" office:value="299.452758789062">
                <text:p>299.4527587890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00">
                <text:p>3800</text:p>
              </table:table-cell>
              <table:table-cell office:value-type="float" office:value="503.616882324219">
                <text:p>503.616882324219</text:p>
              </table:table-cell>
              <table:table-cell office:value-type="float" office:value="299.839202880859">
                <text:p>299.8392028808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00">
                <text:p>3900</text:p>
              </table:table-cell>
              <table:table-cell office:value-type="float" office:value="509.154174804688">
                <text:p>509.154174804688</text:p>
              </table:table-cell>
              <table:table-cell office:value-type="float" office:value="300.220458984375">
                <text:p>300.2204589843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00">
                <text:p>4000</text:p>
              </table:table-cell>
              <table:table-cell office:value-type="float" office:value="514.617309570312">
                <text:p>514.617309570312</text:p>
              </table:table-cell>
              <table:table-cell office:value-type="float" office:value="300.596588134766">
                <text:p>300.5965881347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00">
                <text:p>4100</text:p>
              </table:table-cell>
              <table:table-cell office:value-type="float" office:value="520.0068359375">
                <text:p>520.0068359375</text:p>
              </table:table-cell>
              <table:table-cell office:value-type="float" office:value="300.967681884766">
                <text:p>300.9676818847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00">
                <text:p>4200</text:p>
              </table:table-cell>
              <table:table-cell office:value-type="float" office:value="525.323608398438">
                <text:p>525.323608398438</text:p>
              </table:table-cell>
              <table:table-cell office:value-type="float" office:value="301.333770751953">
                <text:p>301.3337707519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00">
                <text:p>4300</text:p>
              </table:table-cell>
              <table:table-cell office:value-type="float" office:value="530.568481445313">
                <text:p>530.568481445313</text:p>
              </table:table-cell>
              <table:table-cell office:value-type="float" office:value="301.694885253906">
                <text:p>301.6948852539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00">
                <text:p>4400</text:p>
              </table:table-cell>
              <table:table-cell office:value-type="float" office:value="535.742065429688">
                <text:p>535.742065429688</text:p>
              </table:table-cell>
              <table:table-cell office:value-type="float" office:value="302.051086425781">
                <text:p>302.0510864257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00">
                <text:p>4500</text:p>
              </table:table-cell>
              <table:table-cell office:value-type="float" office:value="540.84521484375">
                <text:p>540.84521484375</text:p>
              </table:table-cell>
              <table:table-cell office:value-type="float" office:value="302.402465820313">
                <text:p>302.4024658203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600">
                <text:p>4600</text:p>
              </table:table-cell>
              <table:table-cell office:value-type="float" office:value="545.878662109375">
                <text:p>545.878662109375</text:p>
              </table:table-cell>
              <table:table-cell office:value-type="float" office:value="302.7490234375">
                <text:p>302.74902343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700">
                <text:p>4700</text:p>
              </table:table-cell>
              <table:table-cell office:value-type="float" office:value="550.843078613281">
                <text:p>550.843078613281</text:p>
              </table:table-cell>
              <table:table-cell office:value-type="float" office:value="303.0908203125">
                <text:p>303.09082031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800">
                <text:p>4800</text:p>
              </table:table-cell>
              <table:table-cell office:value-type="float" office:value="555.7392578125">
                <text:p>555.7392578125</text:p>
              </table:table-cell>
              <table:table-cell office:value-type="float" office:value="303.427947998047">
                <text:p>303.4279479980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900">
                <text:p>4900</text:p>
              </table:table-cell>
              <table:table-cell office:value-type="float" office:value="560.567993164063">
                <text:p>560.567993164063</text:p>
              </table:table-cell>
              <table:table-cell office:value-type="float" office:value="303.760406494141">
                <text:p>303.7604064941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000">
                <text:p>5000</text:p>
              </table:table-cell>
              <table:table-cell office:value-type="float" office:value="565.329833984375">
                <text:p>565.329833984375</text:p>
              </table:table-cell>
              <table:table-cell office:value-type="float" office:value="304.088287353516">
                <text:p>304.0882873535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100">
                <text:p>5100</text:p>
              </table:table-cell>
              <table:table-cell office:value-type="float" office:value="570.025634765625">
                <text:p>570.025634765625</text:p>
              </table:table-cell>
              <table:table-cell office:value-type="float" office:value="304.411590576172">
                <text:p>304.4115905761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200">
                <text:p>5200</text:p>
              </table:table-cell>
              <table:table-cell office:value-type="float" office:value="574.656005859375">
                <text:p>574.656005859375</text:p>
              </table:table-cell>
              <table:table-cell office:value-type="float" office:value="304.730407714844">
                <text:p>304.7304077148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300">
                <text:p>5300</text:p>
              </table:table-cell>
              <table:table-cell office:value-type="float" office:value="579.2216796875">
                <text:p>579.2216796875</text:p>
              </table:table-cell>
              <table:table-cell office:value-type="float" office:value="305.044769287109">
                <text:p>305.0447692871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400">
                <text:p>5400</text:p>
              </table:table-cell>
              <table:table-cell office:value-type="float" office:value="583.723266601563">
                <text:p>583.723266601563</text:p>
              </table:table-cell>
              <table:table-cell office:value-type="float" office:value="305.354705810547">
                <text:p>305.3547058105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500">
                <text:p>5500</text:p>
              </table:table-cell>
              <table:table-cell office:value-type="float" office:value="588.161560058594">
                <text:p>588.161560058594</text:p>
              </table:table-cell>
              <table:table-cell office:value-type="float" office:value="305.660308837891">
                <text:p>305.6603088378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600">
                <text:p>5600</text:p>
              </table:table-cell>
              <table:table-cell office:value-type="float" office:value="592.537292480469">
                <text:p>592.537292480469</text:p>
              </table:table-cell>
              <table:table-cell office:value-type="float" office:value="305.961578369141">
                <text:p>305.9615783691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700">
                <text:p>5700</text:p>
              </table:table-cell>
              <table:table-cell office:value-type="float" office:value="596.85107421875">
                <text:p>596.85107421875</text:p>
              </table:table-cell>
              <table:table-cell office:value-type="float" office:value="306.258605957031">
                <text:p>306.2586059570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800">
                <text:p>5800</text:p>
              </table:table-cell>
              <table:table-cell office:value-type="float" office:value="601.103637695313">
                <text:p>601.103637695313</text:p>
              </table:table-cell>
              <table:table-cell office:value-type="float" office:value="306.551391601562">
                <text:p>306.5513916015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900">
                <text:p>5900</text:p>
              </table:table-cell>
              <table:table-cell office:value-type="float" office:value="605.295532226563">
                <text:p>605.295532226563</text:p>
              </table:table-cell>
              <table:table-cell office:value-type="float" office:value="306.840026855469">
                <text:p>306.8400268554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000">
                <text:p>6000</text:p>
              </table:table-cell>
              <table:table-cell office:value-type="float" office:value="609.427612304688">
                <text:p>609.427612304688</text:p>
              </table:table-cell>
              <table:table-cell office:value-type="float" office:value="307.12451171875">
                <text:p>307.124511718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100">
                <text:p>6100</text:p>
              </table:table-cell>
              <table:table-cell office:value-type="float" office:value="613.500366210937">
                <text:p>613.500366210937</text:p>
              </table:table-cell>
              <table:table-cell office:value-type="float" office:value="307.404937744141">
                <text:p>307.4049377441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200">
                <text:p>6200</text:p>
              </table:table-cell>
              <table:table-cell office:value-type="float" office:value="617.514587402344">
                <text:p>617.514587402344</text:p>
              </table:table-cell>
              <table:table-cell office:value-type="float" office:value="307.681335449219">
                <text:p>307.6813354492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300">
                <text:p>6300</text:p>
              </table:table-cell>
              <table:table-cell office:value-type="float" office:value="621.470764160156">
                <text:p>621.470764160156</text:p>
              </table:table-cell>
              <table:table-cell office:value-type="float" office:value="307.953735351562">
                <text:p>307.9537353515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